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Acour" svg:font-family="Acour"/>
    <style:font-face style:name="Arial" svg:font-family="Arial, sans-serif, sans"/>
    <style:font-face style:name="StarSymbol1" svg:font-family="Star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office:font-face-decls>
  <office:automatic-styles>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9" style:family="table">
      <style:table-properties style:width="1.5625in" fo:margin-left="1.441in" fo:margin-right="1.4965in" table:align="margins"/>
    </style:style>
    <style:style style:name="Table19.A" style:family="table-column">
      <style:table-column-properties style:column-width="0.8132in" style:rel-column-width="34108*"/>
    </style:style>
    <style:style style:name="Table19.B" style:family="table-column">
      <style:table-column-properties style:column-width="0.7493in" style:rel-column-width="31427*"/>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7" style:family="table">
      <style:table-properties style:width="0.5049in" table:align="left"/>
    </style:style>
    <style:style style:name="Table7.A" style:family="table-column">
      <style:table-column-properties style:column-width="0.1681in"/>
    </style:style>
    <style:style style:name="Table7.C" style:family="table-column">
      <style:table-column-properties style:column-width="0.1688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15" style:family="table">
      <style:table-properties style:width="1.0236in" table:align="left"/>
    </style:style>
    <style:style style:name="Table15.A" style:family="table-column">
      <style:table-column-properties style:column-width="0.341in"/>
    </style:style>
    <style:style style:name="Table15.C" style:family="table-column">
      <style:table-column-properties style:column-width="0.3417in"/>
    </style:style>
    <style:style style:name="Table15.1" style:family="table-row">
      <style:table-row-properties style:min-row-height="0.2347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43" style:family="table">
      <style:table-properties style:width="1.0236in" table:align="left"/>
    </style:style>
    <style:style style:name="Table43.A" style:family="table-column">
      <style:table-column-properties style:column-width="0.341in"/>
    </style:style>
    <style:style style:name="Table43.C" style:family="table-column">
      <style:table-column-properties style:column-width="0.3417in"/>
    </style:style>
    <style:style style:name="Table43.1" style:family="table-row">
      <style:table-row-properties style:min-row-height="0.2347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1.5625in" fo:margin-left="1.441in" fo:margin-right="1.4965in" table:align="margins"/>
    </style:style>
    <style:style style:name="Table2.A" style:family="table-column">
      <style:table-column-properties style:column-width="0.8132in" style:rel-column-width="34108*"/>
    </style:style>
    <style:style style:name="Table2.B" style:family="table-column">
      <style:table-column-properties style:column-width="0.7493in" style:rel-column-width="3142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2" style:family="table">
      <style:table-properties style:width="1.5625in" fo:margin-left="1.441in" fo:margin-right="1.4965in" table:align="margins"/>
    </style:style>
    <style:style style:name="Table22.A" style:family="table-column">
      <style:table-column-properties style:column-width="0.8132in" style:rel-column-width="34108*"/>
    </style:style>
    <style:style style:name="Table22.B" style:family="table-column">
      <style:table-column-properties style:column-width="0.7493in" style:rel-column-width="31427*"/>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1.5625in" fo:margin-left="1.441in" fo:margin-right="1.4965in" table:align="margins"/>
    </style:style>
    <style:style style:name="Table23.A" style:family="table-column">
      <style:table-column-properties style:column-width="0.8132in" style:rel-column-width="34108*"/>
    </style:style>
    <style:style style:name="Table23.B" style:family="table-column">
      <style:table-column-properties style:column-width="0.7493in" style:rel-column-width="31427*"/>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1.5625in" fo:margin-left="1.441in" fo:margin-right="1.4965in" table:align="margins"/>
    </style:style>
    <style:style style:name="Table24.A" style:family="table-column">
      <style:table-column-properties style:column-width="0.8132in" style:rel-column-width="34108*"/>
    </style:style>
    <style:style style:name="Table24.B" style:family="table-column">
      <style:table-column-properties style:column-width="0.7493in" style:rel-column-width="31427*"/>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50" style:family="table">
      <style:table-properties style:width="1.0236in" table:align="left"/>
    </style:style>
    <style:style style:name="Table50.A" style:family="table-column">
      <style:table-column-properties style:column-width="0.341in"/>
    </style:style>
    <style:style style:name="Table50.C" style:family="table-column">
      <style:table-column-properties style:column-width="0.3417in"/>
    </style:style>
    <style:style style:name="Table50.1" style:family="table-row">
      <style:table-row-properties style:min-row-height="0.2347in"/>
    </style:style>
    <style:style style:name="Table50.A1" style:family="table-cell">
      <style:table-cell-properties fo:padding="0.0382in" fo:border-left="0.05pt solid #000000" fo:border-right="none" fo:border-top="0.05pt solid #000000" fo:border-bottom="0.05pt solid #000000"/>
    </style:style>
    <style:style style:name="Table50.C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C2" style:family="table-cell">
      <style:table-cell-properties fo:padding="0.0382in" fo:border-left="0.05pt solid #000000" fo:border-right="0.05pt solid #000000" fo:border-top="none" fo:border-bottom="0.05pt solid #000000"/>
    </style:style>
    <style:style style:name="Table51" style:family="table">
      <style:table-properties style:width="1.0236in" table:align="left"/>
    </style:style>
    <style:style style:name="Table51.A" style:family="table-column">
      <style:table-column-properties style:column-width="0.341in"/>
    </style:style>
    <style:style style:name="Table51.C" style:family="table-column">
      <style:table-column-properties style:column-width="0.3417in"/>
    </style:style>
    <style:style style:name="Table51.1" style:family="table-row">
      <style:table-row-properties style:min-row-height="0.2347in"/>
    </style:style>
    <style:style style:name="Table51.A1" style:family="table-cell">
      <style:table-cell-properties fo:padding="0.0382in" fo:border-left="0.05pt solid #000000" fo:border-right="none" fo:border-top="0.05pt solid #000000" fo:border-bottom="0.05pt solid #000000"/>
    </style:style>
    <style:style style:name="Table51.C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C2" style:family="table-cell">
      <style:table-cell-properties fo:padding="0.0382in" fo:border-left="0.05pt solid #000000" fo:border-right="0.05pt solid #000000" fo:border-top="none" fo:border-bottom="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0.45in" style:rel-column-width="6553*"/>
    </style:style>
    <style:style style:name="Table8.J" style:family="table-column">
      <style:table-column-properties style:column-width="0.45in" style:rel-column-width="6558*"/>
    </style:style>
    <style:style style:name="Table8.A1" style:family="table-cell">
      <style:table-cell-properties fo:padding="0.0382in" fo:border-left="0.05pt solid #000000" fo:border-right="none" fo:border-top="0.05pt solid #000000" fo:border-bottom="0.05pt solid #000000"/>
    </style:style>
    <style:style style:name="Table8.J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J2" style:family="table-cell">
      <style:table-cell-properties fo:padding="0.0382in" fo:border-left="0.05pt solid #000000" fo:border-right="0.05pt solid #000000" fo:border-top="none" fo:border-bottom="0.05pt solid #000000"/>
    </style:style>
    <style:style style:name="Table8.G3" style:family="table-cell">
      <style:table-cell-properties fo:background-color="#000000" fo:padding="0.0382in" fo:border-left="0.05pt solid #000000" fo:border-right="none" fo:border-top="none" fo:border-bottom="0.05pt solid #000000">
        <style:background-image/>
      </style:table-cell-properties>
    </style:style>
    <style:style style:name="Table9" style:family="table">
      <style:table-properties style:width="4.5in" table:align="margins"/>
    </style:style>
    <style:style style:name="Table9.A" style:family="table-column">
      <style:table-column-properties style:column-width="0.1125in" style:rel-column-width="1638*"/>
    </style:style>
    <style:style style:name="Table9.n" style:family="table-column">
      <style:table-column-properties style:column-width="0.1132in" style:rel-column-width="1653*"/>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9.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9.n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44" style:family="table">
      <style:table-properties style:width="1.0236in" table:align="left"/>
    </style:style>
    <style:style style:name="Table44.A" style:family="table-column">
      <style:table-column-properties style:column-width="0.341in"/>
    </style:style>
    <style:style style:name="Table44.C" style:family="table-column">
      <style:table-column-properties style:column-width="0.3417in"/>
    </style:style>
    <style:style style:name="Table44.1" style:family="table-row">
      <style:table-row-properties style:min-row-height="0.2347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C2" style:family="table-cell">
      <style:table-cell-properties fo:padding="0.0382in" fo:border-left="0.05pt solid #000000" fo:border-right="0.05pt solid #000000" fo:border-top="none" fo:border-bottom="0.05pt solid #000000"/>
    </style:style>
    <style:style style:name="Table45" style:family="table">
      <style:table-properties style:width="1.0236in" table:align="left"/>
    </style:style>
    <style:style style:name="Table45.A" style:family="table-column">
      <style:table-column-properties style:column-width="0.341in"/>
    </style:style>
    <style:style style:name="Table45.C" style:family="table-column">
      <style:table-column-properties style:column-width="0.3417in"/>
    </style:style>
    <style:style style:name="Table45.1" style:family="table-row">
      <style:table-row-properties style:min-row-height="0.2347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C2" style:family="table-cell">
      <style:table-cell-properties fo:padding="0.0382in" fo:border-left="0.05pt solid #000000" fo:border-right="0.05pt solid #000000" fo:border-top="none" fo:border-bottom="0.05pt solid #000000"/>
    </style:style>
    <style:style style:name="Table46" style:family="table">
      <style:table-properties style:width="1.0236in" table:align="left"/>
    </style:style>
    <style:style style:name="Table46.A" style:family="table-column">
      <style:table-column-properties style:column-width="0.341in"/>
    </style:style>
    <style:style style:name="Table46.C" style:family="table-column">
      <style:table-column-properties style:column-width="0.3417in"/>
    </style:style>
    <style:style style:name="Table46.1" style:family="table-row">
      <style:table-row-properties style:min-row-height="0.2347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C2" style:family="table-cell">
      <style:table-cell-properties fo:padding="0.0382in" fo:border-left="0.05pt solid #000000" fo:border-right="0.05pt solid #000000" fo:border-top="none" fo:border-bottom="0.05pt solid #000000"/>
    </style:style>
    <style:style style:name="Table47" style:family="table">
      <style:table-properties style:width="1.0236in" table:align="left"/>
    </style:style>
    <style:style style:name="Table47.A" style:family="table-column">
      <style:table-column-properties style:column-width="0.341in"/>
    </style:style>
    <style:style style:name="Table47.C" style:family="table-column">
      <style:table-column-properties style:column-width="0.3417in"/>
    </style:style>
    <style:style style:name="Table47.1" style:family="table-row">
      <style:table-row-properties style:min-row-height="0.2347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C2" style:family="table-cell">
      <style:table-cell-properties fo:padding="0.0382in" fo:border-left="0.05pt solid #000000" fo:border-right="0.05pt solid #000000" fo:border-top="none" fo:border-bottom="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16" style:family="table">
      <style:table-properties style:width="1.7056in" table:align="left"/>
    </style:style>
    <style:style style:name="Table16.A" style:family="table-column">
      <style:table-column-properties style:column-width="0.341in"/>
    </style:style>
    <style:style style:name="Table16.E" style:family="table-column">
      <style:table-column-properties style:column-width="0.3417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4" style:family="table">
      <style:table-properties style:width="0.6729in" table:align="left"/>
    </style:style>
    <style:style style:name="Table14.A" style:family="table-column">
      <style:table-column-properties style:column-width="0.1688in"/>
    </style:style>
    <style:style style:name="Table14.D" style:family="table-column">
      <style:table-column-properties style:column-width="0.1667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7" style:family="table">
      <style:table-properties style:width="0.6729in" table:align="left"/>
    </style:style>
    <style:style style:name="Table17.A" style:family="table-column">
      <style:table-column-properties style:column-width="0.1688in"/>
    </style:style>
    <style:style style:name="Table17.D" style:family="table-column">
      <style:table-column-properties style:column-width="0.1667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20" style:family="table">
      <style:table-properties style:width="0.5049in" table:align="left"/>
    </style:style>
    <style:style style:name="Table20.A" style:family="table-column">
      <style:table-column-properties style:column-width="0.1681in"/>
    </style:style>
    <style:style style:name="Table20.C" style:family="table-column">
      <style:table-column-properties style:column-width="0.1688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0.5049in" table:align="left"/>
    </style:style>
    <style:style style:name="Table21.A" style:family="table-column">
      <style:table-column-properties style:column-width="0.1681in"/>
    </style:style>
    <style:style style:name="Table21.C" style:family="table-column">
      <style:table-column-properties style:column-width="0.1688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style:font-name="Arial1" fo:font-size="10pt" style:font-size-asian="10pt" style:font-size-complex="10pt"/>
    </style:style>
    <style:style style:name="P2" style:family="paragraph" style:parent-style-name="Footer">
      <style:paragraph-properties fo:text-align="center" style:justify-single-word="false"/>
      <style:text-properties style:font-name="Arial1" fo:font-size="10pt" style:font-size-asian="10pt" style:font-size-complex="10pt"/>
    </style:style>
    <style:style style:name="P3" style:family="paragraph" style:parent-style-name="Standard">
      <style:text-properties style:font-name="Arial1" fo:font-size="16pt" fo:font-weight="bold" style:font-size-asian="16pt" style:font-weight-asian="bold" style:font-size-complex="16pt" style:font-weight-complex="bold"/>
    </style:style>
    <style:style style:name="P4" style:family="paragraph" style:parent-style-name="Standard">
      <style:text-properties style:font-name="Arial1" fo:font-size="10pt" fo:font-weight="normal" style:font-size-asian="10pt" style:font-weight-asian="normal" style:font-size-complex="10pt" style:font-weight-complex="normal"/>
    </style:style>
    <style:style style:name="P5" style:family="paragraph" style:parent-style-name="Standard">
      <style:text-properties style:font-name="Arial1" fo:font-size="10pt" fo:font-weight="bold" style:font-size-asian="10pt" style:font-weight-asian="bold" style:font-size-complex="10pt" style:font-weight-complex="bold"/>
    </style:style>
    <style:style style:name="P6"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paragraph-rsid="00097b16" style:font-name-asian="Courier New" style:font-size-asian="10pt" style:font-style-asian="normal" style:font-weight-asian="normal" style:font-name-complex="Courier New" style:font-size-complex="10pt" style:font-style-complex="normal" style:font-weight-complex="normal"/>
    </style:style>
    <style:style style:name="P8"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paragraph-rsid="000d8d91" style:font-name-asian="Courier New"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paragraph-rsid="000f1cb8"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paragraph-rsid="00104a8d" style:font-name-asian="Courier New" style:font-size-asian="10pt" style:font-style-asian="normal" style:font-weight-asian="normal" style:font-name-complex="Courier New" style:font-size-complex="10pt" style:font-style-complex="normal" style:font-weight-complex="normal"/>
    </style:style>
    <style:style style:name="P11"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12a82b" officeooo:paragraph-rsid="0012a82b" style:font-name-asian="Courier New" style:font-size-asian="10pt" style:font-style-asian="normal" style:font-weight-asian="normal" style:font-name-complex="Courier New" style:font-size-complex="10pt" style:font-style-complex="normal" style:font-weight-complex="normal"/>
    </style:style>
    <style:style style:name="P12"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paragraph-rsid="0013f68a"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181e5f" officeooo:paragraph-rsid="00181e5f"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193d2e" officeooo:paragraph-rsid="00193d2e"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1b705a" officeooo:paragraph-rsid="001b705a" style:font-name-asian="Courier New"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paragraph-rsid="00181e5f" style:font-name-asian="Courier New" style:font-size-asian="8.75pt" style:font-style-asian="normal" style:font-weight-asian="normal" style:font-name-complex="Courier New" style:font-size-complex="10pt" style:font-style-complex="normal" style:font-weight-complex="normal"/>
    </style:style>
    <style:style style:name="P17"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paragraph-rsid="00193d2e" style:font-name-asian="Courier New" style:font-size-asian="8.75pt" style:font-style-asian="normal" style:font-weight-asian="normal" style:font-name-complex="Courier New" style:font-size-complex="10pt" style:font-style-complex="normal" style:font-weight-complex="normal"/>
    </style:style>
    <style:style style:name="P18"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bold" officeooo:rsid="00097b16" officeooo:paragraph-rsid="00097b16" style:font-name-asian="Courier New" style:font-size-asian="10pt" style:font-style-asian="normal" style:font-weight-asian="bold" style:font-name-complex="Courier New" style:font-size-complex="10pt" style:font-style-complex="normal" style:font-weight-complex="bold"/>
    </style:style>
    <style:style style:name="P19"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bold" officeooo:rsid="00097b16" officeooo:paragraph-rsid="000f1cb8" style:font-name-asian="Courier New" style:font-size-asian="10pt" style:font-style-asian="normal" style:font-weight-asian="bold" style:font-name-complex="Courier New" style:font-size-complex="10pt" style:font-style-complex="normal" style:font-weight-complex="bold"/>
    </style:style>
    <style:style style:name="P20"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bold" officeooo:rsid="00097b16" officeooo:paragraph-rsid="0013f68a" style:font-name-asian="Courier New" style:font-size-asian="10pt" style:font-style-asian="normal" style:font-weight-asian="bold" style:font-name-complex="Courier New" style:font-size-complex="10pt" style:font-style-complex="normal" style:font-weight-complex="bold"/>
    </style:style>
    <style:style style:name="P21"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bold" officeooo:rsid="000f1cb8" officeooo:paragraph-rsid="000f1cb8" style:font-name-asian="Courier New" style:font-size-asian="10pt" style:font-style-asian="normal" style:font-weight-asian="bold" style:font-name-complex="Courier New" style:font-size-complex="10pt" style:font-style-complex="normal" style:font-weight-complex="bold"/>
    </style:style>
    <style:style style:name="P22"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bold" officeooo:rsid="000f1cb8" officeooo:paragraph-rsid="0013f68a"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Standard">
      <style:text-properties fo:color="#000000" loext:opacity="100%" style:text-outline="false" style:text-line-through-style="none" style:text-line-through-type="none" style:text-position="0% 100%" style:font-name="Arial1"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24"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5"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0d3b71" style:font-name-asian="Courier New" style:font-size-asian="10pt" style:font-style-asian="normal" style:font-weight-asian="normal" style:font-name-complex="Courier New" style:font-size-complex="10pt" style:font-style-complex="normal" style:font-weight-complex="normal"/>
    </style:style>
    <style:style style:name="P26"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0d8d91" style:font-name-asian="Courier New" style:font-size-asian="10pt" style:font-style-asian="normal" style:font-weight-asian="normal" style:font-name-complex="Courier New" style:font-size-complex="10pt" style:font-style-complex="normal" style:font-weight-complex="normal"/>
    </style:style>
    <style:style style:name="P27"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28"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bold" officeooo:paragraph-rsid="000d8d91" style:font-name-asian="Courier New" style:font-size-asian="10pt" style:font-style-asian="normal" style:font-weight-asian="bold" style:font-name-complex="Courier New" style:font-size-complex="10pt" style:font-style-complex="normal" style:font-weight-complex="bold"/>
    </style:style>
    <style:style style:name="P29" style:family="paragraph" style:parent-style-name="Standard">
      <style:text-properties fo:font-variant="normal" fo:text-transform="none" fo:color="#333333" loext:opacity="100%" style:text-outline="false" style:text-line-through-style="none" style:text-line-through-type="none" style:text-position="0% 100%" style:font-name="Courier New" fo:font-size="9.75pt" fo:letter-spacing="normal" fo:font-style="normal" fo:text-shadow="none" style:text-underline-style="none" fo:font-weight="normal" officeooo:paragraph-rsid="00097b16"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text-properties fo:font-variant="normal" fo:text-transform="none" fo:color="#333333" loext:opacity="100%" style:text-outline="false" style:text-line-through-style="none" style:text-line-through-type="none" style:text-position="0% 100%" style:font-name="Arial" fo:font-size="9.75pt" fo:letter-spacing="normal" fo:font-style="normal" fo:text-shadow="none" style:text-underline-style="none" fo:font-weight="normal" officeooo:rsid="0012a82b" officeooo:paragraph-rsid="0013f68a" style:font-name-asian="Courier New" style:font-size-asian="10pt" style:font-style-asian="normal" style:font-weight-asian="normal" style:font-name-complex="Courier New" style:font-size-complex="10pt" style:font-style-complex="normal" style:font-weight-complex="normal"/>
    </style:style>
    <style:style style:name="P31" style:family="paragraph" style:parent-style-name="Table_20_Contents">
      <style:text-properties style:font-name="Arial1" fo:font-size="10pt" style:font-name-asian="Courier New" style:font-size-asian="10pt" style:font-name-complex="Courier New" style:font-size-complex="10pt"/>
    </style:style>
    <style:style style:name="P32" style:family="paragraph" style:parent-style-name="Table_20_Contents">
      <style:paragraph-properties fo:text-align="center" style:justify-single-word="false"/>
      <style:text-properties style:font-name="Arial1" fo:font-size="10pt" style:font-name-asian="Courier New" style:font-size-asian="10pt" style:font-name-complex="Courier New" style:font-size-complex="10pt"/>
    </style:style>
    <style:style style:name="P33" style:family="paragraph" style:parent-style-name="Table_20_Contents">
      <loext:graphic-properties draw:fill="solid" draw:fill-color="#000000" draw:opacity="100%"/>
      <style:paragraph-properties fo:background-color="#000000"/>
      <style:text-properties style:font-name="Arial1" fo:font-size="10pt" style:font-name-asian="Courier New" style:font-size-asian="10pt" style:font-name-complex="Courier New" style:font-size-complex="10pt"/>
    </style:style>
    <style:style style:name="P34" style:family="paragraph" style:parent-style-name="Table_20_Contents">
      <style:text-properties style:font-name="Courier New" fo:font-size="10pt" style:font-name-asian="Courier New" style:font-size-asian="10pt" style:font-name-complex="Courier New" style:font-size-complex="10pt"/>
    </style:style>
    <style:style style:name="P35" style:family="paragraph" style:parent-style-name="Table_20_Contents">
      <style:text-properties style:font-name="Courier New" fo:font-size="10pt" officeooo:rsid="00097b16" officeooo:paragraph-rsid="00097b16" style:font-name-asian="Courier New" style:font-size-asian="10pt" style:font-name-complex="Courier New" style:font-size-complex="10pt"/>
    </style:style>
    <style:style style:name="P36" style:family="paragraph" style:parent-style-name="Table_20_Contents">
      <style:text-properties style:font-name="Courier New" fo:font-size="10pt" officeooo:rsid="000f1cb8" officeooo:paragraph-rsid="000f1cb8" style:font-name-asian="Courier New" style:font-size-asian="10pt" style:font-name-complex="Courier New" style:font-size-complex="10pt"/>
    </style:style>
    <style:style style:name="P37" style:family="paragraph" style:parent-style-name="Table_20_Contents">
      <style:text-properties style:font-name="Courier New" fo:font-size="10pt" officeooo:rsid="000f1cb8" officeooo:paragraph-rsid="00104a8d" style:font-name-asian="Courier New" style:font-size-asian="10pt" style:font-name-complex="Courier New" style:font-size-complex="10pt"/>
    </style:style>
    <style:style style:name="P38" style:family="paragraph" style:parent-style-name="Table_20_Contents">
      <style:text-properties style:font-name="Courier New" fo:font-size="10pt" officeooo:rsid="0013f68a" officeooo:paragraph-rsid="0013f68a" style:font-name-asian="Courier New" style:font-size-asian="10pt" style:font-name-complex="Courier New" style:font-size-complex="10pt"/>
    </style:style>
    <style:style style:name="P39" style:family="paragraph" style:parent-style-name="Table_20_Contents">
      <style:text-properties style:font-name="Courier New" fo:font-size="10pt" fo:font-weight="bold" style:font-name-asian="Courier New" style:font-size-asian="10pt" style:font-weight-asian="bold" style:font-name-complex="Courier New" style:font-size-complex="10pt" style:font-weight-complex="bold"/>
    </style:style>
    <style:style style:name="P40" style:family="paragraph" style:parent-style-name="Table_20_Contents">
      <style:text-properties style:font-name="Courier New" fo:font-size="10pt" fo:font-weight="normal" style:font-name-asian="Courier New" style:font-size-asian="10pt" style:font-weight-asian="normal" style:font-name-complex="Courier New" style:font-size-complex="10pt" style:font-weight-complex="normal"/>
    </style:style>
    <style:style style:name="P41" style:family="paragraph" style:parent-style-name="Table_20_Contents">
      <style:text-properties style:font-name="Courier New" fo:font-size="10pt" fo:font-weight="normal" officeooo:rsid="00181e5f" officeooo:paragraph-rsid="00181e5f" style:font-name-asian="Courier New" style:font-size-asian="10pt" style:font-weight-asian="normal" style:font-name-complex="Courier New" style:font-size-complex="10pt" style:font-weight-complex="normal"/>
    </style:style>
    <style:style style:name="P42" style:family="paragraph" style:parent-style-name="Table_20_Contents">
      <style:text-properties style:font-name="Courier New" fo:font-size="10pt" fo:font-weight="normal" officeooo:rsid="00181e5f" officeooo:paragraph-rsid="00193d2e" style:font-name-asian="Courier New" style:font-size-asian="10pt" style:font-weight-asian="normal" style:font-name-complex="Courier New" style:font-size-complex="10pt" style:font-weight-complex="normal"/>
    </style:style>
    <style:style style:name="P43" style:family="paragraph" style:parent-style-name="Table_20_Contents">
      <style:text-properties style:font-name="Courier New" fo:font-size="10pt" style:text-underline-style="solid" style:text-underline-width="auto" style:text-underline-color="font-color" officeooo:rsid="000f1cb8" officeooo:paragraph-rsid="000f1cb8" style:font-name-asian="Courier New" style:font-size-asian="10pt" style:font-name-complex="Courier New" style:font-size-complex="10pt"/>
    </style:style>
    <style:style style:name="P44" style:family="paragraph" style:parent-style-name="Table_20_Contents">
      <style:text-properties style:font-name="Courier New" fo:font-size="10pt" style:text-underline-style="solid" style:text-underline-width="auto" style:text-underline-color="font-color" officeooo:rsid="000f1cb8" officeooo:paragraph-rsid="00104a8d" style:font-name-asian="Courier New" style:font-size-asian="10pt" style:font-name-complex="Courier New" style:font-size-complex="10pt"/>
    </style:style>
    <style:style style:name="P45" style:family="paragraph" style:parent-style-name="Table_20_Contents">
      <style:text-properties style:font-name="Courier New" fo:font-size="10pt" style:text-underline-style="solid" style:text-underline-width="auto" style:text-underline-color="font-color" officeooo:rsid="000f1cb8" officeooo:paragraph-rsid="0013f68a" style:font-name-asian="Courier New" style:font-size-asian="10pt" style:font-name-complex="Courier New" style:font-size-complex="10pt"/>
    </style:style>
    <style:style style:name="P46" style:family="paragraph" style:parent-style-name="Table_20_Contents">
      <style:text-properties style:font-name="Courier New" fo:font-size="10pt" style:text-underline-style="solid" style:text-underline-width="auto" style:text-underline-color="font-color" officeooo:rsid="0013f68a" officeooo:paragraph-rsid="0013f68a" style:font-name-asian="Courier New" style:font-size-asian="10pt" style:font-name-complex="Courier New" style:font-size-complex="10pt"/>
    </style:style>
    <style:style style:name="P47" style:family="paragraph" style:parent-style-name="Table_20_Contents">
      <style:text-properties style:font-name="Courier New" fo:font-size="10pt" style:text-underline-style="none" officeooo:rsid="0013f68a" officeooo:paragraph-rsid="0013f68a" style:font-name-asian="Courier New" style:font-size-asian="10pt" style:font-name-complex="Courier New" style:font-size-complex="10pt"/>
    </style:style>
    <style:style style:name="P48" style:family="paragraph" style:parent-style-name="Table_20_Contents">
      <style:text-properties fo:color="#000000" loext:opacity="100%" style:text-outline="false" style:text-line-through-style="none" style:text-line-through-type="none" style:text-position="0% 100%" style:font-name="Courier New" fo:font-size="16pt" fo:font-style="normal" fo:text-shadow="none"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50" style:family="paragraph" style:parent-style-name="Table_20_Contents">
      <style:text-properties fo:color="#000000" loext:opacity="100%" style:text-outline="false" style:text-line-through-style="none" style:text-line-through-type="none" style:text-position="0% 100%" style:font-name="Arial1" fo:font-size="16pt" fo:font-style="normal" fo:text-shadow="none"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P51" style:family="paragraph" style:parent-style-name="Standard">
      <style:paragraph-properties fo:break-before="page"/>
      <style:text-properties fo:color="#000000" loext:opacity="100%" style:text-outline="false" style:text-line-through-style="none" style:text-line-through-type="none" style:text-position="0% 100%" style:font-name="Arial1"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52" style:family="paragraph" style:parent-style-name="Standard">
      <style:paragraph-properties fo:break-before="page"/>
      <style:text-properties fo:color="#000000" loext:opacity="100%" style:text-outline="false" style:text-line-through-style="none" style:text-line-through-type="none" style:text-position="0% 100%" style:font-name="Arial1" fo:font-size="16pt" fo:font-style="normal" fo:text-shadow="none" style:text-underline-style="none" fo:font-weight="bold" officeooo:rsid="00181e5f" officeooo:paragraph-rsid="00181e5f" style:font-name-asian="Courier New" style:font-size-asian="16pt" style:font-style-asian="normal" style:font-weight-asian="bold" style:font-name-complex="Courier New" style:font-size-complex="16pt" style:font-style-complex="normal" style:font-weight-complex="bold"/>
    </style:style>
    <style:style style:name="P53" style:family="paragraph" style:parent-style-name="Standard" style:list-style-name="L1">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54" style:family="paragraph" style:parent-style-name="Standard" style:list-style-name="L2">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55" style:family="paragraph">
      <style:paragraph-properties fo:text-align="center"/>
    </style:style>
    <style:style style:name="P56" style:family="paragraph">
      <loext:graphic-properties draw:fill="none" draw:fill-color="#ffffff"/>
      <style:paragraph-properties style:writing-mode="lr-tb"/>
    </style:style>
    <style:style style:name="P57" style:family="paragraph">
      <loext:graphic-properties draw:opacity="0%"/>
      <style:paragraph-properties fo:text-align="center" style:writing-mode="lr-tb"/>
    </style:style>
    <style:style style:name="P58" style:family="paragraph">
      <loext:graphic-properties draw:fill="none" draw:fill-color="#ffffff"/>
      <style:paragraph-properties style:writing-mode="lr-tb"/>
      <style:text-properties style:font-name="Arial1" fo:font-size="16pt"/>
    </style:style>
    <style:style style:name="P59" style:family="paragraph">
      <loext:graphic-properties draw:opacity="0%"/>
      <style:paragraph-properties fo:text-align="center"/>
    </style:style>
    <style:style style:name="P60" style:family="paragraph">
      <loext:graphic-properties draw:fill="none" draw:fill-color="#ffffff"/>
      <style:paragraph-properties style:writing-mode="lr-tb"/>
      <style:text-properties style:font-name="Courier New"/>
    </style:style>
    <style:style style:name="P61" style:family="paragraph">
      <loext:graphic-properties draw:fill="none" draw:fill-color="#ffffff"/>
      <style:paragraph-properties style:writing-mode="lr-tb"/>
      <style:text-properties style:font-name="Arial1" fo:font-size="10pt"/>
    </style:style>
    <style:style style:name="T1" style:family="text">
      <style:text-properties officeooo:rsid="00053adc"/>
    </style:style>
    <style:style style:name="T2" style:family="text">
      <style:text-properties officeooo:rsid="00050895"/>
    </style:style>
    <style:style style:name="T3" style:family="text">
      <style:text-properties style:font-name="Courier New"/>
    </style:style>
    <style:style style:name="T4" style:family="text">
      <style:text-properties style:font-name="Courier New" fo:font-size="10pt" style:font-name-asian="Courier New" style:font-size-asian="10pt" style:font-name-complex="Courier New" style:font-size-complex="10pt"/>
    </style:style>
    <style:style style:name="T5" style:family="text">
      <style:text-properties style:font-name="Courier New" fo:font-weight="bold" style:font-weight-asian="bold" style:font-weight-complex="bold"/>
    </style:style>
    <style:style style:name="T6" style:family="text">
      <style:text-properties style:font-name="Courier New" officeooo:rsid="00193d2e" style:font-size-asian="10pt"/>
    </style:style>
    <style:style style:name="T7"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8"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9" style:family="text">
      <style:text-properties fo:color="#000000" loext:opacity="100%" style:text-outline="false" style:text-line-through-style="none" style:text-line-through-type="none" style:text-position="0% 100%" style:font-name="Arial1"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10" style:family="text">
      <style:text-properties fo:color="#000000" loext:opacity="100%" style:text-outline="false" style:text-line-through-style="none" style:text-line-through-type="none" style:text-position="0% 100%"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style:font-name="Arial1"/>
    </style:style>
    <style:style style:name="T13" style:family="text">
      <style:text-properties style:font-name="Arial1"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officeooo:rsid="00097b16" style:font-weight-asian="bold" style:font-weight-complex="bold"/>
    </style:style>
    <style:style style:name="T16" style:family="text">
      <style:text-properties fo:font-weight="bold" officeooo:rsid="00181e5f" style:font-weight-asian="bold" style:font-weight-complex="bold"/>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officeooo:rsid="000619f4"/>
    </style:style>
    <style:style style:name="T21" style:family="text">
      <style:text-properties officeooo:rsid="0006ec2e"/>
    </style:style>
    <style:style style:name="T22" style:family="text">
      <style:text-properties fo:font-variant="normal" fo:text-transform="none" fo:color="#333333" loext:opacity="100%" style:font-name="Arial" fo:font-size="9.75pt" fo:letter-spacing="normal"/>
    </style:style>
    <style:style style:name="T23" style:family="text">
      <style:text-properties fo:font-variant="normal" fo:text-transform="none" fo:color="#333333" loext:opacity="100%" style:font-name="Arial" fo:font-size="9.75pt" fo:letter-spacing="normal" officeooo:rsid="00097b16"/>
    </style:style>
    <style:style style:name="T24" style:family="text">
      <style:text-properties fo:font-variant="normal" fo:text-transform="none" fo:color="#333333" loext:opacity="100%" style:font-name="Arial" fo:font-size="9.75pt" fo:letter-spacing="normal" officeooo:rsid="000f1cb8"/>
    </style:style>
    <style:style style:name="T25" style:family="text">
      <style:text-properties fo:font-variant="normal" fo:text-transform="none" fo:color="#333333" loext:opacity="100%" style:font-name="Arial" fo:font-size="9.75pt" fo:letter-spacing="normal" officeooo:rsid="00104a8d"/>
    </style:style>
    <style:style style:name="T26" style:family="text">
      <style:text-properties fo:font-variant="normal" fo:text-transform="none" fo:color="#333333" loext:opacity="100%" style:font-name="Arial" fo:font-size="9.75pt" fo:letter-spacing="normal" officeooo:rsid="0013f68a"/>
    </style:style>
    <style:style style:name="T27" style:family="text">
      <style:text-properties fo:font-variant="normal" fo:text-transform="none" fo:color="#333333" loext:opacity="100%" style:font-name="Acour" fo:font-size="9.75pt" fo:letter-spacing="normal"/>
    </style:style>
    <style:style style:name="T28" style:family="text">
      <style:text-properties fo:font-variant="normal" fo:text-transform="none" fo:color="#333333" loext:opacity="100%" style:font-name="Courier New" fo:font-size="9.75pt" fo:letter-spacing="normal"/>
    </style:style>
    <style:style style:name="T29" style:family="text">
      <style:text-properties officeooo:rsid="00097b16"/>
    </style:style>
    <style:style style:name="T30" style:family="text">
      <style:text-properties style:text-underline-style="solid" style:text-underline-width="auto" style:text-underline-color="font-color"/>
    </style:style>
    <style:style style:name="T31" style:family="text">
      <style:text-properties officeooo:rsid="000af87e"/>
    </style:style>
    <style:style style:name="T32" style:family="text">
      <style:text-properties officeooo:rsid="000d3b71"/>
    </style:style>
    <style:style style:name="T33" style:family="text">
      <style:text-properties officeooo:rsid="00104a8d"/>
    </style:style>
    <style:style style:name="T34" style:family="text">
      <style:text-properties officeooo:rsid="0013f68a"/>
    </style:style>
    <style:style style:name="T35" style:family="text">
      <style:text-properties officeooo:rsid="00174535"/>
    </style:style>
    <style:style style:name="T36" style:family="text">
      <style:text-properties officeooo:rsid="00181e5f"/>
    </style:style>
    <style:style style:name="T37" style:family="text">
      <style:text-properties officeooo:rsid="00193d2e"/>
    </style:style>
    <style:style style:name="T38" style:family="text">
      <style:text-properties officeooo:rsid="001b705a"/>
    </style:style>
    <style:style style:name="T39" style:family="text">
      <style:text-properties officeooo:rsid="001e069f"/>
    </style:style>
    <style:style style:name="T40" style:family="text">
      <style:text-properties style:font-name="Courier New" fo:font-size="10pt" style:font-size-asian="10pt" style:font-size-complex="10pt"/>
    </style:style>
    <style:style style:name="T41" style:family="text">
      <style:text-properties style:font-name="Arial1" fo:font-size="10pt" style:font-size-asian="10pt" style:font-size-complex="10pt"/>
    </style:style>
    <style:style style:name="T42" style:family="text">
      <style:text-properties style:font-name="Arial1" fo:font-size="16pt"/>
    </style:style>
    <style:style style:name="T43" style:family="text">
      <style:text-properties style:font-name="Courier New" fo:font-size="16pt"/>
    </style:style>
    <style:style style:name="T44" style:family="text">
      <style:text-properties style:font-name="Arial1" fo:font-size="10pt"/>
    </style:style>
    <style:style style:name="T45" style:family="text">
      <style:text-properties style:font-name="Courier New" fo:font-size="10pt"/>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style:style style:name="gr1" style:family="graphic">
      <style:graphic-properties svg:stroke-width="0.0402in" svg:stroke-color="#ff0000" draw:marker-start-width="0.2in" draw:marker-end="Arrow" draw:marker-end-width="0.14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02in" svg:stroke-color="#ff0000" draw:marker-start-width="0.2in" draw:marker-end-width="0.2in" draw:fill="none" draw:fill-color="#ffffff" fo:min-height="0.416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402in" svg:stroke-color="#ff0000" draw:marker-start-width="0.2in" draw:marker-end="Arrow"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201in" draw:marker-start-width="0.1701in" draw:marker-end="Arrow" draw:marker-end-width="0.12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6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201in" draw:marker-start="Arrow" draw:marker-start-width="0.1299in" draw:marker-end="Arrow" draw:marker-end-width="0.12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402in" draw:marker-start-width="0.2in" draw:marker-end="Arrow" draw:marker-end-width="0.1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402in"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201in" draw:marker-start-width="0.1701in" draw:marker-end="Arrow" draw:marker-end-width="0.10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5" style:family="graphic">
      <style:graphic-properties draw:marker-start="Arrow" draw:marker-start-width="0.1in" draw:marker-end="Arrow" draw:marker-end-width="0.1in" draw:textarea-horizontal-align="center" draw:textarea-vertical-align="middle" style:run-through="foreground"/>
    </style:style>
    <style:style style:name="gr16" style:family="graphic">
      <style:graphic-properties draw:stroke="none" svg:stroke-color="#000000" draw:fill="none" draw:fill-color="#ffffff" fo:min-height="0.1874in" style:run-through="foreground"/>
      <style:paragraph-properties style:writing-mode="lr-tb"/>
    </style:style>
    <style:style style:name="gr17"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marker-start="Arrow" draw:marker-start-width="0.1in" draw:marker-end="Arrow"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6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0.44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20b. </text:span>Multi-dimensional Arrays</text:p>
      <text:p text:style-name="P4"/>
      <text:p text:style-name="P4"/>
      <text:p text:style-name="P5">Objectives</text:p>
      <text:list xml:id="list4164628518" text:style-name="L1">
        <text:list-item>
          <text:p text:style-name="P53">Declare 2D arrays with or without initialization</text:p>
        </text:list-item>
        <text:list-item>
          <text:p text:style-name="P53">Get and set a value in a 2D array</text:p>
        </text:list-item>
        <text:list-item>
          <text:p text:style-name="P53">Scan a 2D array using loops</text:p>
        </text:list-item>
        <text:list-item>
          <text:p text:style-name="P53">Pass a 2D array to a function</text:p>
        </text:list-item>
        <text:list-item>
          <text:p text:style-name="P53">Work with an array of any dimension</text:p>
        </text:list-item>
      </text:list>
      <text:p text:style-name="P6"/>
      <text:p text:style-name="P51">2D Arrays</text:p>
      <text:p text:style-name="P6"/>
      <text:p text:style-name="P6">Once you understand a 1-dimensional (1D) array, a 2-dimensional (2D) array is a piece of cake. Try this:</text:p>
      <text:p text:style-name="P6"/>
      <table:table table:name="Table18" table:style-name="Table18">
        <table:table-column table:style-name="Table18.A"/>
        <table:table-row table:style-name="TableLine2799586424032">
          <table:table-cell table:style-name="Table18.A1" office:value-type="string">
            <text:p text:style-name="P34">int x[3]<text:span text:style-name="T17">[2]</text:span>;</text:p>
            <text:p text:style-name="P34">x[0][0] = 0;</text:p>
            <text:p text:style-name="P34">x[0][1] = 1;</text:p>
            <text:p text:style-name="P34">x[1][0] = 1;</text:p>
            <text:p text:style-name="P34">x[1][1] = 2;</text:p>
            <text:p text:style-name="P34">x[2][0] = 2;</text:p>
            <text:p text:style-name="P31"><text:span text:style-name="T4">x[2][1] = 3;</text:span> </text:p>
          </table:table-cell>
        </table:table-row>
      </table:table>
      <text:p text:style-name="P6"/>
      <text:p text:style-name="P6">Sometimes we visualize the a 2D array like this:</text:p>
      <text:p text:style-name="P6"/>
      <text:p text:style-name="P6"><text:tab/> <text:s text:c="2"/>main</text:p>
      <text:p text:style-name="P6"><draw:rect text:anchor-type="paragraph" draw:z-index="18" draw:name="Shape1" draw:style-name="gr11" draw:text-style-name="P59" svg:width="3.3752in" svg:height="1.3335in" svg:x="0.6098in" svg:y="0.0575in"><text:p/></draw:rect><draw:frame text:anchor-type="paragraph" draw:z-index="48" draw:name="Shape2" draw:style-name="gr2" draw:text-style-name="P56" svg:width="1.6461in" svg:height="0.4559in" svg:x="4.6516in" svg:y="0.0161in"><draw:text-box><text:p><text:span text:style-name="T40"><text:s/></text:span><text:span text:style-name="T40">x[0][0]</text:span><text:span text:style-name="T41"> is the value at <text:s text:c="3"/>row 0, column 0.</text:span></text:p></draw:text-box></draw:frame></text:p>
      <text:p text:style-name="P6"><draw:frame text:anchor-type="paragraph" draw:z-index="19" draw:name="Shape3" draw:style-name="gr10" draw:text-style-name="P56" svg:width="0.3752in" svg:height="0.2504in" svg:x="1.2035in" svg:y="0.148in"><draw:text-box><text:p>x</text:p></draw:text-box></draw:frame><draw:polyline text:anchor-type="paragraph" draw:z-index="49" draw:name="Shape4" draw:style-name="gr1" draw:text-style-name="P55" svg:width="2.7343in" svg:height="0.1685in" draw:transform="rotate (-3.09534142841194) translate (4.6537976752912in 0.0825989023436806in)" svg:viewBox="0 0 6946 429" draw:points="0,132 6400,429 6946,0"><text:p/></draw:polyline></text:p>
      <table:table table:name="Table19" table:style-name="Table19">
        <table:table-column table:style-name="Table19.A"/>
        <table:table-column table:style-name="Table19.B"/>
        <table:table-row table:style-name="TableLine2799668738736">
          <table:table-cell table:style-name="Table19.A1" office:value-type="string">
            <text:p text:style-name="P32">0</text:p>
          </table:table-cell>
          <table:table-cell table:style-name="Table19.B1" office:value-type="string">
            <text:p text:style-name="P32">1</text:p>
          </table:table-cell>
        </table:table-row>
        <table:table-row table:style-name="TableLine2799668744720">
          <table:table-cell table:style-name="Table19.A2" office:value-type="string">
            <text:p text:style-name="P32"><draw:frame text:anchor-type="paragraph" draw:z-index="29" draw:name="Shape5" draw:style-name="gr2" draw:text-style-name="P56" svg:width="1.6461in" svg:height="0.4559in" svg:x="3.172in" svg:y="0.0543in"><draw:text-box><text:p><text:span text:style-name="T40"><text:s/></text:span><text:span text:style-name="T40">x[2][1]</text:span><text:span text:style-name="T41"> is the value at <text:s text:c="3"/>row 2, column 1.</text:span></text:p></draw:text-box></draw:frame>1</text:p>
          </table:table-cell>
          <table:table-cell table:style-name="Table19.B2" office:value-type="string">
            <text:p text:style-name="P32">2</text:p>
          </table:table-cell>
        </table:table-row>
        <table:table-row table:style-name="TableLine2799668749616">
          <table:table-cell table:style-name="Table19.A2" office:value-type="string">
            <text:p text:style-name="P32"><draw:line text:anchor-type="paragraph" draw:z-index="30" draw:name="Shape6" draw:style-name="gr1" draw:text-style-name="P55" svg:x1="3.1618in" svg:y1="0.078in" svg:x2="1.4016in" svg:y2="0.078in"><text:p/></draw:line>2</text:p>
          </table:table-cell>
          <table:table-cell table:style-name="Table19.B2" office:value-type="string">
            <text:p text:style-name="P32">3</text:p>
          </table:table-cell>
        </table:table-row>
      </table:table>
      <text:p text:style-name="P6"/>
      <text:p text:style-name="P6"><text:s/></text:p>
      <text:p text:style-name="P6"/>
      <text:p text:style-name="P6"/>
      <text:p text:style-name="P6">You can think of this array as having 3 rows and 2 columns. </text:p>
      <text:p text:style-name="P6"/>
      <text:p text:style-name="P49">int x[3][2];</text:p>
      <text:p text:style-name="P6"><draw:line text:anchor-type="paragraph" draw:z-index="46" draw:name="Shape7" draw:style-name="gr3" draw:text-style-name="P55" svg:x1="1.7244in" svg:y1="0.5472in" svg:x2="2.2555in" svg:y2="0.0055in"><text:p/></draw:line><draw:line text:anchor-type="paragraph" draw:z-index="47" draw:name="Shape8" draw:style-name="gr3" draw:text-style-name="P55" svg:x1="2.9535in" svg:y1="0.5563in" svg:x2="2.5472in" svg:y2="0.0055in"><text:p/></draw:line></text:p>
      <text:p text:style-name="P6"/>
      <text:p text:style-name="P6"/>
      <text:p text:style-name="P6"><draw:rect text:anchor-type="paragraph" draw:z-index="44" draw:name="Shape9" draw:style-name="gr4" draw:text-style-name="P57" svg:width="1.8961in" svg:height="0.5524in" svg:x="0.0055in" svg:y="0.0681in"><text:p text:style-name="P55">x is a 2-dimensional array</text:p><text:p text:style-name="P55">with 3 rows</text:p></draw:rect><draw:rect text:anchor-type="paragraph" draw:z-index="45" draw:name="Shape10" draw:style-name="gr4" draw:text-style-name="P57" svg:width="1.8961in" svg:height="0.5524in" svg:x="2.5992in" svg:y="0.0772in"><text:p text:style-name="P55">x is a 2-dimensional array</text:p><text:p text:style-name="P55">with 2 columns</text:p></draw:rect></text:p>
      <text:p text:style-name="P6"/>
      <text:p text:style-name="P6"/>
      <text:p text:style-name="P6"/>
      <text:p text:style-name="P6"/>
      <text:p text:style-name="P6"/>
      <text:p text:style-name="P6">Of course how you draw <text:span text:style-name="T3">x</text:span> is up to you. The computer actually stores the array in a different way. </text:p>
      <text:p text:style-name="P6"/>
      <text:p text:style-name="P6">Sometimes instead of saying “x is a 2-dimensional array of integers with size 3 for the first dimension and size 2 the second dimension” (phew) I will just say “x is a 3-by-2 array of integers”.</text:p>
      <text:p text:style-name="P6"/>
      <text:p text:style-name="P6"/>
      <text:p text:style-name="P6"><text:span text:style-name="T14">Exercise.</text:span> Declare a 5-by-10 array y of doubles. </text:p>
      <text:p text:style-name="P6"/>
      <text:p text:style-name="P6"/>
      <text:p text:style-name="P6"/>
      <text:p text:style-name="P51">Initialization</text:p>
      <text:p text:style-name="P6"/>
      <text:p text:style-name="P6">Suppose you want to declare a 2D array of integers and initialize it to this:</text:p>
      <table:table table:name="Table7" table:style-name="Table7">
        <table:table-column table:style-name="Table7.A" table:number-columns-repeated="2"/>
        <table:table-column table:style-name="Table7.C"/>
        <table:table-row table:style-name="TableLine2799668736560">
          <table:table-cell table:style-name="Table7.A1" office:value-type="string">
            <text:p text:style-name="P32">0</text:p>
          </table:table-cell>
          <table:table-cell table:style-name="Table7.A1" office:value-type="string">
            <text:p text:style-name="P32">0</text:p>
          </table:table-cell>
          <table:table-cell table:style-name="Table7.C1" office:value-type="string">
            <text:p text:style-name="P32">0</text:p>
          </table:table-cell>
        </table:table-row>
        <table:table-row table:style-name="TableLine2799668748528">
          <table:table-cell table:style-name="Table7.A2" office:value-type="string">
            <text:p text:style-name="P32">0</text:p>
          </table:table-cell>
          <table:table-cell table:style-name="Table7.A2" office:value-type="string">
            <text:p text:style-name="P32">0</text:p>
          </table:table-cell>
          <table:table-cell table:style-name="Table7.C2" office:value-type="string">
            <text:p text:style-name="P32">0</text:p>
          </table:table-cell>
        </table:table-row>
        <table:table-row table:style-name="TableLine2799668739280">
          <table:table-cell table:style-name="Table7.A2" office:value-type="string">
            <text:p text:style-name="P32">0</text:p>
          </table:table-cell>
          <table:table-cell table:style-name="Table7.A2" office:value-type="string">
            <text:p text:style-name="P32">0</text:p>
          </table:table-cell>
          <table:table-cell table:style-name="Table7.C2" office:value-type="string">
            <text:p text:style-name="P32">0</text:p>
          </table:table-cell>
        </table:table-row>
      </table:table>
      <text:p text:style-name="P6"/>
      <text:p text:style-name="P6">Of course you can do this:</text:p>
      <table:table table:name="Table10" table:style-name="Table10">
        <table:table-column table:style-name="Table10.A"/>
        <table:table-row table:style-name="TableLine2799668739552">
          <table:table-cell table:style-name="Table10.A1" office:value-type="string">
            <text:p text:style-name="P34">int x[3][3];</text:p>
            <text:p text:style-name="P34">for (int row = 0; row &lt; 3; row++)</text:p>
            <text:p text:style-name="P34">{</text:p>
            <text:p text:style-name="P34"><text:s text:c="4"/>for (int col = 0; col &lt; 3; col++)</text:p>
            <text:p text:style-name="P34"><text:s text:c="4"/>{</text:p>
            <text:p text:style-name="P34"><text:s text:c="8"/>x[row][col] = 0;<text:line-break/> <text:s text:c="3"/>}<text:line-break/>}</text:p>
          </table:table-cell>
        </table:table-row>
      </table:table>
      <text:p text:style-name="P6">But that would be a series of assignments and not initialization.</text:p>
      <text:p text:style-name="P6"/>
      <text:p text:style-name="P6">You can initialize using the initializer list again. But in this case you should do this: </text:p>
      <table:table table:name="Table11" table:style-name="Table11">
        <table:table-column table:style-name="Table11.A"/>
        <table:table-row table:style-name="TableLine2799668749888">
          <table:table-cell table:style-name="Table11.A1" office:value-type="string">
            <text:p text:style-name="P34">int x[3][3] = {{0, 0, 0}, {0, 0, 0}, {0, 0, 0}};</text:p>
          </table:table-cell>
        </table:table-row>
      </table:table>
      <text:p text:style-name="P6"/>
      <text:p text:style-name="P6">Of course:</text:p>
      <text:p text:style-name="P6"/>
      <text:p text:style-name="P48"><draw:line text:anchor-type="paragraph" draw:z-index="41" draw:name="Shape11" draw:style-name="gr5" draw:text-style-name="P55" svg:x1="2.6201in" svg:y1="0.6752in" svg:x2="2.6201in" svg:y2="0.248in"><text:p/></draw:line>{{0, 0, 0}, {0, 0, 0}, {0, 0, 0}}</text:p>
      <text:p text:style-name="P50"><draw:frame text:anchor-type="paragraph" draw:z-index="38" draw:name="Shape12" draw:style-name="gr8" draw:text-style-name="P58" svg:width="1.0835in" svg:height="0.4795in" svg:x="0.5366in" svg:y="0.2043in"><draw:text-box><text:p><text:span text:style-name="T42">Row 0</text:span></text:p></draw:text-box></draw:frame><draw:line text:anchor-type="paragraph" draw:z-index="39" draw:name="Shape13" draw:style-name="gr7" draw:text-style-name="P55" svg:x1="0.2035in" svg:y1="0.0898in" svg:x2="1.2764in" svg:y2="0.0898in"><text:p/></draw:line><draw:frame text:anchor-type="paragraph" draw:z-index="40" draw:name="Shape14" draw:style-name="gr6" draw:text-style-name="P58" svg:width="1.448in" svg:height="0.6878in" svg:x="2.0264in" svg:y="0.4228in"><draw:text-box><text:p><text:span text:style-name="T42">Initial value of</text:span></text:p><text:p><text:span text:style-name="T43">x[1][2]</text:span></text:p></draw:text-box></draw:frame><draw:frame text:anchor-type="paragraph" draw:z-index="42" draw:name="Shape15" draw:style-name="gr6" draw:text-style-name="P58" svg:width="1.448in" svg:height="0.6878in" svg:x="2.9327in" svg:y="1.1102in"><draw:text-box><text:p><text:span text:style-name="T42">Initial value of</text:span></text:p><text:p><text:span text:style-name="T43">x[2][1]</text:span></text:p></draw:text-box></draw:frame><draw:line text:anchor-type="paragraph" draw:z-index="43" draw:name="Shape16" draw:style-name="gr5" draw:text-style-name="P55" svg:x1="3.672in" svg:y1="1.1106in" svg:x2="3.672in" svg:y2="0.0189in"><text:p/></draw:line></text:p>
      <text:p text:style-name="P50"/>
      <text:p text:style-name="P50"/>
      <text:p text:style-name="P50"/>
      <text:p text:style-name="P50"/>
      <text:p text:style-name="P50"/>
      <text:p text:style-name="P50"/>
      <text:p text:style-name="P6">Of course you can always write this (which is more readable) if you like:</text:p>
      <table:table table:name="Table12" table:style-name="Table12">
        <table:table-column table:style-name="Table12.A"/>
        <table:table-row table:style-name="TableLine2799669334880">
          <table:table-cell table:style-name="Table12.A1" office:value-type="string">
            <text:p text:style-name="P34">int x[3][3] = {{0, 0, 0}, </text:p>
            <text:p text:style-name="P34"><text:s text:c="15"/>{0, 0, 0}, </text:p>
            <text:p text:style-name="P34"><text:s text:c="15"/>{0, 0, 0}};</text:p>
          </table:table-cell>
        </table:table-row>
      </table:table>
      <text:p text:style-name="P6"/>
      <text:p text:style-name="P6">The easiest way to initialize all the values in an integer array to zero is this:</text:p>
      <table:table table:name="Table13" table:style-name="Table13">
        <table:table-column table:style-name="Table13.A"/>
        <table:table-row table:style-name="TableLine2799669325360">
          <table:table-cell table:style-name="Table13.A1" office:value-type="string">
            <text:p text:style-name="P34">int x[3][3] = {{0}};</text:p>
          </table:table-cell>
        </table:table-row>
      </table:table>
      <text:p text:style-name="P6">This is similar to the case of 1D array where if you initialize some values in an array, then those without implicit initial values will be initialized to 0.</text:p>
      <text:p text:style-name="P6"/>
      <text:p text:style-name="P6"/>
      <text:p text:style-name="P6"><text:soft-page-break/><text:span text:style-name="T14">Exercise.</text:span> Suppose you want to set the second row of x to the values 2, 3, 4. Can you do this:</text:p>
      <table:table table:name="Table42" table:style-name="Table42">
        <table:table-column table:style-name="Table42.A"/>
        <table:table-row table:style-name="TableLine2799669331888">
          <table:table-cell table:style-name="Table42.A1" office:value-type="string">
            <text:p text:style-name="P34">int x[3][3] = {{0}};</text:p>
            <text:p text:style-name="P34">x[2] = {2, 3, 4};</text:p>
          </table:table-cell>
        </table:table-row>
      </table:table>
      <text:p text:style-name="P6"/>
      <text:p text:style-name="P6"/>
      <text:p text:style-name="P6"><text:span text:style-name="T14">Exercise.</text:span> Declare a tic-tac-toe game board as a 2D array of characters. The board is 3-by-3. Initialize all the values of the array to the space character. Print all the values in your array to verify your initialization.</text:p>
      <text:p text:style-name="P6"/>
      <text:p text:style-name="P6"/>
      <text:p text:style-name="P6"><text:span text:style-name="T14">Exercise.</text:span> Declare a 3-by-3 array of characters and initialize it to this:</text:p>
      <table:table table:name="Table15" table:style-name="Table15">
        <table:table-column table:style-name="Table15.A" table:number-columns-repeated="2"/>
        <table:table-column table:style-name="Table15.C"/>
        <table:table-row table:style-name="Table15.1">
          <table:table-cell table:style-name="Table15.A1" office:value-type="string">
            <text:p text:style-name="P34">' '</text:p>
          </table:table-cell>
          <table:table-cell table:style-name="Table15.A1" office:value-type="string">
            <text:p text:style-name="P34">' '</text:p>
          </table:table-cell>
          <table:table-cell table:style-name="Table15.C1" office:value-type="string">
            <text:p text:style-name="P34">' '</text:p>
          </table:table-cell>
        </table:table-row>
        <table:table-row table:style-name="Table15.1">
          <table:table-cell table:style-name="Table15.A2" office:value-type="string">
            <text:p text:style-name="P34">' '</text:p>
          </table:table-cell>
          <table:table-cell table:style-name="Table15.A2" office:value-type="string">
            <text:p text:style-name="P34">'X'</text:p>
          </table:table-cell>
          <table:table-cell table:style-name="Table15.C2" office:value-type="string">
            <text:p text:style-name="P34">' '</text:p>
          </table:table-cell>
        </table:table-row>
        <table:table-row table:style-name="Table15.1">
          <table:table-cell table:style-name="Table15.A2" office:value-type="string">
            <text:p text:style-name="P34">'X'</text:p>
          </table:table-cell>
          <table:table-cell table:style-name="Table15.A2" office:value-type="string">
            <text:p text:style-name="P34">'X'</text:p>
          </table:table-cell>
          <table:table-cell table:style-name="Table15.C2" office:value-type="string">
            <text:p text:style-name="P34">'X'</text:p>
          </table:table-cell>
        </table:table-row>
      </table:table>
      <text:p text:style-name="P6">Write a double for-loop to print the contents. (This is a tetrad in the Tetris game.) </text:p>
      <text:p text:style-name="P6"/>
      <text:p text:style-name="P6"/>
      <text:p text:style-name="P6"><text:span text:style-name="T14">Exercise. </text:span>Continuing the above, set the array to the following with 4 assignment statements.</text:p>
      <table:table table:name="Table43" table:style-name="Table43">
        <table:table-column table:style-name="Table43.A" table:number-columns-repeated="2"/>
        <table:table-column table:style-name="Table43.C"/>
        <table:table-row table:style-name="Table43.1">
          <table:table-cell table:style-name="Table43.A1" office:value-type="string">
            <text:p text:style-name="P34">' '</text:p>
          </table:table-cell>
          <table:table-cell table:style-name="Table43.A1" office:value-type="string">
            <text:p text:style-name="P34">' '</text:p>
          </table:table-cell>
          <table:table-cell table:style-name="Table43.C1" office:value-type="string">
            <text:p text:style-name="P34">'X'</text:p>
          </table:table-cell>
        </table:table-row>
        <table:table-row table:style-name="Table43.1">
          <table:table-cell table:style-name="Table43.A2" office:value-type="string">
            <text:p text:style-name="P34">' '</text:p>
          </table:table-cell>
          <table:table-cell table:style-name="Table43.A2" office:value-type="string">
            <text:p text:style-name="P34">'X'</text:p>
          </table:table-cell>
          <table:table-cell table:style-name="Table43.C2" office:value-type="string">
            <text:p text:style-name="P34">'X'</text:p>
          </table:table-cell>
        </table:table-row>
        <table:table-row table:style-name="Table43.1">
          <table:table-cell table:style-name="Table43.A2" office:value-type="string">
            <text:p text:style-name="P34">' '</text:p>
          </table:table-cell>
          <table:table-cell table:style-name="Table43.A2" office:value-type="string">
            <text:p text:style-name="P34">' '</text:p>
          </table:table-cell>
          <table:table-cell table:style-name="Table43.C2" office:value-type="string">
            <text:p text:style-name="P34">'X'</text:p>
          </table:table-cell>
        </table:table-row>
      </table:table>
      <text:p text:style-name="P6">Print the contents of the array to verify that your assignments work correctly.</text:p>
      <text:p text:style-name="P51">Scanning 2D <text:span text:style-name="T35">a</text:span>rrays: Row-by-<text:span text:style-name="T35">r</text:span>ow, <text:span text:style-name="T35">c</text:span>olumn-by-<text:span text:style-name="T35">c</text:span>olumn</text:p>
      <text:p text:style-name="P6"/>
      <text:p text:style-name="P6">Of course you can use loops to scan an array. Since there are two dimensions, it's common to scan the array with a double for-loop, one for each dimension.</text:p>
      <text:p text:style-name="P6"/>
      <table:table table:name="Table1" table:style-name="Table1">
        <table:table-column table:style-name="Table1.A"/>
        <table:table-row table:style-name="TableLine2799669345488">
          <table:table-cell table:style-name="Table1.A1" office:value-type="string">
            <text:p text:style-name="P34">int x[3][2];</text:p>
            <text:p text:style-name="P34">for (int row = 0; row &lt; 3; row++)</text:p>
            <text:p text:style-name="P34">{</text:p>
            <text:p text:style-name="P34"><text:s text:c="4"/>for (int col = 0; col &lt; 2; col++)</text:p>
            <text:p text:style-name="P34"><text:s text:c="4"/>{</text:p>
            <text:p text:style-name="P31"><text:span text:style-name="T3"><text:s text:c="8"/>x[row][col] = row + col;<text:line-break/> <text:s text:c="3"/>}<text:line-break/>}</text:span> </text:p>
          </table:table-cell>
        </table:table-row>
      </table:table>
      <text:p text:style-name="P6"/>
      <text:p text:style-name="P6"><text:tab/> <text:s text:c="2"/>main</text:p>
      <text:p text:style-name="P6"><draw:rect text:anchor-type="paragraph" draw:z-index="0" draw:name="Shape17" draw:style-name="gr11" draw:text-style-name="P59" svg:width="3.3752in" svg:height="1.3335in" svg:x="0.6098in" svg:y="0.0575in"><text:p/></draw:rect></text:p>
      <text:p text:style-name="P6"><draw:frame text:anchor-type="paragraph" draw:z-index="1" draw:name="Shape18" draw:style-name="gr10" draw:text-style-name="P56" svg:width="0.3752in" svg:height="0.2504in" svg:x="1.2035in" svg:y="0.148in"><draw:text-box><text:p>x</text:p></draw:text-box></draw:frame></text:p>
      <table:table table:name="Table2" table:style-name="Table2">
        <table:table-column table:style-name="Table2.A"/>
        <table:table-column table:style-name="Table2.B"/>
        <table:table-row table:style-name="TableLine2799669346576">
          <table:table-cell table:style-name="Table2.A1" office:value-type="string">
            <text:p text:style-name="P32">0</text:p>
          </table:table-cell>
          <table:table-cell table:style-name="Table2.B1" office:value-type="string">
            <text:p text:style-name="P32">1</text:p>
          </table:table-cell>
        </table:table-row>
        <table:table-row table:style-name="TableLine2799669342496">
          <table:table-cell table:style-name="Table2.A2" office:value-type="string">
            <text:p text:style-name="P32">1</text:p>
          </table:table-cell>
          <table:table-cell table:style-name="Table2.B2" office:value-type="string">
            <text:p text:style-name="P32">2</text:p>
          </table:table-cell>
        </table:table-row>
        <table:table-row table:style-name="TableLine2799669343040">
          <table:table-cell table:style-name="Table2.A2" office:value-type="string">
            <text:p text:style-name="P32">2</text:p>
          </table:table-cell>
          <table:table-cell table:style-name="Table2.B2" office:value-type="string">
            <text:p text:style-name="P32">3</text:p>
          </table:table-cell>
        </table:table-row>
      </table:table>
      <text:p text:style-name="P6"/>
      <text:p text:style-name="P6"><text:s/></text:p>
      <text:p text:style-name="P6"/>
      <text:p text:style-name="P6">This has the same effect as our previous program:</text:p>
      <text:p text:style-name="P6"/>
      <table:table table:name="Table52" table:style-name="Table52">
        <table:table-column table:style-name="Table52.A"/>
        <table:table-row table:style-name="TableLine2799669349568">
          <table:table-cell table:style-name="Table52.A1" office:value-type="string">
            <text:p text:style-name="P40">int x[3][2];</text:p>
            <text:p text:style-name="P40">x[0][0] = 0;</text:p>
            <text:p text:style-name="P40">x[0][1] = 1;</text:p>
            <text:p text:style-name="P40">x[1][0] = 1;</text:p>
            <text:p text:style-name="P40">x[1][1] = 2;</text:p>
            <text:p text:style-name="P40">x[2][0] = 2;</text:p>
            <text:p text:style-name="P40">x[2][1] = 3; </text:p>
          </table:table-cell>
        </table:table-row>
      </table:table>
      <text:p text:style-name="P6"/>
      <text:p text:style-name="P6"><text:span text:style-name="T7">Here's the same code but with constants. </text:span>I've also added a segment of code to print the values in the array. If I think of the first index as the “row” index and the second as the “column” index, the <text:span text:style-name="T3">row</text:span> and <text:span text:style-name="T3">col</text:span> variables will make the program easier to read too.</text:p>
      <text:p text:style-name="P6"/>
      <table:table table:name="Table3" table:style-name="Table3">
        <table:table-column table:style-name="Table3.A"/>
        <table:table-row table:style-name="TableLine2799669349840">
          <table:table-cell table:style-name="Table3.A1" office:value-type="string">
            <text:p text:style-name="P39">const int ROW_SIZE = 3;</text:p>
            <text:p text:style-name="P39">const int COL_SIZE = 2;</text:p>
            <text:p text:style-name="P34">int x[<text:span text:style-name="T14">ROW_SIZE</text:span>][<text:span text:style-name="T14">COL_SIZE</text:span>];</text:p>
            <text:p text:style-name="P34"/>
            <text:p text:style-name="P34">for (int row = 0; row &lt; <text:span text:style-name="T14">ROW_SIZE</text:span>; row++)</text:p>
            <text:p text:style-name="P34">{</text:p>
            <text:p text:style-name="P34"><text:s text:c="4"/>for (int col = 0; col &lt; <text:span text:style-name="T14">COL_SIZE</text:span>; col++)</text:p>
            <text:p text:style-name="P34"><text:s text:c="4"/>{</text:p>
            <text:p text:style-name="P34"><text:s text:c="8"/>x[row][col] = row + col;<text:line-break/> <text:s text:c="3"/>}<text:line-break/><text:soft-page-break/>}</text:p>
            <text:p text:style-name="P34"/>
            <text:p text:style-name="P39">for (int row = 0; row &lt; ROW_SIZE; row++)</text:p>
            <text:p text:style-name="P39">{</text:p>
            <text:p text:style-name="P39"><text:s text:c="4"/>for (int col = 0; col &lt; COL_SIZE; col++)</text:p>
            <text:p text:style-name="P39"><text:s text:c="4"/>{</text:p>
            <text:p text:style-name="P39"><text:s text:c="8"/>std::cout &lt;&lt; x[row][col] &lt;&lt; ' ';<text:line-break/> <text:s text:c="3"/>}</text:p>
            <text:p text:style-name="P39"><text:s text:c="4"/>std::cout &lt;&lt; std::endl; // goto next line<text:line-break/>}</text:p>
          </table:table-cell>
        </table:table-row>
      </table:table>
      <text:p text:style-name="P6"/>
      <text:p text:style-name="P6">Note that with the constants, the program is more flexible to change. </text:p>
      <text:p text:style-name="P6"/>
      <text:p text:style-name="P6"/>
      <text:p text:style-name="P6"><text:span text:style-name="T14">Exercise. </text:span>Change the <text:span text:style-name="T3">ROW_SIZE</text:span> to 10 and <text:span text:style-name="T3">COL_SIZE</text:span> to 15 and run the program. Get it?</text:p>
      <text:p text:style-name="P6"/>
      <text:p text:style-name="P6"/>
      <text:p text:style-name="P6">Look at the above double for-loops. They look like this:</text:p>
      <text:p text:style-name="P6"/>
      <table:table table:name="Table26" table:style-name="Table26">
        <table:table-column table:style-name="Table26.A"/>
        <table:table-row table:style-name="TableLine2799669350112">
          <table:table-cell table:style-name="Table26.A1" office:value-type="string">
            <text:p text:style-name="P40">for (int row = 0; row &lt; ROW_SIZE; row++)</text:p>
            <text:p text:style-name="P40">{</text:p>
            <text:p text:style-name="P40"><text:s text:c="4"/>for (int col = 0; col &lt; COL_SIZE; col++)</text:p>
            <text:p text:style-name="P40"><text:s text:c="4"/>{</text:p>
            <text:p text:style-name="P40"><text:span text:style-name="T19"><text:s text:c="8"/>... do something with x[row][col] ...<text:line-break/></text:span> <text:s text:c="3"/>}<text:line-break/>}</text:p>
          </table:table-cell>
        </table:table-row>
      </table:table>
      <text:p text:style-name="P6"/>
      <text:p text:style-name="P6">if you use this as your mental picture of the array, where the first index value represents the row and the second represents the column:</text:p>
      <text:p text:style-name="P6"/>
      <text:p text:style-name="P6"><text:tab/> <text:s text:c="2"/>main</text:p>
      <text:p text:style-name="P6"><draw:rect text:anchor-type="paragraph" draw:z-index="20" draw:name="Shape19" draw:style-name="gr11" draw:text-style-name="P59" svg:width="3.3752in" svg:height="1.3335in" svg:x="0.6098in" svg:y="0.0575in"><text:p/></draw:rect></text:p>
      <text:p text:style-name="P6"><draw:frame text:anchor-type="paragraph" draw:z-index="21" draw:name="Shape20" draw:style-name="gr10" draw:text-style-name="P56" svg:width="0.3752in" svg:height="0.2504in" svg:x="1.2035in" svg:y="0.148in"><draw:text-box><text:p>x</text:p></draw:text-box></draw:frame></text:p>
      <table:table table:name="Table22" table:style-name="Table22">
        <table:table-column table:style-name="Table22.A"/>
        <table:table-column table:style-name="Table22.B"/>
        <table:table-row table:style-name="TableLine2799669353376">
          <table:table-cell table:style-name="Table22.A1" office:value-type="string">
            <text:p text:style-name="P32">0</text:p>
          </table:table-cell>
          <table:table-cell table:style-name="Table22.B1" office:value-type="string">
            <text:p text:style-name="P32">1</text:p>
          </table:table-cell>
        </table:table-row>
        <table:table-row table:style-name="TableLine2799669348480">
          <table:table-cell table:style-name="Table22.A2" office:value-type="string">
            <text:p text:style-name="P32">1</text:p>
          </table:table-cell>
          <table:table-cell table:style-name="Table22.B2" office:value-type="string">
            <text:p text:style-name="P32">2</text:p>
          </table:table-cell>
        </table:table-row>
        <table:table-row table:style-name="TableLine2799669354192">
          <table:table-cell table:style-name="Table22.A2" office:value-type="string">
            <text:p text:style-name="P32">2</text:p>
          </table:table-cell>
          <table:table-cell table:style-name="Table22.B2" office:value-type="string">
            <text:p text:style-name="P32">3</text:p>
          </table:table-cell>
        </table:table-row>
      </table:table>
      <text:p text:style-name="P6"/>
      <text:p text:style-name="P6"><text:s/></text:p>
      <text:p text:style-name="P6"/>
      <text:p text:style-name="P6"/>
      <text:p text:style-name="P6">the scanning of the array looks like this:</text:p>
      <text:p text:style-name="P6"/>
      <text:p text:style-name="P6"/>
      <text:p text:style-name="P6"/>
      <text:p text:style-name="P6"/>
      <text:p text:style-name="P6"/>
      <text:p text:style-name="P6"/>
      <text:p text:style-name="P6"/>
      <text:p text:style-name="P6"/>
      <text:p text:style-name="P6"/>
      <text:p text:style-name="P6"/>
      <text:p text:style-name="P6"><text:soft-page-break/><text:s text:c="3"/><text:tab/> <text:s/>main</text:p>
      <text:p text:style-name="P6"><draw:rect text:anchor-type="paragraph" draw:z-index="22" draw:name="Shape21" draw:style-name="gr11" draw:text-style-name="P59" svg:width="3.3752in" svg:height="1.3335in" svg:x="0.6098in" svg:y="0.0575in"><text:p/></draw:rect></text:p>
      <text:p text:style-name="P6"><draw:frame text:anchor-type="paragraph" draw:z-index="23" draw:name="Shape22" draw:style-name="gr10" draw:text-style-name="P56" svg:width="0.3752in" svg:height="0.2504in" svg:x="1.2035in" svg:y="0.148in"><draw:text-box><text:p>x</text:p></draw:text-box></draw:frame></text:p>
      <table:table table:name="Table23" table:style-name="Table23">
        <table:table-column table:style-name="Table23.A"/>
        <table:table-column table:style-name="Table23.B"/>
        <table:table-row table:style-name="TableLine2799669347664">
          <table:table-cell table:style-name="Table23.A1" office:value-type="string">
            <text:p text:style-name="P32"><draw:polyline text:anchor-type="paragraph" draw:z-index="27" draw:name="Shape23" draw:style-name="gr9" draw:text-style-name="P55" svg:width="1.8925in" svg:height="0.302in" draw:transform="rotate (-2.98748008063869) translate (1.77925617303544in 0.210207131403341in)" svg:viewBox="0 0 4808 768" draw:points="837,522 0,392 61,0 4761,768 4808,469 4259,384"><text:p/></draw:polyline>0</text:p>
          </table:table-cell>
          <table:table-cell table:style-name="Table23.B1" office:value-type="string">
            <text:p text:style-name="P32"><draw:line text:anchor-type="paragraph" draw:z-index="24" draw:name="Shape24" draw:style-name="gr9" draw:text-style-name="P55" svg:x1="-0.2035in" svg:y1="0.0575in" svg:x2="0.0882in" svg:y2="0.0575in"><text:p/></draw:line>1</text:p>
          </table:table-cell>
        </table:table-row>
        <table:table-row table:style-name="TableLine2799669354736">
          <table:table-cell table:style-name="Table23.A2" office:value-type="string">
            <text:p text:style-name="P32"><draw:line text:anchor-type="paragraph" draw:z-index="25" draw:name="Shape25" draw:style-name="gr9" draw:text-style-name="P55" svg:x1="0.5984in" svg:y1="0.0764in" svg:x2="0.8902in" svg:y2="0.0764in"><text:p/></draw:line>1</text:p>
          </table:table-cell>
          <table:table-cell table:style-name="Table23.B2" office:value-type="string">
            <text:p text:style-name="P32"><draw:polyline text:anchor-type="paragraph" draw:z-index="28" draw:name="Shape26" draw:style-name="gr9" draw:text-style-name="P55" svg:width="1.8925in" svg:height="0.302in" draw:transform="rotate (-2.98748008063869) translate (0.966061728590986in 0.181734909181159in)" svg:viewBox="0 0 4808 768" draw:points="837,522 0,392 61,0 4761,768 4808,470 4259,384"><text:p/></draw:polyline>2</text:p>
          </table:table-cell>
        </table:table-row>
        <table:table-row table:style-name="TableLine2799669338960">
          <table:table-cell table:style-name="Table23.A2" office:value-type="string">
            <text:p text:style-name="P32"><draw:line text:anchor-type="paragraph" draw:z-index="26" draw:name="Shape27" draw:style-name="gr9" draw:text-style-name="P55" svg:x1="0.5992in" svg:y1="0.0839in" svg:x2="0.8909in" svg:y2="0.0839in"><text:p/></draw:line>2</text:p>
          </table:table-cell>
          <table:table-cell table:style-name="Table23.B2" office:value-type="string">
            <text:p text:style-name="P32">3</text:p>
          </table:table-cell>
        </table:table-row>
      </table:table>
      <text:p text:style-name="P6"/>
      <text:p text:style-name="P6"><text:s/></text:p>
      <text:p text:style-name="P6"/>
      <text:p text:style-name="P6"/>
      <text:p text:style-name="P6">Now suppose (for some reason) you scan the array in this order:</text:p>
      <text:p text:style-name="P6"/>
      <text:p text:style-name="P6"><text:s text:c="3"/><text:tab/> <text:s/>main</text:p>
      <text:p text:style-name="P6"><draw:rect text:anchor-type="paragraph" draw:z-index="31" draw:name="Shape28" draw:style-name="gr11" draw:text-style-name="P59" svg:width="3.3752in" svg:height="1.3335in" svg:x="0.6098in" svg:y="0.0575in"><text:p/></draw:rect><draw:polyline text:anchor-type="paragraph" draw:z-index="33" draw:name="Shape29" draw:style-name="gr9" draw:text-style-name="P55" svg:width="0.9299in" svg:height="1.0189in" draw:transform="rotate (-2.98748008063869) translate (2.92078588980339in 1.07536171682805in)" svg:viewBox="0 0 2363 2589" draw:points="2274,681 2363,106 1683,0 1281,2589 0,2390 93,1788"><text:p/></draw:polyline></text:p>
      <text:p text:style-name="P6"><draw:frame text:anchor-type="paragraph" draw:z-index="32" draw:name="Shape30" draw:style-name="gr10" draw:text-style-name="P56" svg:width="0.3752in" svg:height="0.2504in" svg:x="1.2035in" svg:y="0.148in"><draw:text-box><text:p>x</text:p></draw:text-box></draw:frame></text:p>
      <table:table table:name="Table24" table:style-name="Table24">
        <table:table-column table:style-name="Table24.A"/>
        <table:table-column table:style-name="Table24.B"/>
        <table:table-row table:style-name="TableLine2799669352016">
          <table:table-cell table:style-name="Table24.A1" office:value-type="string">
            <text:p text:style-name="P32"><draw:line text:anchor-type="paragraph" draw:z-index="34" draw:name="Shape31" draw:style-name="gr9" draw:text-style-name="P55" svg:x1="0.5161in" svg:y1="0.1in" svg:x2="0.5161in" svg:y2="0.3189in"><text:p/></draw:line>0</text:p>
          </table:table-cell>
          <table:table-cell table:style-name="Table24.B1" office:value-type="string">
            <text:p text:style-name="P32"><draw:line text:anchor-type="paragraph" draw:z-index="36" draw:name="Shape32" draw:style-name="gr9" draw:text-style-name="P55" svg:x1="0.4839in" svg:y1="0.0917in" svg:x2="0.4839in" svg:y2="0.3106in"><text:p/></draw:line>1</text:p>
          </table:table-cell>
        </table:table-row>
        <table:table-row table:style-name="TableLine2799669352288">
          <table:table-cell table:style-name="Table24.A2" office:value-type="string">
            <text:p text:style-name="P32"><draw:line text:anchor-type="paragraph" draw:z-index="35" draw:name="Shape33" draw:style-name="gr9" draw:text-style-name="P55" svg:x1="0.5161in" svg:y1="0.0819in" svg:x2="0.5161in" svg:y2="0.3008in"><text:p/></draw:line>1</text:p>
          </table:table-cell>
          <table:table-cell table:style-name="Table24.B2" office:value-type="string">
            <text:p text:style-name="P32"><draw:line text:anchor-type="paragraph" draw:z-index="37" draw:name="Shape34" draw:style-name="gr9" draw:text-style-name="P55" svg:x1="0.4839in" svg:y1="0.0736in" svg:x2="0.4839in" svg:y2="0.2925in"><text:p/></draw:line>2</text:p>
          </table:table-cell>
        </table:table-row>
        <table:table-row table:style-name="TableLine2799669352560">
          <table:table-cell table:style-name="Table24.A2" office:value-type="string">
            <text:p text:style-name="P32">2</text:p>
          </table:table-cell>
          <table:table-cell table:style-name="Table24.B2" office:value-type="string">
            <text:p text:style-name="P32">3</text:p>
          </table:table-cell>
        </table:table-row>
      </table:table>
      <text:p text:style-name="P6"/>
      <text:p text:style-name="P6"><text:s/></text:p>
      <text:p text:style-name="P6"/>
      <text:p text:style-name="P6">The second for-loop in this code scans the array this way:</text:p>
      <table:table table:name="Table25" table:style-name="Table25">
        <table:table-column table:style-name="Table25.A"/>
        <table:table-row table:style-name="TableLine2799669352832">
          <table:table-cell table:style-name="Table25.A1" office:value-type="string">
            <text:p text:style-name="P40">const int ROW_SIZE = 3;</text:p>
            <text:p text:style-name="P40">const int COL_SIZE = 2;</text:p>
            <text:p text:style-name="P40">int x[NUM_ROWS][NUM_COLS];</text:p>
            <text:p text:style-name="P40"/>
            <text:p text:style-name="P40">for (int row = 0; row &lt; ROW_SIZE; row++)</text:p>
            <text:p text:style-name="P40">{</text:p>
            <text:p text:style-name="P40"><text:s text:c="4"/>for (int col = 0; col &lt; COL_SIZE; col++)</text:p>
            <text:p text:style-name="P40"><text:s text:c="4"/>{</text:p>
            <text:p text:style-name="P40"><text:s text:c="8"/>x[row][col] = row + col;<text:line-break/> <text:s text:c="3"/>}<text:line-break/>}</text:p>
            <text:p text:style-name="P39"/>
            <text:p text:style-name="P39">for (int col = 0; col &lt; COL_SIZE; col++)</text:p>
            <text:p text:style-name="P39">{</text:p>
            <text:p text:style-name="P39"><text:s text:c="4"/>for (int row = 0; row &lt; ROW_SIZE; row++)</text:p>
            <text:p text:style-name="P39"><text:s text:c="4"/>{</text:p>
            <text:p text:style-name="P39"><text:s text:c="8"/>std::cout &lt;&lt; x[row][col] &lt;&lt; ' ';<text:line-break/> <text:s text:c="3"/>}<text:line-break/>}</text:p>
            <text:p text:style-name="P40">std::cout &lt;&lt; std::endl;</text:p>
          </table:table-cell>
        </table:table-row>
      </table:table>
      <text:p text:style-name="P6"/>
      <text:p text:style-name="P6">So just like the 1-dimensional array where you can scan forward or backward, you can scan a 2-dimensional array in different ways.</text:p>
      <text:p text:style-name="P6"/>
      <text:p text:style-name="P6"/>
      <text:p text:style-name="P6"><text:span text:style-name="T14">Exercise.</text:span> Write a while-loop that prompt<text:span text:style-name="T20">s</text:span> the user for a row <text:span text:style-name="T3">r</text:span>, column <text:span text:style-name="T3">c</text:span> and value <text:span text:style-name="T3">v</text:span> and set <text:span text:style-name="T3">x[r][c]</text:span> to <text:span text:style-name="T3">v</text:span>. Print the whole array after each change to the array. If the user enters a negative value for <text:span text:style-name="T3">r</text:span> or <text:span text:style-name="T3">c</text:span>, exit the while-loop</text:p>
      <table:table table:name="Table6" table:style-name="Table6">
        <table:table-column table:style-name="Table6.A"/>
        <text:soft-page-break/>
        <table:table-row table:style-name="TableLine2799669339776">
          <table:table-cell table:style-name="Table6.A1" office:value-type="string">
            <text:p text:style-name="P40">const int ROW_SIZE = 3;</text:p>
            <text:p text:style-name="P40">const int COL_SIZE = 2;</text:p>
            <text:p text:style-name="P40">int x[ROW_SIZE][COL_SIZE];</text:p>
            <text:p text:style-name="P40"/>
            <text:p text:style-name="P40">for (int row = 0; row &lt; ROW_SIZE; row++)</text:p>
            <text:p text:style-name="P40">{</text:p>
            <text:p text:style-name="P40"><text:s text:c="4"/>for (int col = 0; col &lt; COL_SIZE; col++)</text:p>
            <text:p text:style-name="P40"><text:s text:c="4"/>{</text:p>
            <text:p text:style-name="P40"><text:s text:c="8"/>x[row][col] = row + col;<text:line-break/> <text:s text:c="3"/>}<text:line-break/>}</text:p>
            <text:p text:style-name="P40"/>
            <text:p text:style-name="P40">for (int row = 0; row &lt; ROW_SIZE; row++)</text:p>
            <text:p text:style-name="P40">{</text:p>
            <text:p text:style-name="P40"><text:s text:c="4"/>for (int col = 0; col &lt; COL_SIZE; col++)</text:p>
            <text:p text:style-name="P40"><text:s text:c="4"/>{</text:p>
            <text:p text:style-name="P40"><text:s text:c="8"/>std::cout &lt;&lt; x[row][col] &lt;&lt; ' ';<text:line-break/> <text:s text:c="3"/>}</text:p>
            <text:p text:style-name="P40"><text:s text:c="4"/>std::cout &lt;&lt; std::endl;<text:line-break/>}</text:p>
            <text:p text:style-name="P40"/>
            <text:p text:style-name="P39">while (1)</text:p>
            <text:p text:style-name="P39">{</text:p>
            <text:p text:style-name="P39"><text:s text:c="4"/>// Prompt for r. If r &lt; 0, break the loop.</text:p>
            <text:p text:style-name="P39"><text:s text:c="4"/>// Prompt for c. If c &lt; 0, break the loop.</text:p>
            <text:p text:style-name="P39"><text:s text:c="4"/>// Prompt for v and set x[r][c] to v</text:p>
            <text:p text:style-name="P39"><text:s text:c="4"/>// Print the array<text:line-break/>}</text:p>
          </table:table-cell>
        </table:table-row>
      </table:table>
      <text:p text:style-name="P6">Test your program.</text:p>
      <text:p text:style-name="P6"/>
      <text:p text:style-name="P6"/>
      <text:p text:style-name="P6"><text:span text:style-name="T14">Exercise.</text:span> <text:s/>Continuing with the above example, initialize the 3-by-3 tic-tac-toe board to </text:p>
      <table:table table:name="Table50" table:style-name="Table50">
        <table:table-column table:style-name="Table50.A" table:number-columns-repeated="2"/>
        <table:table-column table:style-name="Table50.C"/>
        <table:table-row table:style-name="Table50.1">
          <table:table-cell table:style-name="Table50.A1" office:value-type="string">
            <text:p text:style-name="P34">' '</text:p>
          </table:table-cell>
          <table:table-cell table:style-name="Table50.A1" office:value-type="string">
            <text:p text:style-name="P34">'O'</text:p>
          </table:table-cell>
          <table:table-cell table:style-name="Table50.C1" office:value-type="string">
            <text:p text:style-name="P34">' '</text:p>
          </table:table-cell>
        </table:table-row>
        <table:table-row table:style-name="Table50.1">
          <table:table-cell table:style-name="Table50.A2" office:value-type="string">
            <text:p text:style-name="P34">' '</text:p>
          </table:table-cell>
          <table:table-cell table:style-name="Table50.A2" office:value-type="string">
            <text:p text:style-name="P34">'O'</text:p>
          </table:table-cell>
          <table:table-cell table:style-name="Table50.C2" office:value-type="string">
            <text:p text:style-name="P34">' '</text:p>
          </table:table-cell>
        </table:table-row>
        <table:table-row table:style-name="Table50.1">
          <table:table-cell table:style-name="Table50.A2" office:value-type="string">
            <text:p text:style-name="P34">'X'</text:p>
          </table:table-cell>
          <table:table-cell table:style-name="Table50.A2" office:value-type="string">
            <text:p text:style-name="P34">'X'</text:p>
          </table:table-cell>
          <table:table-cell table:style-name="Table50.C2" office:value-type="string">
            <text:p text:style-name="P34">'X'</text:p>
          </table:table-cell>
        </table:table-row>
      </table:table>
      <text:p text:style-name="P6">and write code to check that 'X' has a winning row. The code should detect a winning row for row 2. Now add code to detect either a winning row or winning column. The code should detect a winning column for this</text:p>
      <table:table table:name="Table51" table:style-name="Table51">
        <table:table-column table:style-name="Table51.A" table:number-columns-repeated="2"/>
        <table:table-column table:style-name="Table51.C"/>
        <table:table-row table:style-name="Table51.1">
          <table:table-cell table:style-name="Table51.A1" office:value-type="string">
            <text:p text:style-name="P34">' '</text:p>
          </table:table-cell>
          <table:table-cell table:style-name="Table51.A1" office:value-type="string">
            <text:p text:style-name="P34">'O'</text:p>
          </table:table-cell>
          <table:table-cell table:style-name="Table51.C1" office:value-type="string">
            <text:p text:style-name="P34">'X'</text:p>
          </table:table-cell>
        </table:table-row>
        <table:table-row table:style-name="Table51.1">
          <table:table-cell table:style-name="Table51.A2" office:value-type="string">
            <text:p text:style-name="P34">' '</text:p>
          </table:table-cell>
          <table:table-cell table:style-name="Table51.A2" office:value-type="string">
            <text:p text:style-name="P34">'O'</text:p>
          </table:table-cell>
          <table:table-cell table:style-name="Table51.C2" office:value-type="string">
            <text:p text:style-name="P34">'X'</text:p>
          </table:table-cell>
        </table:table-row>
        <table:table-row table:style-name="Table51.1">
          <table:table-cell table:style-name="Table51.A2" office:value-type="string">
            <text:p text:style-name="P34">' '</text:p>
          </table:table-cell>
          <table:table-cell table:style-name="Table51.A2" office:value-type="string">
            <text:p text:style-name="P34">' '</text:p>
          </table:table-cell>
          <table:table-cell table:style-name="Table51.C2" office:value-type="string">
            <text:p text:style-name="P34">'X'</text:p>
          </table:table-cell>
        </table:table-row>
      </table:table>
      <text:p text:style-name="P6"/>
      <text:p text:style-name="P6"/>
      <text:p text:style-name="P6"><text:span text:style-name="T14">Exercise.</text:span> Declare an array of 5-by-10 integers. Assign random integers from 1 to 10 to the array. Print the array in a 5-by-10 grid of values <text:s/>separating values in each row by a space and separating each row with a newline. Compute and print the average of the values in the whole array.</text:p>
      <text:p text:style-name="P6"/>
      <text:p text:style-name="P6"/>
      <text:p text:style-name="P6"><text:soft-page-break/><text:span text:style-name="T14">Exercise.</text:span> Declare an array of 5-by-10 integers. Assign random integers from 1 to 10 to the array. Print the array in a 5-by-10 grid of values <text:s/>separating values in each row by a space and separating each row with a newline. Prompt the user for a row and print the average of the values in that row. Repeat this exercise but let the user specify a <text:span text:style-name="T18">column</text:span>.</text:p>
      <text:p text:style-name="P6"/>
      <text:p text:style-name="P6"/>
      <text:p text:style-name="P6"><text:span text:style-name="T13">Exercise.</text:span><text:span text:style-name="T12"> You work for the national weather service. You need to declare a 2D array of doubles for measuring temperature. For instance </text:span></text:p>
      <text:p text:style-name="P6"/>
      <text:p text:style-name="P24"><text:tab/>temp[5][15]</text:p>
      <text:p text:style-name="P24"/>
      <text:p text:style-name="P6">is the temperature at 5:15 hours. Declare the array to measure temperature for a day. Prompt the user for a default temperature and set all the values in the array to this default temperature. In a loop, prompt the user for the hour and minute and temperature and set the array accordingly. If the user enters negative value for either the hour or the minute or the temperature, stop prompting the user and print the temperature in a two dimensional grid of values with hour for the rows and minute for the columns and print the average temperature.</text:p>
      <text:p text:style-name="P6"/>
      <text:p text:style-name="P6"/>
      <text:p text:style-name="P6"><text:span text:style-name="T14">Exercise.</text:span> You're given this code:</text:p>
      <table:table table:name="Table35" table:style-name="Table35">
        <table:table-column table:style-name="Table35.A"/>
        <table:table-row table:style-name="TableLine2799669371328">
          <table:table-cell table:style-name="Table35.A1" office:value-type="string">
            <text:p text:style-name="P40">const int ROW_SIZE = 5;</text:p>
            <text:p text:style-name="P40">const int COL_SIZE = 5;</text:p>
            <text:p text:style-name="P40">int x[ROW_SIZE][COL_SIZE]= {{0}};</text:p>
            <text:p text:style-name="P40"/>
            <text:p text:style-name="P40">// YOUR CODE</text:p>
            <text:p text:style-name="P40"/>
            <text:p text:style-name="P40">for (int row = 0; row &lt; ROW_SIZE; row++)</text:p>
            <text:p text:style-name="P40">{</text:p>
            <text:p text:style-name="P40"><text:s text:c="4"/>for (int col = 0; col &lt; COL_SIZE; col++)</text:p>
            <text:p text:style-name="P40"><text:s text:c="4"/>{</text:p>
            <text:p text:style-name="P40"><text:s text:c="8"/>std::cout &lt;&lt; x[row][col] &lt;&lt; ' ';<text:line-break/> <text:s text:c="3"/>}</text:p>
            <text:p text:style-name="P40"><text:s text:c="4"/>std::cout &lt;&lt; std::endl;<text:line-break/>}</text:p>
            <text:p text:style-name="P40">std::cout &lt;&lt; std::endl;</text:p>
          </table:table-cell>
        </table:table-row>
      </table:table>
      <text:p text:style-name="P6">Write <text:span text:style-name="T18">a single for-loop</text:span> that sets first and last row of the array to all 9. In other words the output should be</text:p>
      <table:table table:name="Table36" table:style-name="Table36">
        <table:table-column table:style-name="Table36.A"/>
        <table:table-row table:style-name="TableLine2799669364800">
          <table:table-cell table:style-name="Table36.A1" office:value-type="string">
            <text:p text:style-name="P34">9 9 9 9 9</text:p>
            <text:p text:style-name="P34">0 0 0 0 0</text:p>
            <text:p text:style-name="P34">0 0 0 0 0</text:p>
            <text:p text:style-name="P34">0 0 0 0 0</text:p>
            <text:p text:style-name="P34">9 9 9 9 9</text:p>
          </table:table-cell>
        </table:table-row>
      </table:table>
      <text:p text:style-name="P6"/>
      <text:p text:style-name="P6"/>
      <text:p text:style-name="P6"><text:span text:style-name="T14">Exercise.</text:span> You're given this code:</text:p>
      <table:table table:name="Table37" table:style-name="Table37">
        <table:table-column table:style-name="Table37.A"/>
        <table:table-row table:style-name="TableLine2799669367520">
          <table:table-cell table:style-name="Table37.A1" office:value-type="string">
            <text:p text:style-name="P40">const int ROW_SIZE = 5;</text:p>
            <text:p text:style-name="P40">const int COL_SIZE = 5;</text:p>
            <text:p text:style-name="P40">int x[ROW_SIZE][COL_SIZE]= {{0}};</text:p>
            <text:p text:style-name="P40"/>
            <text:p text:style-name="P40">// YOUR CODE</text:p>
            <text:p text:style-name="P40"><text:soft-page-break/></text:p>
            <text:p text:style-name="P40">for (int row = 0; row &lt; ROW_SIZE; row++)</text:p>
            <text:p text:style-name="P40">{</text:p>
            <text:p text:style-name="P40"><text:s text:c="4"/>for (int col = 0; col &lt; ROW_SIZE; col++)</text:p>
            <text:p text:style-name="P40"><text:s text:c="4"/>{</text:p>
            <text:p text:style-name="P40"><text:s text:c="8"/>std::cout &lt;&lt; x[row][col] &lt;&lt; ' ';<text:line-break/> <text:s text:c="3"/>}</text:p>
            <text:p text:style-name="P40"><text:s text:c="4"/>std::cout &lt;&lt; std::endl;<text:line-break/>}</text:p>
            <text:p text:style-name="P40">std::cout &lt;&lt; std::endl;</text:p>
          </table:table-cell>
        </table:table-row>
      </table:table>
      <text:p text:style-name="P6">Write two separate for-loops that sets first and last row and first and last column of the array to all 9. In other words the output should be</text:p>
      <table:table table:name="Table38" table:style-name="Table38">
        <table:table-column table:style-name="Table38.A"/>
        <table:table-row table:style-name="TableLine2799669371872">
          <table:table-cell table:style-name="Table38.A1" office:value-type="string">
            <text:p text:style-name="P34">9 9 9 9 9</text:p>
            <text:p text:style-name="P34">9 0 0 0 9</text:p>
            <text:p text:style-name="P34">9 0 0 0 9</text:p>
            <text:p text:style-name="P34">9 0 0 0 9</text:p>
            <text:p text:style-name="P34">9 9 9 9 9</text:p>
          </table:table-cell>
        </table:table-row>
      </table:table>
      <text:p text:style-name="P6">(If the array is a character array which is initialize<text:span text:style-name="T21">d</text:span> to spaces, and 'X' are placed at the first and last row, first and last column, then the above shows you how to build a 2D world with boundary.)</text:p>
      <text:p text:style-name="P6"/>
      <text:p text:style-name="P51">Scanning 2D <text:span text:style-name="T35">a</text:span>rrays: Exotic <text:span text:style-name="T35">p</text:span>aths in the <text:span text:style-name="T35">a</text:span>rray</text:p>
      <text:p text:style-name="P6"/>
      <text:p text:style-name="P6">Now let's try scanning the array in a different way. As a matter of fact we'll only scan part of the array. You are given the following code which declares and initializes a 5-by-5 integer array with 0s (the row size is the same as the column size.) </text:p>
      <table:table table:name="Table32" table:style-name="Table32">
        <table:table-column table:style-name="Table32.A"/>
        <table:table-row table:style-name="TableLine2799669360176">
          <table:table-cell table:style-name="Table32.A1" office:value-type="string">
            <text:p text:style-name="P40">const int ROW_SIZE = 5;</text:p>
            <text:p text:style-name="P40">int x[ROW_SIZE][ROW_SIZE]= {{0}};</text:p>
            <text:p text:style-name="P40"/>
            <text:p text:style-name="P40">// YOUR CODE</text:p>
            <text:p text:style-name="P40"/>
            <text:p text:style-name="P40">for (int row = 0; row &lt; ROW_SIZE; row++)</text:p>
            <text:p text:style-name="P40">{</text:p>
            <text:p text:style-name="P40"><text:s text:c="4"/>for (int col = 0; col &lt; ROW_SIZE; col++)</text:p>
            <text:p text:style-name="P40"><text:s text:c="4"/>{</text:p>
            <text:p text:style-name="P40"><text:s text:c="8"/>std::cout &lt;&lt; x[row][col] &lt;&lt; ' ';<text:line-break/> <text:s text:c="3"/>}</text:p>
            <text:p text:style-name="P40"><text:s text:c="4"/>std::cout &lt;&lt; std::endl;<text:line-break/>}</text:p>
            <text:p text:style-name="P40">std::cout &lt;&lt; std::endl;</text:p>
          </table:table-cell>
        </table:table-row>
      </table:table>
      <text:p text:style-name="P6"/>
      <text:p text:style-name="P6">We want to write a double for-loop that sets upper half right triangle of the array to all 9. In other words the output should be</text:p>
      <text:p text:style-name="P6"/>
      <table:table table:name="Table33" table:style-name="Table33">
        <table:table-column table:style-name="Table33.A"/>
        <table:table-row table:style-name="TableLine2799669368608">
          <table:table-cell table:style-name="Table33.A1" office:value-type="string">
            <text:p text:style-name="P34">9 9 9 9 9</text:p>
            <text:p text:style-name="P34">0 9 9 9 9</text:p>
            <text:p text:style-name="P34">0 0 9 9 9</text:p>
            <text:p text:style-name="P34">0 0 0 9 9</text:p>
            <text:p text:style-name="P34">0 0 0 0 9</text:p>
          </table:table-cell>
        </table:table-row>
      </table:table>
      <text:p text:style-name="P6"/>
      <text:p text:style-name="P6">Notice that the row and column index values where the value should be set to 9 are </text:p>
      <text:p text:style-name="P6"/>
      <text:p text:style-name="P6"><text:tab/>row<text:tab/>col</text:p>
      <text:p text:style-name="P6"><text:tab/>0<text:tab/>0, 1, 2, 3, 4</text:p>
      <text:p text:style-name="P6"><text:tab/>1<text:tab/>1, 2, 3, 4</text:p>
      <text:p text:style-name="P6"><text:tab/>2<text:tab/>2, 3, 4</text:p>
      <text:p text:style-name="P6"><text:tab/>3<text:tab/>3, 4</text:p>
      <text:p text:style-name="P6"><text:tab/>4<text:tab/>4</text:p>
      <text:p text:style-name="P6"/>
      <text:p text:style-name="P6">If you write a double for loop that prints the above row,col values you can easily access the value of that index position and set the value to 9. So the first step is actually to write a program that prints</text:p>
      <text:p text:style-name="P6"><text:tab/>row:0<text:tab/></text:p>
      <text:p text:style-name="P6"><text:tab/><text:tab/>col:0</text:p>
      <text:p text:style-name="P6"><text:tab/><text:tab/>col:1</text:p>
      <text:p text:style-name="P6"><text:tab/><text:tab/>col:2</text:p>
      <text:p text:style-name="P6"><text:tab/><text:tab/>col:3</text:p>
      <text:p text:style-name="P6"><text:tab/><text:tab/>col: 4</text:p>
      <text:p text:style-name="P6"><text:tab/>row:1<text:tab/></text:p>
      <text:p text:style-name="P6"><text:tab/><text:tab/>col:1</text:p>
      <text:p text:style-name="P6"><text:soft-page-break/><text:tab/><text:tab/>col: 2<text:line-break/><text:tab/><text:tab/>col: 3</text:p>
      <text:p text:style-name="P6"><text:tab/><text:tab/>col:4</text:p>
      <text:p text:style-name="P6"><text:tab/>etc.</text:p>
      <text:p text:style-name="P6"/>
      <text:p text:style-name="P6">But ... <text:span text:style-name="T17">WAIT!!!</text:span> You've actually seen something like this before ... in the notes on for-loops. The code is similar to this:</text:p>
      <table:table table:name="Table28" table:style-name="Table28">
        <table:table-column table:style-name="Table28.A"/>
        <table:table-row table:style-name="TableLine2799669366976">
          <table:table-cell table:style-name="Table28.A1" office:value-type="string">
            <text:p text:style-name="P34">for (int i = 0; i &lt; 5; i++)</text:p>
            <text:p text:style-name="P34">{</text:p>
            <text:p text:style-name="P34"><text:s text:c="4"/>std::cout &lt;&lt; "i:" &lt;&lt; i &lt;&lt; std::endl;</text:p>
            <text:p text:style-name="P34"><text:s text:c="4"/>for (int j = i; j &lt; 5; j++)</text:p>
            <text:p text:style-name="P34"><text:s text:c="4"/>{</text:p>
            <text:p text:style-name="P34"><text:s text:c="8"/>std::cout &lt;&lt; " <text:s/>j:" &lt;&lt; j &lt;&lt; std::endl;<text:line-break/> <text:s text:c="3"/>}<text:line-break/>}</text:p>
          </table:table-cell>
        </table:table-row>
      </table:table>
      <text:p text:style-name="P6">If you don't see it immediately, you had better check your notes on for-loops … immediately!!!</text:p>
      <text:p text:style-name="P6"/>
      <text:p text:style-name="P6">Since we now have control over the index values that we want, we complete the code:</text:p>
      <text:p text:style-name="P6"/>
      <table:table table:name="Table30" table:style-name="Table30">
        <table:table-column table:style-name="Table30.A"/>
        <table:table-row table:style-name="TableLine2799669360448">
          <table:table-cell table:style-name="Table30.A1" office:value-type="string">
            <text:p text:style-name="P40">const int ROW_SIZE = 5;</text:p>
            <text:p text:style-name="P40">int x[ROWS_SIZE][ROW_SIZE]= {{0}};</text:p>
            <text:p text:style-name="P40"/>
            <text:p text:style-name="P39">for (int row = 0; row &lt; ROW_SIZE; row++)</text:p>
            <text:p text:style-name="P39">{</text:p>
            <text:p text:style-name="P39"><text:s text:c="4"/>for (int col = row; col &lt; ROW_SIZE; col++)</text:p>
            <text:p text:style-name="P39"><text:s text:c="4"/>{</text:p>
            <text:p text:style-name="P39"><text:s text:c="8"/>x[row][col] = 9;<text:line-break/> <text:s text:c="3"/>}<text:line-break/>}</text:p>
            <text:p text:style-name="P40"/>
            <text:p text:style-name="P40">for (int row = 0; row &lt; ROW_SIZE; row++)</text:p>
            <text:p text:style-name="P40">{</text:p>
            <text:p text:style-name="P40"><text:s text:c="4"/>for (int col = 0; col &lt; ROW_SIZE; col++)</text:p>
            <text:p text:style-name="P40"><text:s text:c="4"/>{</text:p>
            <text:p text:style-name="P40"><text:s text:c="8"/>std::cout &lt;&lt; x[row][col] &lt;&lt; ' ';<text:line-break/> <text:s text:c="3"/>}</text:p>
            <text:p text:style-name="P40"><text:s text:c="4"/>std::cout &lt;&lt; std::endl;<text:line-break/>}</text:p>
            <text:p text:style-name="P40">std::cout &lt;&lt; std::endl;</text:p>
          </table:table-cell>
        </table:table-row>
      </table:table>
      <text:p text:style-name="P6"/>
      <text:p text:style-name="P6"/>
      <text:p text:style-name="P6"><text:span text:style-name="T14">Exercise.</text:span> You're given this code:</text:p>
      <table:table table:name="Table31" table:style-name="Table31">
        <table:table-column table:style-name="Table31.A"/>
        <table:table-row table:style-name="TableLine2799669369152">
          <table:table-cell table:style-name="Table31.A1" office:value-type="string">
            <text:p text:style-name="P40">const int ROW_SIZE = 5;</text:p>
            <text:p text:style-name="P40">int x[ROW_SIZE][ROWS_SIZE]= {{0}};</text:p>
            <text:p text:style-name="P40"/>
            <text:p text:style-name="P40">// YOUR CODE</text:p>
            <text:p text:style-name="P40"/>
            <text:p text:style-name="P40">for (int row = 0; row &lt; ROW_SIZE; row++)</text:p>
            <text:p text:style-name="P40">{</text:p>
            <text:p text:style-name="P40"><text:s text:c="4"/>for (int col = 0; col &lt; ROW_SIZE; col++)</text:p>
            <text:p text:style-name="P40"><text:soft-page-break/><text:s text:c="4"/>{</text:p>
            <text:p text:style-name="P40"><text:s text:c="8"/>std::cout &lt;&lt; x[row][col] &lt;&lt; ' ';<text:line-break/> <text:s text:c="3"/>}</text:p>
            <text:p text:style-name="P40"><text:s text:c="4"/>std::cout &lt;&lt; std::endl;<text:line-break/>}</text:p>
            <text:p text:style-name="P40">std::cout &lt;&lt; std::endl;</text:p>
          </table:table-cell>
        </table:table-row>
      </table:table>
      <text:p text:style-name="P6">Write a double for-loop that sets lower half left triangle of the array to all 9. In other words the output should be</text:p>
      <table:table table:name="Table34" table:style-name="Table34">
        <table:table-column table:style-name="Table34.A"/>
        <table:table-row table:style-name="TableLine2799669355552">
          <table:table-cell table:style-name="Table34.A1" office:value-type="string">
            <text:p text:style-name="P34">9 0 0 0 0</text:p>
            <text:p text:style-name="P34">9 9 0 0 0</text:p>
            <text:p text:style-name="P34">9 9 9 0 0</text:p>
            <text:p text:style-name="P34">9 9 9 9 0</text:p>
            <text:p text:style-name="P34">9 9 9 9 9</text:p>
          </table:table-cell>
        </table:table-row>
      </table:table>
      <text:p text:style-name="P6"/>
      <text:p text:style-name="P6"/>
      <text:p text:style-name="P6"><text:span text:style-name="T14">Ex</text:span><text:span text:style-name="T16">ercise</text:span><text:span text:style-name="T14">.</text:span> You are given the following code:</text:p>
      <table:table table:name="Table27" table:style-name="Table27">
        <table:table-column table:style-name="Table27.A"/>
        <table:table-row table:style-name="TableLine2799669363440">
          <table:table-cell table:style-name="Table27.A1" office:value-type="string">
            <text:p text:style-name="P40">const int ROW_SIZE = 5;</text:p>
            <text:p text:style-name="P40">int x[ROW_SIZE][ROW_SIZE]= {{0}};</text:p>
            <text:p text:style-name="P40"/>
            <text:p text:style-name="P40">// YOUR CODE</text:p>
            <text:p text:style-name="P40"/>
            <text:p text:style-name="P40">for (int row = 0; row &lt; ROW_SIZE; row++)</text:p>
            <text:p text:style-name="P40">{</text:p>
            <text:p text:style-name="P40"><text:s text:c="4"/>for (int col = 0; col &lt; ROW_SIZE; col++)</text:p>
            <text:p text:style-name="P40"><text:s text:c="4"/>{</text:p>
            <text:p text:style-name="P40"><text:s text:c="8"/>std::cout &lt;&lt; x[row][col] &lt;&lt; ' ';<text:line-break/> <text:s text:c="3"/>}</text:p>
            <text:p text:style-name="P40"><text:s text:c="4"/>std::cout &lt;&lt; std::endl;<text:line-break/>}</text:p>
            <text:p text:style-name="P40">std::cout &lt;&lt; std::endl;</text:p>
          </table:table-cell>
        </table:table-row>
      </table:table>
      <text:p text:style-name="P6">Write a for-loop that sets the values on the main diagonal of the array to all 9s. In other words the output should be</text:p>
      <table:table table:name="Table29" table:style-name="Table29">
        <table:table-column table:style-name="Table29.A"/>
        <table:table-row table:style-name="TableLine2799669359360">
          <table:table-cell table:style-name="Table29.A1" office:value-type="string">
            <text:p text:style-name="P34">9 0 0 0 0</text:p>
            <text:p text:style-name="P34">0 9 0 0 0</text:p>
            <text:p text:style-name="P34">0 0 9 0 0</text:p>
            <text:p text:style-name="P34">0 0 0 9 0</text:p>
            <text:p text:style-name="P34">0 0 0 0 9</text:p>
          </table:table-cell>
        </table:table-row>
      </table:table>
      <text:p text:style-name="P6">[Hint: What index values do you need? You need row = 0, col = 0, then row = 1, col = 1, then row = 2, col = 2, then row = 3, col = 3 and finally row = 4, col = 4.]</text:p>
      <text:p text:style-name="P6"/>
      <text:p text:style-name="P6"/>
      <text:p text:style-name="P6"><text:span text:style-name="T14">Ex</text:span><text:span text:style-name="T16">ercise</text:span><text:span text:style-name="T14">.</text:span> You are given the following code that declares a 5-by-5 array of characters, initializing it with spaces.</text:p>
      <table:table table:name="Table39" table:style-name="Table39">
        <table:table-column table:style-name="Table39.A"/>
        <table:table-row table:style-name="TableLine2799669356368">
          <table:table-cell table:style-name="Table39.A1" office:value-type="string">
            <text:p text:style-name="P40">const int ROW_SIZE = 5;</text:p>
            <text:p text:style-name="P40">char x[ROW_SIZE][ROW_SIZE];</text:p>
            <text:p text:style-name="P40">for (int row = 0; row &lt; ROW_SIZE; row++)</text:p>
            <text:p text:style-name="P40">{</text:p>
            <text:p text:style-name="P40"><text:s text:c="4"/>for (int col = 0; col &lt; COL_SIZE; col++)</text:p>
            <text:p text:style-name="P40"><text:s text:c="4"/>{</text:p>
            <text:p text:style-name="P40"><text:s text:c="8"/>x[row][col] = ' ';<text:line-break/> <text:s text:c="3"/>}<text:line-break/><text:soft-page-break/>}</text:p>
            <text:p text:style-name="P40"/>
            <text:p text:style-name="P40">// YOUR CODE</text:p>
            <text:p text:style-name="P40"/>
            <text:p text:style-name="P40">for (int row = 0; row &lt; ROW_SIZE; row++)</text:p>
            <text:p text:style-name="P40">{</text:p>
            <text:p text:style-name="P40"><text:s text:c="4"/>for (int col = 0; col &lt; ROW_SIZE; col++)</text:p>
            <text:p text:style-name="P40"><text:s text:c="4"/>{</text:p>
            <text:p text:style-name="P40"><text:s text:c="8"/>std::cout &lt;&lt; x[row][col];<text:line-break/> <text:s text:c="3"/>}</text:p>
            <text:p text:style-name="P40"><text:s text:c="4"/>std::cout &lt;&lt; std::endl;<text:line-break/>}</text:p>
            <text:p text:style-name="P40">std::cout &lt;&lt; std::endl;</text:p>
          </table:table-cell>
        </table:table-row>
      </table:table>
      <text:p text:style-name="P6">Write a for-loop that sets the values on the main diagonal of the array to <text:span text:style-name="T3">'*'</text:span>. In other words the output should be</text:p>
      <table:table table:name="Table40" table:style-name="Table40">
        <table:table-column table:style-name="Table40.A"/>
        <table:table-row table:style-name="TableLine2799669356912">
          <table:table-cell table:style-name="Table40.A1" office:value-type="string">
            <text:p text:style-name="P34">* <text:s text:c="4"/></text:p>
            <text:p text:style-name="P34"><text:s/>*</text:p>
            <text:p text:style-name="P34"><text:s text:c="2"/>*</text:p>
            <text:p text:style-name="P34"><text:s text:c="3"/>*</text:p>
            <text:p text:style-name="P34"><text:s text:c="4"/>*</text:p>
          </table:table-cell>
        </table:table-row>
      </table:table>
      <text:p text:style-name="P6">[Hint: See previous example.] Now modify your code so that it produces this output:</text:p>
      <table:table table:name="Table41" table:style-name="Table41">
        <table:table-column table:style-name="Table41.A"/>
        <table:table-row table:style-name="TableLine2799669369696">
          <table:table-cell table:style-name="Table41.A1" office:value-type="string">
            <text:p text:style-name="P34">* <text:s text:c="2"/>*</text:p>
            <text:p text:style-name="P34"><text:s/>* *</text:p>
            <text:p text:style-name="P34"><text:s text:c="2"/>*</text:p>
            <text:p text:style-name="P34"><text:s/>* *</text:p>
            <text:p text:style-name="P34">* <text:s text:c="2"/>*</text:p>
          </table:table-cell>
        </table:table-row>
      </table:table>
      <text:p text:style-name="P6"/>
      <text:p text:style-name="P6"/>
      <text:p text:style-name="P6">Of course that tells you that you can use a 2D array to do ASCII art!!!You can think of the 2D array as a drawing canvas. There is a big difference between the ASCII art problems in the notes for loops and using a 2D array. You can draw a star any where you like in the array. On the other hand, ASCII art using only loops and print statements require<text:span text:style-name="T21">s</text:span> you to print on the console window <text:span text:style-name="T21">from </text:span>left-to-right, row-by-row. </text:p>
      <text:p text:style-name="P6"/>
      <text:p text:style-name="P6">There is however a restriction when using arrays for ASCII art: You have to specify the row and column sizes of your array. This is what you can do: You can specify a really huge 2D array (say 1000-by-1000) and then only use part of it for drawing. </text:p>
      <text:p text:style-name="P51">Functions</text:p>
      <text:p text:style-name="P6"/>
      <text:p text:style-name="P6"><text:span text:style-name="T7">Everything is similar to functions for 1-dimensional arrays except for one thing. </text:span><text:span text:style-name="T17">LISTEN UP!!!</text:span><text:span text:style-name="T7"> </text:span>When you wrote function prototypes or function headers to be general, instead of writing</text:p>
      <text:p text:style-name="P6"/>
      <text:p text:style-name="P24"><text:tab/>void f(int x[3]);</text:p>
      <text:p text:style-name="P24"/>
      <text:p text:style-name="P6">we write</text:p>
      <text:p text:style-name="P6"/>
      <text:p text:style-name="P24"><text:tab/>void f(int x[]);</text:p>
      <text:p text:style-name="P24"/>
      <text:p text:style-name="P6">When declaring a 2D array (of ints or doubles or bools or ...) you <text:span text:style-name="T17">must specify the size of the second dimension</text:span>. For instance this is <text:span text:style-name="T17">WRONG</text:span></text:p>
      <text:p text:style-name="P6"/>
      <text:p text:style-name="P24"><text:tab/>void f(int x[][]);</text:p>
      <text:p text:style-name="P24"/>
      <text:p text:style-name="P6">This is <text:span text:style-name="T17">CORRECT</text:span>:</text:p>
      <text:p text:style-name="P6"/>
      <text:p text:style-name="P24"><text:tab/>void f(int x[][42]);</text:p>
      <text:p text:style-name="P6"/>
      <text:p text:style-name="P6">Here's a simple example:</text:p>
      <table:table table:name="Table4" table:style-name="Table4">
        <table:table-column table:style-name="Table4.A"/>
        <table:table-row table:style-name="TableLine2799669361808">
          <table:table-cell table:style-name="Table4.A1" office:value-type="string">
            <text:p text:style-name="P40">#include &lt;iostream&gt;</text:p>
            <text:p text:style-name="P40"/>
            <text:p text:style-name="P40">const int COL_SIZE = 2;</text:p>
            <text:p text:style-name="P40"/>
            <text:p text:style-name="P40"/>
            <text:p text:style-name="P40">void print(int x[][COL_SIZE], int numRows)</text:p>
            <text:p text:style-name="P40">{</text:p>
            <text:p text:style-name="P40"><text:s text:c="4"/>for (int row = 0; row &lt; numRows; row++)</text:p>
            <text:p text:style-name="P40"><text:s text:c="4"/>{</text:p>
            <text:p text:style-name="P40"><text:s text:c="8"/>for (int col = 0; col &lt; COL_SIZE; col++)</text:p>
            <text:p text:style-name="P40"><text:s text:c="8"/>{</text:p>
            <text:p text:style-name="P40"><text:s text:c="12"/>std::cout &lt;&lt; x[row][col] &lt;&lt; ' ';<text:line-break/> <text:s text:c="7"/>}</text:p>
            <text:p text:style-name="P40"><text:s text:c="8"/>std::cout &lt;&lt; std::endl; // goto next line<text:line-break/> <text:s text:c="3"/>}<text:line-break/>}</text:p>
            <text:p text:style-name="P40"/>
            <text:p text:style-name="P40"/>
            <text:p text:style-name="P40">int main()<text:line-break/>{</text:p>
            <text:p text:style-name="P40"><text:s text:c="4"/>int x[2][COL_SIZE];</text:p>
            <text:p text:style-name="P40"><text:s text:c="4"/>x[0][0] = 1;</text:p>
            <text:p text:style-name="P40"><text:s text:c="4"/>x[0][1] = 2;</text:p>
            <text:p text:style-name="P40"><text:s text:c="4"/>x[1][0] = 3;</text:p>
            <text:p text:style-name="P40"><text:s text:c="4"/>x[1][1] = 4;</text:p>
            <text:p text:style-name="P40"><text:s text:c="4"/>print(x, 2);</text:p>
            <text:p text:style-name="P40"><text:s text:c="4"/>return 0; <text:s/><text:line-break/>}</text:p>
          </table:table-cell>
        </table:table-row>
      </table:table>
      <text:p text:style-name="P6"><text:soft-page-break/></text:p>
      <text:p text:style-name="P6">Note that the code now seems to be high<text:span text:style-name="T21">ly</text:span> “nonsymmetric”: you do not have control over the second dimension. </text:p>
      <text:p text:style-name="P6"/>
      <text:p text:style-name="P6">To make the code more symmetric, you might want to do this, especially if you do not need full generality for the first dimension:</text:p>
      <table:table table:name="Table5" table:style-name="Table5">
        <table:table-column table:style-name="Table5.A"/>
        <table:table-row table:style-name="TableLine2799669365888">
          <table:table-cell table:style-name="Table5.A1" office:value-type="string">
            <text:p text:style-name="P40">#include &lt;iostream&gt;</text:p>
            <text:p text:style-name="P40"/>
            <text:p text:style-name="P40">const int ROW_SIZE = 2;</text:p>
            <text:p text:style-name="P40">const int COL_SIZE = 2;</text:p>
            <text:p text:style-name="P40"/>
            <text:p text:style-name="P40"/>
            <text:p text:style-name="P40">void print(int x[ROW_SIZE][COL_SIZE])</text:p>
            <text:p text:style-name="P40">{</text:p>
            <text:p text:style-name="P40"><text:s text:c="4"/>for (int row = 0; row &lt; ROW_SIZE; row++)</text:p>
            <text:p text:style-name="P40"><text:s text:c="4"/>{</text:p>
            <text:p text:style-name="P40"><text:s text:c="8"/>for (int col = 0; col &lt; COL_SIZE; col++)</text:p>
            <text:p text:style-name="P40"><text:s text:c="8"/>{</text:p>
            <text:p text:style-name="P40"><text:s text:c="12"/>std::cout &lt;&lt; x[row][col] &lt;&lt; ' ';<text:line-break/> <text:s text:c="7"/>}</text:p>
            <text:p text:style-name="P40"><text:s text:c="8"/>std::cout &lt;&lt; std::endl; // goto next line<text:line-break/> }<text:line-break/>}</text:p>
            <text:p text:style-name="P40"/>
            <text:p text:style-name="P40"/>
            <text:p text:style-name="P40">int main()<text:line-break/>{</text:p>
            <text:p text:style-name="P40"><text:s text:c="2"/>int x[ROW_SIZE][COL_SIZE];</text:p>
            <text:p text:style-name="P40"><text:s text:c="2"/>x[0][0] = 1;</text:p>
            <text:p text:style-name="P40"><text:s text:c="2"/>x[0][1] = 2;</text:p>
            <text:p text:style-name="P40"><text:s text:c="2"/>x[1][0] = 3;</text:p>
            <text:p text:style-name="P40"><text:s text:c="2"/>x[1][1] = 4;</text:p>
            <text:p text:style-name="P40"><text:s text:c="2"/>print(x);</text:p>
            <text:p text:style-name="P40"><text:s text:c="2"/>return 0; <text:s/><text:line-break/>}</text:p>
          </table:table-cell>
        </table:table-row>
      </table:table>
      <text:p text:style-name="P6"/>
      <text:p text:style-name="P6"/>
      <text:p text:style-name="P6"><text:span text:style-name="T14">Exercise.</text:span> Can you change values in a 2D array through a function? Write a simple program and verify.</text:p>
      <text:p text:style-name="P51">“Why do <text:span text:style-name="T35">I</text:span> <text:span text:style-name="T35">n</text:span>eed to <text:span text:style-name="T35">s</text:span>pecify the <text:span text:style-name="T35">s</text:span>ize for the <text:span text:style-name="T35">s</text:span>econd <text:span text:style-name="T35">d</text:span>imension?”</text:p>
      <text:p text:style-name="P23"/>
      <text:p text:style-name="P6">Why? You have to wait till CISS3 ... oh well ... OK I'll explain. </text:p>
      <text:p text:style-name="P6"/>
      <text:p text:style-name="P6"><draw:frame text:anchor-type="paragraph" draw:z-index="2" draw:name="Shape35" draw:style-name="gr23" draw:text-style-name="P56" svg:width="0.3232in" svg:height="0.2087in" svg:x="0.1827in" svg:y="0.1646in"><draw:text-box><text:p>...</text:p></draw:text-box></draw:frame><draw:frame text:anchor-type="paragraph" draw:z-index="3" draw:name="Shape36" draw:style-name="gr23" draw:text-style-name="P56" svg:width="0.3232in" svg:height="0.2087in" svg:x="4.2453in" svg:y="0.1555in"><draw:text-box><text:p>...</text:p></draw:text-box></draw:frame>Suppose you have this code:</text:p>
      <text:p text:style-name="P6"/>
      <text:p text:style-name="P6"><text:span text:style-name="T10"><text:tab/></text:span><text:span text:style-name="T11">int x[4][10];</text:span></text:p>
      <text:p text:style-name="P24"><text:tab/>std::cin &gt;&gt; x[2][6];</text:p>
      <text:p text:style-name="P24"/>
      <text:p text:style-name="P6">First of all, our mental picture of the values of array x looks like this:</text:p>
      <text:p text:style-name="P6"><draw:frame text:anchor-type="paragraph" draw:z-index="12" draw:name="Shape37" draw:style-name="gr17" draw:text-style-name="P61" svg:width="1.3024in" svg:height="0.2398in" svg:x="4.5366in" svg:y="0.1764in"><draw:text-box><text:p><text:span text:style-name="T44">row 0</text:span></text:p></draw:text-box></draw:frame><draw:frame text:anchor-type="paragraph" draw:z-index="14" draw:name="Shape38" draw:style-name="gr17" draw:text-style-name="P61" svg:width="1.3024in" svg:height="0.2398in" svg:x="4.5366in" svg:y="0.4161in"><draw:text-box><text:p><text:span text:style-name="T44">row 1</text:span></text:p></draw:text-box></draw:frame><draw:frame text:anchor-type="paragraph" draw:z-index="13" draw:name="Shape39" draw:style-name="gr17" draw:text-style-name="P61" svg:width="1.3024in" svg:height="0.2398in" svg:x="4.5366in" svg:y="0.6555in"><draw:text-box><text:p><text:span text:style-name="T44">row 2</text:span></text:p></draw:text-box></draw:frame></text:p>
      <table:table table:name="Table8" table:style-name="Table8">
        <table:table-column table:style-name="Table8.A" table:number-columns-repeated="9"/>
        <table:table-column table:style-name="Table8.J"/>
        <table:table-row table:style-name="TableLine2799669376768">
          <table:table-cell table:style-name="Table8.A1" office:value-type="string">
            <text:p text:style-name="P31"/>
          </table:table-cell>
          <table:table-cell table:style-name="Table8.A1" office:value-type="string">
            <text:p text:style-name="P31"/>
          </table:table-cell>
          <table:table-cell table:style-name="Table8.A1" office:value-type="string">
            <text:p text:style-name="P31"/>
          </table:table-cell>
          <table:table-cell table:style-name="Table8.A1" office:value-type="string">
            <text:p text:style-name="P31"/>
          </table:table-cell>
          <table:table-cell table:style-name="Table8.A1" office:value-type="string">
            <text:p text:style-name="P31"/>
          </table:table-cell>
          <table:table-cell table:style-name="Table8.A1" office:value-type="string">
            <text:p text:style-name="P31"/>
          </table:table-cell>
          <table:table-cell table:style-name="Table8.A1" office:value-type="string">
            <text:p text:style-name="P31"/>
          </table:table-cell>
          <table:table-cell table:style-name="Table8.A1" office:value-type="string">
            <text:p text:style-name="P31"/>
          </table:table-cell>
          <table:table-cell table:style-name="Table8.A1" office:value-type="string">
            <text:p text:style-name="P31"/>
          </table:table-cell>
          <table:table-cell table:style-name="Table8.J1" office:value-type="string">
            <text:p text:style-name="P31"/>
          </table:table-cell>
        </table:table-row>
        <table:table-row table:style-name="TableLine2799669270416">
          <table:table-cell table:style-name="Table8.A2" office:value-type="string">
            <text:p text:style-name="P31"/>
          </table:table-cell>
          <table:table-cell table:style-name="Table8.A2" office:value-type="string">
            <text:p text:style-name="P31"/>
          </table:table-cell>
          <table:table-cell table:style-name="Table8.A2" office:value-type="string">
            <text:p text:style-name="P31"/>
          </table:table-cell>
          <table:table-cell table:style-name="Table8.A2" office:value-type="string">
            <text:p text:style-name="P31"/>
          </table:table-cell>
          <table:table-cell table:style-name="Table8.A2" office:value-type="string">
            <text:p text:style-name="P31"/>
          </table:table-cell>
          <table:table-cell table:style-name="Table8.A2" office:value-type="string">
            <text:p text:style-name="P31"/>
          </table:table-cell>
          <table:table-cell table:style-name="Table8.A2" office:value-type="string">
            <text:p text:style-name="P31"/>
          </table:table-cell>
          <table:table-cell table:style-name="Table8.A2" office:value-type="string">
            <text:p text:style-name="P31"/>
          </table:table-cell>
          <table:table-cell table:style-name="Table8.A2" office:value-type="string">
            <text:p text:style-name="P31"/>
          </table:table-cell>
          <table:table-cell table:style-name="Table8.J2" office:value-type="string">
            <text:p text:style-name="P31"/>
          </table:table-cell>
        </table:table-row>
        <table:table-row table:style-name="TableLine2799669279392">
          <table:table-cell table:style-name="Table8.A2" office:value-type="string">
            <text:p text:style-name="P31"><draw:line text:anchor-type="paragraph" draw:z-index="17" draw:name="Shape40" draw:style-name="gr12" draw:text-style-name="P55" svg:x1="4.9465in" svg:y1="0.3555in" svg:x2="3.1339in" svg:y2="0.1055in"><text:p/></draw:line></text:p>
          </table:table-cell>
          <table:table-cell table:style-name="Table8.A2" office:value-type="string">
            <text:p text:style-name="P31"/>
          </table:table-cell>
          <table:table-cell table:style-name="Table8.A2" office:value-type="string">
            <text:p text:style-name="P31"/>
          </table:table-cell>
          <table:table-cell table:style-name="Table8.A2" office:value-type="string">
            <text:p text:style-name="P31"/>
          </table:table-cell>
          <table:table-cell table:style-name="Table8.A2" office:value-type="string">
            <text:p text:style-name="P31"/>
          </table:table-cell>
          <table:table-cell table:style-name="Table8.A2" office:value-type="string">
            <text:p text:style-name="P31"/>
          </table:table-cell>
          <table:table-cell table:style-name="Table8.G3" office:value-type="string">
            <text:p text:style-name="P33"/>
          </table:table-cell>
          <table:table-cell table:style-name="Table8.A2" office:value-type="string">
            <text:p text:style-name="P31"/>
          </table:table-cell>
          <table:table-cell table:style-name="Table8.A2" office:value-type="string">
            <text:p text:style-name="P31"/>
          </table:table-cell>
          <table:table-cell table:style-name="Table8.J2" office:value-type="string">
            <text:p text:style-name="P31"/>
          </table:table-cell>
        </table:table-row>
        <table:table-row table:style-name="TableLine2799669268240">
          <table:table-cell table:style-name="Table8.A2" office:value-type="string">
            <text:p text:style-name="P31"><draw:frame text:anchor-type="paragraph" draw:z-index="16" draw:name="Shape41" draw:style-name="gr13" draw:text-style-name="P60" svg:width="0.7815in" svg:height="0.3752in" svg:x="5.0193in" svg:y="0.0772in"><draw:text-box><text:p><text:span text:style-name="T3">x[2][6]</text:span></text:p></draw:text-box></draw:frame></text:p>
          </table:table-cell>
          <table:table-cell table:style-name="Table8.A2" office:value-type="string">
            <text:p text:style-name="P31"/>
          </table:table-cell>
          <table:table-cell table:style-name="Table8.A2" office:value-type="string">
            <text:p text:style-name="P31"/>
          </table:table-cell>
          <table:table-cell table:style-name="Table8.A2" office:value-type="string">
            <text:p text:style-name="P31"/>
          </table:table-cell>
          <table:table-cell table:style-name="Table8.A2" office:value-type="string">
            <text:p text:style-name="P31"/>
          </table:table-cell>
          <table:table-cell table:style-name="Table8.A2" office:value-type="string">
            <text:p text:style-name="P31"/>
          </table:table-cell>
          <table:table-cell table:style-name="Table8.A2" office:value-type="string">
            <text:p text:style-name="P31"/>
          </table:table-cell>
          <table:table-cell table:style-name="Table8.A2" office:value-type="string">
            <text:p text:style-name="P31"/>
          </table:table-cell>
          <table:table-cell table:style-name="Table8.A2" office:value-type="string">
            <text:p text:style-name="P31"/>
          </table:table-cell>
          <table:table-cell table:style-name="Table8.J2" office:value-type="string">
            <text:p text:style-name="P31"/>
          </table:table-cell>
        </table:table-row>
      </table:table>
      <text:p text:style-name="P6"><text:span text:style-name="T7">(i.e., </text:span><text:span text:style-name="T11">x</text:span><text:span text:style-name="T7"> has 4 rows of 10 integers). </text:span></text:p>
      <text:p text:style-name="P6"/>
      <text:p text:style-name="P6">Actually in your computer (at least up to this point in history!), memory is organized in a <text:span text:style-name="T14">linear</text:span> fashion, i.e., <text:span text:style-name="T14">on a straight line</text:span>. So here's a picture of the memory with the part occupied by x shown. I've colored alternate blocks of 10 integers. The location in the computer's memory for </text:p>
      <text:p text:style-name="P6"><text:span text:style-name="T11">x[2][6]</text:span><text:span text:style-name="T7"> is shown.</text:span></text:p>
      <text:p text:style-name="P6"><draw:frame text:anchor-type="paragraph" draw:z-index="9" draw:name="Shape42" draw:style-name="gr18" draw:text-style-name="P61" svg:width="2.5524in" svg:height="0.1878in" svg:x="0.4118in" svg:y="0.1071in"><draw:text-box><text:p><text:span text:style-name="T44">Offset of x[2][6] from x[0][0] is 2*10 + 6</text:span></text:p></draw:text-box></draw:frame></text:p>
      <text:p text:style-name="P6"><draw:line text:anchor-type="paragraph" draw:z-index="8" draw:name="Shape43" draw:style-name="gr19" draw:text-style-name="P55" svg:x1="0.1618in" svg:y1="0.1346in" svg:x2="3.0681in" svg:y2="0.1346in"><text:p/></draw:line></text:p>
      <text:p text:style-name="P6"/>
      <text:p text:style-name="P6"><draw:g text:anchor-type="paragraph" draw:z-index="11" draw:name="Shape44" draw:style-name="gr14"><draw:line draw:style-name="gr15" draw:text-style-name="P55" svg:x1="1.2764in" svg:y1="0.2492in" svg:x2="2.3075in" svg:y2="0.2492in"><text:p/></draw:line><draw:frame draw:style-name="gr16" draw:text-style-name="P61" svg:width="0.9169in" svg:height="0.1878in" svg:x="1.3701in" svg:y="0.0618in"><draw:text-box><text:p><text:span text:style-name="T44">row 1</text:span></text:p></draw:text-box></draw:frame></draw:g><draw:g text:anchor-type="paragraph" draw:z-index="15" draw:name="Shape45" draw:style-name="gr14"><draw:line draw:style-name="gr15" draw:text-style-name="P55" svg:x1="2.3909in" svg:y1="0.2587in" svg:x2="3.422in" svg:y2="0.2587in"><text:p/></draw:line><draw:frame draw:style-name="gr16" draw:text-style-name="P61" svg:width="0.9169in" svg:height="0.1878in" svg:x="2.4846in" svg:y="0.072in"><draw:text-box><text:p><text:span text:style-name="T44">row 2</text:span></text:p></draw:text-box></draw:frame></draw:g></text:p>
      <text:p text:style-name="P6"><draw:g text:anchor-type="paragraph" draw:z-index="10" draw:name="Shape46" draw:style-name="gr14"><draw:line draw:style-name="gr15" draw:text-style-name="P55" svg:x1="0.1618in" svg:y1="0.0882in" svg:x2="1.1929in" svg:y2="0.0882in"><text:p/></draw:line><draw:frame draw:style-name="gr16" draw:text-style-name="P61" svg:width="0.9169in" svg:height="0.1878in" svg:x="0.2555in" svg:y="-0.098in"><draw:text-box><text:p><text:span text:style-name="T44">row 0</text:span></text:p></draw:text-box></draw:frame></draw:g></text:p>
      <table:table table:name="Table9" table:style-name="Table9">
        <table:table-column table:style-name="Table9.A" table:number-columns-repeated="39"/>
        <table:table-column table:style-name="Table9.n"/>
        <table:table-row table:style-name="TableLine2799669275312">
          <table:table-cell table:style-name="Table9.A1" office:value-type="string">
            <text:p text:style-name="P31"/>
          </table:table-cell>
          <table:table-cell table:style-name="Table9.B1" office:value-type="string">
            <text:p text:style-name="P31"/>
          </table:table-cell>
          <table:table-cell table:style-name="Table9.B1" office:value-type="string">
            <text:p text:style-name="P31"/>
          </table:table-cell>
          <table:table-cell table:style-name="Table9.B1" office:value-type="string">
            <text:p text:style-name="P31"/>
          </table:table-cell>
          <table:table-cell table:style-name="Table9.B1" office:value-type="string">
            <text:p text:style-name="P31"/>
          </table:table-cell>
          <table:table-cell table:style-name="Table9.B1" office:value-type="string">
            <text:p text:style-name="P31"/>
          </table:table-cell>
          <table:table-cell table:style-name="Table9.B1" office:value-type="string">
            <text:p text:style-name="P31"/>
          </table:table-cell>
          <table:table-cell table:style-name="Table9.B1" office:value-type="string">
            <text:p text:style-name="P31"/>
          </table:table-cell>
          <table:table-cell table:style-name="Table9.B1" office:value-type="string">
            <text:p text:style-name="P31"/>
          </table:table-cell>
          <table:table-cell table:style-name="Table9.B1" office:value-type="string">
            <text:p text:style-name="P31"/>
          </table:table-cell>
          <table:table-cell table:style-name="Table9.B1" office:value-type="string">
            <text:p text:style-name="P31"/>
          </table:table-cell>
          <table:table-cell table:style-name="Table9.A1" office:value-type="string">
            <text:p text:style-name="P31"/>
          </table:table-cell>
          <table:table-cell table:style-name="Table9.A1" office:value-type="string">
            <text:p text:style-name="P31"/>
          </table:table-cell>
          <table:table-cell table:style-name="Table9.A1" office:value-type="string">
            <text:p text:style-name="P31"/>
          </table:table-cell>
          <table:table-cell table:style-name="Table9.A1" office:value-type="string">
            <text:p text:style-name="P31"/>
          </table:table-cell>
          <table:table-cell table:style-name="Table9.A1" office:value-type="string">
            <text:p text:style-name="P31"/>
          </table:table-cell>
          <table:table-cell table:style-name="Table9.A1" office:value-type="string">
            <text:p text:style-name="P31"/>
          </table:table-cell>
          <table:table-cell table:style-name="Table9.A1" office:value-type="string">
            <text:p text:style-name="P31"/>
          </table:table-cell>
          <table:table-cell table:style-name="Table9.A1" office:value-type="string">
            <text:p text:style-name="P31"/>
          </table:table-cell>
          <table:table-cell table:style-name="Table9.A1" office:value-type="string">
            <text:p text:style-name="P31"/>
          </table:table-cell>
          <table:table-cell table:style-name="Table9.A1" office:value-type="string">
            <text:p text:style-name="P31"/>
          </table:table-cell>
          <table:table-cell table:style-name="Table9.B1" office:value-type="string">
            <text:p text:style-name="P31"/>
          </table:table-cell>
          <table:table-cell table:style-name="Table9.B1" office:value-type="string">
            <text:p text:style-name="P31"/>
          </table:table-cell>
          <table:table-cell table:style-name="Table9.B1" office:value-type="string">
            <text:p text:style-name="P31"/>
          </table:table-cell>
          <table:table-cell table:style-name="Table9.B1" office:value-type="string">
            <text:p text:style-name="P31"/>
          </table:table-cell>
          <table:table-cell table:style-name="Table9.B1" office:value-type="string">
            <text:p text:style-name="P31"/>
          </table:table-cell>
          <table:table-cell table:style-name="Table9.B1" office:value-type="string">
            <text:p text:style-name="P31"/>
          </table:table-cell>
          <table:table-cell table:style-name="Table9.b1" office:value-type="string">
            <text:p text:style-name="P33"/>
          </table:table-cell>
          <table:table-cell table:style-name="Table9.B1" office:value-type="string">
            <text:p text:style-name="P31"/>
          </table:table-cell>
          <table:table-cell table:style-name="Table9.B1" office:value-type="string">
            <text:p text:style-name="P31"/>
          </table:table-cell>
          <table:table-cell table:style-name="Table9.B1" office:value-type="string">
            <text:p text:style-name="P31"/>
          </table:table-cell>
          <table:table-cell table:style-name="Table9.A1" office:value-type="string">
            <text:p text:style-name="P31"/>
          </table:table-cell>
          <table:table-cell table:style-name="Table9.A1" office:value-type="string">
            <text:p text:style-name="P31"/>
          </table:table-cell>
          <table:table-cell table:style-name="Table9.A1" office:value-type="string">
            <text:p text:style-name="P31"/>
          </table:table-cell>
          <table:table-cell table:style-name="Table9.A1" office:value-type="string">
            <text:p text:style-name="P31"/>
          </table:table-cell>
          <table:table-cell table:style-name="Table9.A1" office:value-type="string">
            <text:p text:style-name="P31"/>
          </table:table-cell>
          <table:table-cell table:style-name="Table9.A1" office:value-type="string">
            <text:p text:style-name="P31"/>
          </table:table-cell>
          <table:table-cell table:style-name="Table9.A1" office:value-type="string">
            <text:p text:style-name="P31"/>
          </table:table-cell>
          <table:table-cell table:style-name="Table9.A1" office:value-type="string">
            <text:p text:style-name="P31"/>
          </table:table-cell>
          <table:table-cell table:style-name="Table9.n1" office:value-type="string">
            <text:p text:style-name="P31"/>
          </table:table-cell>
        </table:table-row>
      </table:table>
      <text:p text:style-name="P6"><draw:frame text:anchor-type="paragraph" draw:z-index="7" draw:name="Shape47" draw:style-name="gr20" draw:text-style-name="P61" svg:width="1.6878in" svg:height="0.6776in" svg:x="2.7453in" svg:y="0.3646in"><draw:text-box><text:p><text:span text:style-name="T44">Location of </text:span><text:span text:style-name="T45">x[2][6]</text:span><text:span text:style-name="T44">. Note that the location is exactly 2 * 10 + 6 away from</text:span><text:span text:style-name="T45"> x[0][0]</text:span><text:span text:style-name="T44">.</text:span></text:p></draw:text-box></draw:frame><draw:line text:anchor-type="paragraph" draw:z-index="6" draw:name="Shape48" draw:style-name="gr21" draw:text-style-name="P55" svg:x1="3.0783in" svg:y1="0.3543in" svg:x2="3.0783in" svg:y2="0in"><text:p/></draw:line><draw:line text:anchor-type="paragraph" draw:z-index="5" draw:name="Shape49" draw:style-name="gr21" draw:text-style-name="P55" svg:x1="0.1618in" svg:y1="0.3646in" svg:x2="0.1618in" svg:y2="0.0102in"><text:p/></draw:line><draw:frame text:anchor-type="paragraph" draw:z-index="4" draw:name="Shape50" draw:style-name="gr22" draw:text-style-name="P61" svg:width="1.6878in" svg:height="0.448in" svg:x="0.0055in" svg:y="0.3646in"><draw:text-box><text:p><text:span text:style-name="T44">Location of the first value of array x, </text:span><text:span text:style-name="T45">x[0][0]</text:span></text:p></draw:text-box></draw:frame></text:p>
      <text:p text:style-name="P6"/>
      <text:p text:style-name="P6"/>
      <text:p text:style-name="P6"/>
      <text:p text:style-name="P6"/>
      <text:p text:style-name="P6"/>
      <text:p text:style-name="P6"/>
      <text:p text:style-name="P6"/>
      <text:p text:style-name="P6"><text:span text:style-name="T10">How does C++ locate the value in the array that you want? C++ actually only remembers the location of </text:span><text:span text:style-name="T11">x[0][0]</text:span><text:span text:style-name="T10">.When you want </text:span><text:span text:style-name="T11">x[2][6]</text:span><text:span text:style-name="T10">, C++ computes the position of </text:span><text:span text:style-name="T11">x[2][6]</text:span><text:span text:style-name="T10"> as an offset from </text:span><text:span text:style-name="T11">x[0][0]</text:span><text:span text:style-name="T10">.</text:span></text:p>
      <text:p text:style-name="P6"><text:s/></text:p>
      <text:p text:style-name="P6"><text:span text:style-name="T7">Now the location of </text:span><text:span text:style-name="T11">x[2][6]</text:span><text:span text:style-name="T10"> is </text:span></text:p>
      <text:p text:style-name="P6"/>
      <text:p text:style-name="P6"><text:tab/>2 * 10 + 6</text:p>
      <text:p text:style-name="P6"/>
      <text:p text:style-name="P6"><text:span text:style-name="T10">away from the first value </text:span><text:span text:style-name="T11">x[0][0]</text:span><text:span text:style-name="T10">. Right? Once C++ knows the computer memory location of the value you want, it can then retrieve the value or assign a value to that spot.</text:span></text:p>
      <text:p text:style-name="P6"/>
      <text:p text:style-name="P6"><text:soft-page-break/>So ... one more time: </text:p>
      <text:list xml:id="list1905421803" text:style-name="L2">
        <text:list-item>
          <text:p text:style-name="P54">Values are stored in memory which is organized in a straight line.</text:p>
        </text:list-item>
        <text:list-item>
          <text:p text:style-name="P54">For an array, C++ remembers the position of the first element of the array.</text:p>
        </text:list-item>
        <text:list-item>
          <text:p text:style-name="P54"><text:span text:style-name="T10">If your program needs </text:span><text:span text:style-name="T11">x[i][j]</text:span><text:span text:style-name="T10"> of an array x, C++ will compute the location of that value by computing it's offset from </text:span><text:span text:style-name="T11">x[0][0]</text:span><text:span text:style-name="T10">. </text:span></text:p>
        </text:list-item>
      </text:list>
      <text:p text:style-name="P6"/>
      <text:p text:style-name="P6">OK. So now look at the above example: </text:p>
      <text:p text:style-name="P6"/>
      <text:p text:style-name="P6"><text:span text:style-name="T10"><text:tab/></text:span><text:span text:style-name="T11">int x[20][10];</text:span></text:p>
      <text:p text:style-name="P24"><text:tab/>std::cin &gt;&gt; x[2][6];</text:p>
      <text:p text:style-name="P6"/>
      <text:p text:style-name="P6"><text:span text:style-name="T10">If you need </text:span><text:span text:style-name="T11">x[2][6]</text:span><text:span text:style-name="T7">, C++ will look at the value that is</text:span></text:p>
      <text:p text:style-name="P6"/>
      <text:p text:style-name="P6"><text:tab/>2 * 10 + 6</text:p>
      <text:p text:style-name="P6"/>
      <text:p text:style-name="P6"><text:span text:style-name="T10">away from </text:span><text:span text:style-name="T11">x[0][0]</text:span><text:span text:style-name="T10">. But ... notice something? The offset is</text:span></text:p>
      <text:p text:style-name="P6"/>
      <text:p text:style-name="P6"><text:tab/>2 * 10 + 6</text:p>
      <text:p text:style-name="P6"/>
      <text:p text:style-name="P6">which depends on 2 and 6 which is provided in your code when you write <text:span text:style-name="T3">x[2][6]</text:span>. But notice that it also depends on ... <text:span text:style-name="T17">the number 10:</text:span></text:p>
      <text:p text:style-name="P6"/>
      <text:p text:style-name="P6"><text:tab/>2 * <text:span text:style-name="T17">10</text:span> + 6</text:p>
      <text:p text:style-name="P6"/>
      <text:p text:style-name="P6"><text:span text:style-name="T7">Where does that come from? It's the </text:span><text:span text:style-name="T9">size of the second dimension</text:span></text:p>
      <text:p text:style-name="P6"/>
      <text:p text:style-name="P6">This is the reason why the size of the second dimension must be stated. Otherwise C++ does not know how to access a required value in the 2D array.</text:p>
      <text:p text:style-name="P52">Exercise: tic-tac-toe</text:p>
      <text:p text:style-name="P13"/>
      <text:p text:style-name="P13">Write a tic-tac-toe program using a 2D array for the board.</text:p>
      <text:p text:style-name="P13"/>
      <text:p text:style-name="P16"><text:span text:style-name="T16">Exercise.</text:span><text:span text:style-name="T36"> Write a function</text:span></text:p>
      <table:table table:name="Table64" table:style-name="Table64">
        <table:table-column table:style-name="Table64.A"/>
        <table:table-row table:style-name="TableLine2799669269872">
          <table:table-cell table:style-name="Table64.A1" office:value-type="string">
            <text:p text:style-name="P41">const int n = 3;</text:p>
            <text:p text:style-name="P41"/>
            <text:p text:style-name="P41">void init(char board[n][n]);</text:p>
          </table:table-cell>
        </table:table-row>
      </table:table>
      <text:p text:style-name="P13">that initialization a tic-tao-toe board.. Note your program should have a global constant for the board size. That way if we change 3 to another size such as 5, you’ll get a 5-by-5 tic-tac-toe board. So in your code do not assume the board size is 3-by-3.</text:p>
      <text:p text:style-name="P13"/>
      <text:p text:style-name="P16"><text:span text:style-name="T16">Exercise.</text:span><text:span text:style-name="T36"> Write a function to print the tic-tac-toe board:</text:span></text:p>
      <table:table table:name="Table65" table:style-name="Table65">
        <table:table-column table:style-name="Table65.A"/>
        <table:table-row table:style-name="TableLine2799669276672">
          <table:table-cell table:style-name="Table65.A1" office:value-type="string">
            <text:p text:style-name="P41">...</text:p>
            <text:p text:style-name="P41">void print(char board[n][n]);</text:p>
          </table:table-cell>
        </table:table-row>
      </table:table>
      <text:p text:style-name="P13">Suppose the board is filled with spaces and n is 3. Then the output is</text:p>
      <table:table table:name="Table66" table:style-name="Table66">
        <table:table-column table:style-name="Table66.A"/>
        <table:table-row table:style-name="TableLine2799669280480">
          <table:table-cell table:style-name="Table66.A1" office:value-type="string">
            <text:p text:style-name="P41">+-+-+-+</text:p>
            <text:p text:style-name="P41">| | | |</text:p>
            <text:p text:style-name="P41">+-+-+-+</text:p>
            <text:p text:style-name="P41">| | | |</text:p>
            <text:p text:style-name="P41">+-+-+-+</text:p>
            <text:p text:style-name="P41">| | | |</text:p>
            <text:p text:style-name="P41">+-+-+-+</text:p>
          </table:table-cell>
        </table:table-row>
      </table:table>
      <text:p text:style-name="P13">If row 0 and column 1 of the bo<text:span text:style-name="T39">a</text:span>rd has ‘X’, then the output is </text:p>
      <table:table table:name="Table67" table:style-name="Table67">
        <table:table-column table:style-name="Table67.A"/>
        <table:table-row table:style-name="TableLine2799669271504">
          <table:table-cell table:style-name="Table67.A1" office:value-type="string">
            <text:p text:style-name="P41">+-+-+-+</text:p>
            <text:p text:style-name="P41">| |X| |</text:p>
            <text:p text:style-name="P41">+-+-+-+</text:p>
            <text:p text:style-name="P41">| | | |</text:p>
            <text:p text:style-name="P41">+-+-+-+</text:p>
            <text:p text:style-name="P41">| | | |</text:p>
            <text:p text:style-name="P41">+-+-+-+</text:p>
          </table:table-cell>
        </table:table-row>
      </table:table>
      <text:p text:style-name="P13"/>
      <text:p text:style-name="P13"/>
      <text:p text:style-name="P17"><text:span text:style-name="T16">Exercise.</text:span><text:span text:style-name="T36"> </text:span><text:span text:style-name="T37">Write a function that checks if there’s a winning row at row r for character </text:span><text:span text:style-name="T6">player</text:span><text:span text:style-name="T37">:</text:span></text:p>
      <table:table table:name="Table68" table:style-name="Table68">
        <table:table-column table:style-name="Table68.A"/>
        <table:table-row table:style-name="TableLine2799669272320">
          <table:table-cell table:style-name="Table68.A1" office:value-type="string">
            <text:p text:style-name="P42"><text:span text:style-name="T37">bool</text:span> <text:span text:style-name="T37">has_winning_row</text:span>(char board[n][n], <text:span text:style-name="T37">int r, </text:span></text:p>
            <text:p text:style-name="P42"><text:span text:style-name="T37"><text:s text:c="20"/>char player</text:span>);</text:p>
          </table:table-cell>
        </table:table-row>
      </table:table>
      <text:p text:style-name="P14">The character <text:span text:style-name="T3">player</text:span> is either <text:span text:style-name="T3">'X'</text:span> or <text:span text:style-name="T3">'O'</text:span>.</text:p>
      <text:p text:style-name="P14"/>
      <text:p text:style-name="P14"/>
      <text:p text:style-name="P17"><text:span text:style-name="T16">Exercise.</text:span><text:span text:style-name="T36"> </text:span><text:span text:style-name="T37">Write a function that checks if there’s a winning column at column c for character </text:span><text:span text:style-name="T6">player</text:span><text:span text:style-name="T37">:</text:span></text:p>
      <table:table table:name="Table69" table:style-name="Table69">
        <table:table-column table:style-name="Table69.A"/>
        <table:table-row table:style-name="TableLine2799670354576">
          <table:table-cell table:style-name="Table69.A1" office:value-type="string">
            <text:p text:style-name="P42"><text:span text:style-name="T37">bool</text:span> <text:span text:style-name="T37">has_winning_column</text:span>(char board[n][n], <text:span text:style-name="T37">int c, </text:span></text:p>
            <text:p text:style-name="P42"><text:span text:style-name="T37"><text:s text:c="24"/>char player</text:span>);</text:p>
          </table:table-cell>
        </table:table-row>
      </table:table>
      <text:p text:style-name="P14">Character <text:span text:style-name="T3">player</text:span> is either <text:span text:style-name="T3">'X'</text:span> or <text:span text:style-name="T3">'O'</text:span>.</text:p>
      <text:p text:style-name="P14"/>
      <text:p text:style-name="P14"/>
      <text:p text:style-name="P17"><text:span text:style-name="T16">Exercise.</text:span><text:span text:style-name="T36"> </text:span><text:span text:style-name="T37">Write a function that checks if there’s a winning down-diagonal for character </text:span><text:span text:style-name="T6">player</text:span><text:span text:style-name="T37">:</text:span></text:p>
      <table:table table:name="Table70" table:style-name="Table70">
        <table:table-column table:style-name="Table70.A"/>
        <text:soft-page-break/>
        <table:table-row table:style-name="TableLine2799670347232">
          <table:table-cell table:style-name="Table70.A1" office:value-type="string">
            <text:p text:style-name="P42"><text:span text:style-name="T37">bool</text:span> <text:span text:style-name="T37">has_winning_down_diag</text:span>(char board[n][n], <text:span text:style-name="T37">int c, </text:span></text:p>
            <text:p text:style-name="P42"><text:span text:style-name="T37"><text:s text:c="27"/>char player</text:span>);</text:p>
          </table:table-cell>
        </table:table-row>
      </table:table>
      <text:p text:style-name="P14">Character <text:span text:style-name="T3">player</text:span> is either <text:span text:style-name="T3">'X'</text:span> or <text:span text:style-name="T3">'O'</text:span>. The down-diagonal is the diagonal on the board that goes from row 0, column 0 to row n – 1, column n – 1.</text:p>
      <text:p text:style-name="P14"/>
      <text:p text:style-name="P14"/>
      <text:p text:style-name="P17"><text:span text:style-name="T16">Exercise.</text:span><text:span text:style-name="T36"> </text:span><text:span text:style-name="T37">Write a function that checks if there’s a winning up-diagonal for character </text:span><text:span text:style-name="T6">player</text:span><text:span text:style-name="T37">:</text:span></text:p>
      <table:table table:name="Table71" table:style-name="Table71">
        <table:table-column table:style-name="Table71.A"/>
        <table:table-row table:style-name="TableLine2799670348592">
          <table:table-cell table:style-name="Table71.A1" office:value-type="string">
            <text:p text:style-name="P42"><text:span text:style-name="T37">bool</text:span> <text:span text:style-name="T37">has_winning_up_diag</text:span>(char board[n][n], <text:span text:style-name="T37">int c, </text:span></text:p>
            <text:p text:style-name="P42"><text:span text:style-name="T37"><text:s text:c="25"/>char player</text:span>);</text:p>
          </table:table-cell>
        </table:table-row>
      </table:table>
      <text:p text:style-name="P14">Character <text:span text:style-name="T3">player</text:span> is either <text:span text:style-name="T3">'X'</text:span> or <text:span text:style-name="T3">'O'</text:span>. The up-diagonal is the diagonal on the board that goes from row n-1, column 0 to row 0, column n – 1.</text:p>
      <text:p text:style-name="P14"/>
      <text:p text:style-name="P14"/>
      <text:p text:style-name="P17"><text:span text:style-name="T16">Exercise.</text:span><text:span text:style-name="T36"> </text:span><text:span text:style-name="T37">Write a function that checks if the board if filled (i.e. no spaces left):</text:span></text:p>
      <table:table table:name="Table72" table:style-name="Table72">
        <table:table-column table:style-name="Table72.A"/>
        <table:table-row table:style-name="TableLine2799670348320">
          <table:table-cell table:style-name="Table72.A1" office:value-type="string">
            <text:p text:style-name="P42"><text:span text:style-name="T37">bool</text:span> <text:span text:style-name="T37">is_filled</text:span>(char board[n][n]<text:span text:style-name="T37">)</text:span>;</text:p>
          </table:table-cell>
        </table:table-row>
      </table:table>
      <text:p text:style-name="P14">Character <text:span text:style-name="T3">player</text:span> is either <text:span text:style-name="T3">'X'</text:span> or <text:span text:style-name="T3">'O'</text:span>. The up-diagonal is the diagonal on the board that goes from row n-1, column 0 to row 0, column n – 1.</text:p>
      <text:p text:style-name="P14"/>
      <text:p text:style-name="P14"/>
      <text:p text:style-name="P14">Make sure you test the above function thoroughly. Now complete the <text:span text:style-name="T38">turn-based 2-player</text:span> tic-tac-toe-game!</text:p>
      <text:p text:style-name="P14"/>
      <text:p text:style-name="P14"/>
      <text:p text:style-name="P15"><text:span text:style-name="T14">Exercise.</text:span> The above is a 2-player game. Try to write a tic-tac-toe game for 1 player playing against the computer.</text:p>
      <text:p text:style-name="P15"/>
      <text:p text:style-name="P15"/>
      <text:p text:style-name="P15"><text:span text:style-name="T14">Exercise.</text:span> Now write a 2-players chess game!</text:p>
      <text:p text:style-name="P51">A 2-<text:span text:style-name="T32">d</text:span> array as an array of 1-d arrays</text:p>
      <text:p text:style-name="P23"/>
      <text:p text:style-name="P6">If you have a 2-d array like this:</text:p>
      <text:p text:style-name="P6"/>
      <text:p text:style-name="P6"><text:tab/><text:span text:style-name="T3">char h[][3] = {{'*', ' ', '*'},</text:span></text:p>
      <text:p text:style-name="P24"><text:tab/> <text:s text:c="14"/>{'*', ' ', '*'},</text:p>
      <text:p text:style-name="P24"><text:tab/> <text:s text:c="14"/>{'*', '*', '*'},</text:p>
      <text:p text:style-name="P24"><text:tab/> <text:s text:c="14"/>{'*', ' ', '*'},</text:p>
      <text:p text:style-name="P24"><text:tab/> <text:s text:c="14"/>{'*', ' ', '*'}};</text:p>
      <text:p text:style-name="P24"/>
      <text:p text:style-name="P6">You can actually think of <text:span text:style-name="T3">h[0]</text:span> (the first row) as an array of 3 characters, <text:span text:style-name="T3">h[1]</text:span> (the second row) as an array of 3 characters, etc. You can therefore do this:</text:p>
      <table:table table:name="Table53" table:style-name="Table53">
        <table:table-column table:style-name="Table53.A"/>
        <table:table-row table:style-name="TableLine2799670354848">
          <table:table-cell table:style-name="Table53.A1" office:value-type="string">
            <text:p text:style-name="P34">#include &lt;iostream&gt;</text:p>
            <text:p text:style-name="P34"/>
            <text:p text:style-name="P34">void print3char(char x[])</text:p>
            <text:p text:style-name="P34">{</text:p>
            <text:p text:style-name="P34"><text:s text:c="4"/>for(int i = 0; i &lt; 3; i++)</text:p>
            <text:p text:style-name="P34"><text:s text:c="4"/>{</text:p>
            <text:p text:style-name="P34"><text:s text:c="8"/>std::cout &lt;&lt; x[i]<text:line-break/> <text:s text:c="3"/>}</text:p>
            <text:p text:style-name="P34"><text:s text:c="4"/>std::cout &lt;&lt; std::endl;<text:line-break/>}</text:p>
            <text:p text:style-name="P34"/>
            <text:p text:style-name="P34">int main()</text:p>
            <text:p text:style-name="P34">{</text:p>
            <text:p text:style-name="P24"><text:s text:c="4"/>char h[][3] = {{'*', ' ', '*'},</text:p>
            <text:p text:style-name="P24"><text:s text:c="19"/>{'*', ' ', '*'},</text:p>
            <text:p text:style-name="P24"><text:s text:c="19"/>{'*', '*', '*'},</text:p>
            <text:p text:style-name="P24"><text:s text:c="19"/>{'*', ' ', '*'},</text:p>
            <text:p text:style-name="P24"><text:s text:c="19"/>{'*', ' ', '*'}};</text:p>
            <text:p text:style-name="P24"/>
            <text:p text:style-name="P34"><text:s text:c="4"/>print3char(h[0]);</text:p>
            <text:p text:style-name="P34"/>
            <text:p text:style-name="P34"><text:s text:c="4"/>return 0;<text:line-break/>}</text:p>
          </table:table-cell>
        </table:table-row>
      </table:table>
      <text:p text:style-name="P6"/>
      <text:p text:style-name="P6"/>
      <text:p text:style-name="P7"><text:span text:style-name="T15">Exercise.</text:span><text:span text:style-name="T29"> </text:span><text:span text:style-name="T22">Write a program that </text:span><text:span text:style-name="T23">prompts</text:span><text:span text:style-name="T22"> the user to enter </text:span><text:span text:style-name="T23">his/her</text:span><text:span text:style-name="T22"> first name and then last name and stores them both in an array called </text:span><text:span text:style-name="T27">name</text:span><text:span text:style-name="T22">. </text:span><text:span text:style-name="T28">name</text:span><text:span text:style-name="T22"> should be declared like so:</text:span></text:p>
      <table:table table:name="Table54" table:style-name="Table54">
        <table:table-column table:style-name="Table54.A"/>
        <table:table-row table:style-name="TableLine2799670352944">
          <table:table-cell table:style-name="Table54.A1" office:value-type="string">
            <text:p text:style-name="P29">char name[2][256];</text:p>
          </table:table-cell>
        </table:table-row>
      </table:table>
      <text:p text:style-name="P7"><text:span text:style-name="T23">P</text:span><text:span text:style-name="T22">rint the name that they entered </text:span><text:span text:style-name="T23">with a “Hi” – see execution below.</text:span></text:p>
      <table:table table:name="Table55" table:style-name="Table55">
        <table:table-column table:style-name="Table55.A"/>
        <table:table-row table:style-name="TableLine2799670355120">
          <table:table-cell table:style-name="Table55.A1" office:value-type="string">
            <text:p text:style-name="P35">What’s you name? <text:span text:style-name="T30">John Doe</text:span></text:p>
            <text:p text:style-name="P35">Hi John Doe.</text:p>
          </table:table-cell>
        </table:table-row>
      </table:table>
      <text:p text:style-name="P18"/>
      <text:p text:style-name="P18"/>
      <text:p text:style-name="P21">Exercise.</text:p>
      <text:p text:style-name="P9"><text:span text:style-name="T22">Write a program that </text:span><text:span text:style-name="T23">prompts</text:span><text:span text:style-name="T22"> the user </text:span><text:span text:style-name="T24">for a sentence ending with a period of question mark. The program then prints the number of words entered by the user and list the words. Here’s an execution:</text:span></text:p>
      <table:table table:name="Table58" table:style-name="Table58">
        <table:table-column table:style-name="Table58.A"/>
        <text:soft-page-break/>
        <table:table-row table:style-name="TableLine2799670348864">
          <table:table-cell table:style-name="Table58.A1" office:value-type="string">
            <text:p text:style-name="P43">Hi my name is John.</text:p>
            <text:p text:style-name="P36">5 words</text:p>
            <text:p text:style-name="P36">1. <text:span text:style-name="T33">H</text:span>i</text:p>
            <text:p text:style-name="P36">2. my</text:p>
            <text:p text:style-name="P36">3. name</text:p>
            <text:p text:style-name="P36">4. is</text:p>
            <text:p text:style-name="P36">5. John</text:p>
          </table:table-cell>
        </table:table-row>
      </table:table>
      <text:p text:style-name="P10"><text:span text:style-name="T24">H</text:span><text:span text:style-name="T25">ere’s another:</text:span></text:p>
      <table:table table:name="Table59" table:style-name="Table59">
        <table:table-column table:style-name="Table59.A"/>
        <table:table-row table:style-name="TableLine2799670356752">
          <table:table-cell table:style-name="Table59.A1" office:value-type="string">
            <text:p text:style-name="P44">H<text:span text:style-name="T33">ow are you?</text:span></text:p>
            <text:p text:style-name="P37"><text:span text:style-name="T33">3</text:span> words</text:p>
            <text:p text:style-name="P37">1. <text:span text:style-name="T33">How</text:span></text:p>
            <text:p text:style-name="P37">2. <text:span text:style-name="T33">are</text:span></text:p>
            <text:p text:style-name="P37">3. <text:span text:style-name="T33">you</text:span></text:p>
          </table:table-cell>
        </table:table-row>
      </table:table>
      <text:p text:style-name="P11"><text:span text:style-name="T24">T</text:span><text:span text:style-name="T22">he user can enter at most 100 words.</text:span></text:p>
      <text:p text:style-name="P19"/>
      <text:p text:style-name="P19"/>
      <text:p text:style-name="P22">Exercise.</text:p>
      <text:p text:style-name="P12"><text:span text:style-name="T22">Write a program that </text:span><text:span text:style-name="T26">asks for a name and then say hi. Here’s an execution</text:span></text:p>
      <table:table table:name="Table60" table:style-name="Table60">
        <table:table-column table:style-name="Table60.A"/>
        <table:table-row table:style-name="TableLine2799670346688">
          <table:table-cell table:style-name="Table60.A1" office:value-type="string">
            <text:p text:style-name="P47">What’s your name?</text:p>
            <text:p text:style-name="P45"><text:span text:style-name="T34">M</text:span>y name is John.</text:p>
            <text:p text:style-name="P38">Hi John.</text:p>
          </table:table-cell>
        </table:table-row>
      </table:table>
      <text:p text:style-name="P12"><text:span text:style-name="T24">H</text:span><text:span text:style-name="T25">ere’s another:</text:span></text:p>
      <table:table table:name="Table61" table:style-name="Table61">
        <table:table-column table:style-name="Table61.A"/>
        <table:table-row table:style-name="TableLine2799670357296">
          <table:table-cell table:style-name="Table61.A1" office:value-type="string">
            <text:p text:style-name="P47">What’s your name?</text:p>
            <text:p text:style-name="P45"><text:span text:style-name="T34">I’m</text:span> <text:span text:style-name="T34">Julie</text:span>.</text:p>
            <text:p text:style-name="P38">Hi Julie.</text:p>
          </table:table-cell>
        </table:table-row>
      </table:table>
      <text:p text:style-name="P12"><text:span text:style-name="T26">And</text:span><text:span text:style-name="T25"> another:</text:span></text:p>
      <table:table table:name="Table62" table:style-name="Table62">
        <table:table-column table:style-name="Table62.A"/>
        <table:table-row table:style-name="TableLine2799670347776">
          <table:table-cell table:style-name="Table62.A1" office:value-type="string">
            <text:p text:style-name="P47">What’s your name?</text:p>
            <text:p text:style-name="P46">Tom</text:p>
            <text:p text:style-name="P38">Hi Tom. Please learn to use the period.</text:p>
          </table:table-cell>
        </table:table-row>
      </table:table>
      <text:p text:style-name="P12"><text:span text:style-name="T26">And</text:span><text:span text:style-name="T25"> another:</text:span></text:p>
      <table:table table:name="Table63" table:style-name="Table63">
        <table:table-column table:style-name="Table63.A"/>
        <table:table-row table:style-name="TableLine2799670346960">
          <table:table-cell table:style-name="Table63.A1" office:value-type="string">
            <text:p text:style-name="P47">What’s your name?</text:p>
            <text:p text:style-name="P46">I am tom.</text:p>
            <text:p text:style-name="P38">Hi Tom. Please learn to capitalize your name.</text:p>
          </table:table-cell>
        </table:table-row>
      </table:table>
      <text:p text:style-name="P30"/>
      <text:p text:style-name="P20"/>
      <text:p text:style-name="P51">Even <text:span text:style-name="T32">m</text:span>ore <text:span text:style-name="T32">d</text:span>imensions!</text:p>
      <text:p text:style-name="P6"/>
      <text:p text:style-name="P6">Is it too surprising for you when I say that you can have a 3-dimensional array like this:</text:p>
      <text:p text:style-name="P6"/>
      <text:p text:style-name="P24"><text:tab/>double x[10][15][20];</text:p>
      <text:p text:style-name="P24"><text:s text:c="2"/></text:p>
      <text:p text:style-name="P6"/>
      <text:p text:style-name="P6"><text:span text:style-name="T14">Exercise.</text:span> Using a triple for-loop, initialize all values in the above x to 3.14.</text:p>
      <text:p text:style-name="P6"/>
      <text:p text:style-name="P6"/>
      <text:p text:style-name="P6">The 2-dimensional array helps us model data that is inherently 2-dimensional. For instance:</text:p>
      <text:p text:style-name="P6"/>
      <text:p text:style-name="P24"><text:tab/>const int FLOOR_SIZE = 5;</text:p>
      <text:p text:style-name="P24"><text:tab/>const int NUM_ROOMS = 20;</text:p>
      <text:p text:style-name="P24"><text:tab/>int max_occupancy[FLOOR_SIZE][NUM_ROOMS];</text:p>
      <text:p text:style-name="P24"/>
      <text:p text:style-name="P24"><text:span text:style-name="T12">models the maximum occupancy for rooms in a building with 5 floors and 20 rooms per floor. The data is inherently 2-dimensional. For instance </text:span>max_occupancy[3][19]<text:span text:style-name="T12"> is the maximum occupancy of ROOM319 in the building.</text:span></text:p>
      <text:p text:style-name="P6"/>
      <text:p text:style-name="P6"/>
      <text:p text:style-name="P6">But three dimensional data occurs too. For instance if you want to model the presence of physical bodies in a 3-dimensional grid of 1-by-1-by-1 cubic feet of space, you can have a 3-dimensional array of booleans:</text:p>
      <text:p text:style-name="P6"/>
      <text:p text:style-name="P24"><text:tab/>const int MAX_X = 100;</text:p>
      <text:p text:style-name="P24"><text:tab/>const int MAX_Y = 100;</text:p>
      <text:p text:style-name="P24"><text:tab/>const int MAX_Z = 100;</text:p>
      <text:p text:style-name="P24"><text:tab/>bool has_body[MAX_X][MAX_Y][MAX_Z];</text:p>
      <text:p text:style-name="P24"/>
      <text:p text:style-name="P6">Or for instance in the Tetris game, you have tetrads. Each tetrad is a 2-dimensional shape. For instance there's the T tetrad:</text:p>
      <text:p text:style-name="P6"/>
      <table:table table:name="Table44" table:style-name="Table44">
        <table:table-column table:style-name="Table44.A" table:number-columns-repeated="2"/>
        <table:table-column table:style-name="Table44.C"/>
        <table:table-row table:style-name="Table44.1">
          <table:table-cell table:style-name="Table44.A1" office:value-type="string">
            <text:p text:style-name="P34">' '</text:p>
          </table:table-cell>
          <table:table-cell table:style-name="Table44.A1" office:value-type="string">
            <text:p text:style-name="P34">' '</text:p>
          </table:table-cell>
          <table:table-cell table:style-name="Table44.C1" office:value-type="string">
            <text:p text:style-name="P34">' '</text:p>
          </table:table-cell>
        </table:table-row>
        <table:table-row table:style-name="Table44.1">
          <table:table-cell table:style-name="Table44.A2" office:value-type="string">
            <text:p text:style-name="P34">' '</text:p>
          </table:table-cell>
          <table:table-cell table:style-name="Table44.A2" office:value-type="string">
            <text:p text:style-name="P34">'X'</text:p>
          </table:table-cell>
          <table:table-cell table:style-name="Table44.C2" office:value-type="string">
            <text:p text:style-name="P34">' '</text:p>
          </table:table-cell>
        </table:table-row>
        <table:table-row table:style-name="Table44.1">
          <table:table-cell table:style-name="Table44.A2" office:value-type="string">
            <text:p text:style-name="P34">'X'</text:p>
          </table:table-cell>
          <table:table-cell table:style-name="Table44.A2" office:value-type="string">
            <text:p text:style-name="P34">'X'</text:p>
          </table:table-cell>
          <table:table-cell table:style-name="Table44.C2" office:value-type="string">
            <text:p text:style-name="P34">'X'</text:p>
          </table:table-cell>
        </table:table-row>
      </table:table>
      <text:p text:style-name="P6"/>
      <text:p text:style-name="P6">But each tetrad has 4 orientations. Here are the other three orientations of the T tetrad:</text:p>
      <text:p text:style-name="P6"/>
      <table:table table:name="Table45" table:style-name="Table45">
        <table:table-column table:style-name="Table45.A" table:number-columns-repeated="2"/>
        <table:table-column table:style-name="Table45.C"/>
        <table:table-row table:style-name="Table45.1">
          <table:table-cell table:style-name="Table45.A1" office:value-type="string">
            <text:p text:style-name="P34">' '</text:p>
          </table:table-cell>
          <table:table-cell table:style-name="Table45.A1" office:value-type="string">
            <text:p text:style-name="P34">' '</text:p>
          </table:table-cell>
          <table:table-cell table:style-name="Table45.C1" office:value-type="string">
            <text:p text:style-name="P34">'X'</text:p>
          </table:table-cell>
        </table:table-row>
        <table:table-row table:style-name="Table45.1">
          <table:table-cell table:style-name="Table45.A2" office:value-type="string">
            <text:p text:style-name="P34">' '</text:p>
          </table:table-cell>
          <table:table-cell table:style-name="Table45.A2" office:value-type="string">
            <text:p text:style-name="P34">'X'</text:p>
          </table:table-cell>
          <table:table-cell table:style-name="Table45.C2" office:value-type="string">
            <text:p text:style-name="P34">'X'</text:p>
          </table:table-cell>
        </table:table-row>
        <table:table-row table:style-name="Table45.1">
          <table:table-cell table:style-name="Table45.A2" office:value-type="string">
            <text:p text:style-name="P34">' '</text:p>
          </table:table-cell>
          <table:table-cell table:style-name="Table45.A2" office:value-type="string">
            <text:p text:style-name="P34">' '</text:p>
          </table:table-cell>
          <table:table-cell table:style-name="Table45.C2" office:value-type="string">
            <text:p text:style-name="P34">'X'</text:p>
          </table:table-cell>
        </table:table-row>
      </table:table>
      <text:p text:style-name="P6"/>
      <text:p text:style-name="P6"/>
      <table:table table:name="Table46" table:style-name="Table46">
        <table:table-column table:style-name="Table46.A" table:number-columns-repeated="2"/>
        <table:table-column table:style-name="Table46.C"/>
        <table:table-row table:style-name="Table46.1">
          <table:table-cell table:style-name="Table46.A1" office:value-type="string">
            <text:p text:style-name="P34">'X'</text:p>
          </table:table-cell>
          <table:table-cell table:style-name="Table46.A1" office:value-type="string">
            <text:p text:style-name="P34">'X'</text:p>
          </table:table-cell>
          <table:table-cell table:style-name="Table46.C1" office:value-type="string">
            <text:p text:style-name="P34">'X'</text:p>
          </table:table-cell>
        </table:table-row>
        <text:soft-page-break/>
        <table:table-row table:style-name="Table46.1">
          <table:table-cell table:style-name="Table46.A2" office:value-type="string">
            <text:p text:style-name="P34">' '</text:p>
          </table:table-cell>
          <table:table-cell table:style-name="Table46.A2" office:value-type="string">
            <text:p text:style-name="P34">'X'</text:p>
          </table:table-cell>
          <table:table-cell table:style-name="Table46.C2" office:value-type="string">
            <text:p text:style-name="P34">' '</text:p>
          </table:table-cell>
        </table:table-row>
        <table:table-row table:style-name="Table46.1">
          <table:table-cell table:style-name="Table46.A2" office:value-type="string">
            <text:p text:style-name="P34">' '</text:p>
          </table:table-cell>
          <table:table-cell table:style-name="Table46.A2" office:value-type="string">
            <text:p text:style-name="P34">' '</text:p>
          </table:table-cell>
          <table:table-cell table:style-name="Table46.C2" office:value-type="string">
            <text:p text:style-name="P34">' '</text:p>
          </table:table-cell>
        </table:table-row>
      </table:table>
      <text:p text:style-name="P6"/>
      <table:table table:name="Table47" table:style-name="Table47">
        <table:table-column table:style-name="Table47.A" table:number-columns-repeated="2"/>
        <table:table-column table:style-name="Table47.C"/>
        <table:table-row table:style-name="Table47.1">
          <table:table-cell table:style-name="Table47.A1" office:value-type="string">
            <text:p text:style-name="P34">'X'</text:p>
          </table:table-cell>
          <table:table-cell table:style-name="Table47.A1" office:value-type="string">
            <text:p text:style-name="P34">' '</text:p>
          </table:table-cell>
          <table:table-cell table:style-name="Table47.C1" office:value-type="string">
            <text:p text:style-name="P34">' '</text:p>
          </table:table-cell>
        </table:table-row>
        <table:table-row table:style-name="Table47.1">
          <table:table-cell table:style-name="Table47.A2" office:value-type="string">
            <text:p text:style-name="P34">'X'</text:p>
          </table:table-cell>
          <table:table-cell table:style-name="Table47.A2" office:value-type="string">
            <text:p text:style-name="P34">'X'</text:p>
          </table:table-cell>
          <table:table-cell table:style-name="Table47.C2" office:value-type="string">
            <text:p text:style-name="P34">' '</text:p>
          </table:table-cell>
        </table:table-row>
        <table:table-row table:style-name="Table47.1">
          <table:table-cell table:style-name="Table47.A2" office:value-type="string">
            <text:p text:style-name="P34">'X'</text:p>
          </table:table-cell>
          <table:table-cell table:style-name="Table47.A2" office:value-type="string">
            <text:p text:style-name="P34">' '</text:p>
          </table:table-cell>
          <table:table-cell table:style-name="Table47.C2" office:value-type="string">
            <text:p text:style-name="P34">' '</text:p>
          </table:table-cell>
        </table:table-row>
      </table:table>
      <text:p text:style-name="P6"/>
      <text:p text:style-name="P6">Therefore all the diagrams for the T tetrad actually can be modeled with a 3-dimensional array of characters:</text:p>
      <text:p text:style-name="P24"/>
      <text:p text:style-name="P24"><text:tab/>const int ROTATIONS = 4;</text:p>
      <text:p text:style-name="P24"><text:tab/>char t_tetrad[ROTATIONS][3][3] = </text:p>
      <text:p text:style-name="P24"><text:s text:c="9"/>{</text:p>
      <text:p text:style-name="P24"><text:s text:c="10"/>{{' ', ' ', ' '},</text:p>
      <text:p text:style-name="P24"><text:s text:c="11"/>{' ', 'X', ' '},</text:p>
      <text:p text:style-name="P24"><text:s text:c="11"/>{'X', 'X', 'X'}},</text:p>
      <text:p text:style-name="P24"><text:s text:c="10"/>{{' ', ' ', 'X'},</text:p>
      <text:p text:style-name="P24"><text:s text:c="11"/>{' ', 'X', 'X'},</text:p>
      <text:p text:style-name="P24"><text:s text:c="11"/>{' ', ' ', 'X'}},</text:p>
      <text:p text:style-name="P24"><text:s text:c="10"/>{{'X', 'X', 'X'},</text:p>
      <text:p text:style-name="P24"><text:s text:c="11"/>{' ', 'X', ' '},</text:p>
      <text:p text:style-name="P24"><text:s text:c="11"/>{' ', ' ', ' '}},</text:p>
      <text:p text:style-name="P24"><text:s text:c="10"/>{{'X', ' ', ' '},</text:p>
      <text:p text:style-name="P24"><text:s text:c="11"/>{'X', 'X', ' '},</text:p>
      <text:p text:style-name="P24"><text:s text:c="11"/>{'X', ' ', ' '}}</text:p>
      <text:p text:style-name="P24"><text:tab/> <text:s text:c="2"/>};</text:p>
      <text:p text:style-name="P24"/>
      <text:p text:style-name="P24"/>
      <text:p text:style-name="P6"><text:span text:style-name="T14">Exercise.</text:span> Prompt the user for an integer from 0 to 3 and print the corresponding T tetrad. There should only be one single triple for-loop (not 4). For instance if the use<text:span text:style-name="T31">r</text:span> enters 0 the program should print:</text:p>
      <table:table table:name="Table48" table:style-name="Table48">
        <table:table-column table:style-name="Table48.A"/>
        <table:table-row table:style-name="TableLine2799670373344">
          <table:table-cell table:style-name="Table48.A1" office:value-type="string">
            <text:p text:style-name="P34"/>
            <text:p text:style-name="P34"><text:s/>X</text:p>
            <text:p text:style-name="P34">XXX</text:p>
          </table:table-cell>
        </table:table-row>
      </table:table>
      <text:p text:style-name="P6">If the user enters 1 the program should print</text:p>
      <table:table table:name="Table49" table:style-name="Table49">
        <table:table-column table:style-name="Table49.A"/>
        <table:table-row table:style-name="TableLine2799670365728">
          <table:table-cell table:style-name="Table49.A1" office:value-type="string">
            <text:p text:style-name="P34"><text:s text:c="2"/>X</text:p>
            <text:p text:style-name="P34"><text:s/>XX</text:p>
            <text:p text:style-name="P34"><text:s text:c="2"/>X</text:p>
          </table:table-cell>
        </table:table-row>
      </table:table>
      <text:p text:style-name="P24"/>
      <text:p text:style-name="P51">Squeezing the <text:span text:style-name="T32">i</text:span>nitializer</text:p>
      <text:p text:style-name="P6"/>
      <text:p text:style-name="P6">By the way for the 2-dimensional and 3-dimensional case, you can actually initialize them with a 1-dimensional initializer. This is what I mean:</text:p>
      <text:p text:style-name="P6"/>
      <text:p text:style-name="P6">First try this:</text:p>
      <table:table table:name="Table56" table:style-name="Table56">
        <table:table-column table:style-name="Table56.A"/>
        <table:table-row table:style-name="TableLine2799670362736">
          <table:table-cell table:style-name="Table56.A1" office:value-type="string">
            <text:p text:style-name="P25">char t[3][3] = {{'O', 'X', ' '},</text:p>
            <text:p text:style-name="P25"><text:s text:c="16"/>{'X', 'O', ' '},</text:p>
            <text:p text:style-name="P25"><text:s text:c="16"/>{' ', 'X', 'O'}};</text:p>
            <text:p text:style-name="P25"/>
            <text:p text:style-name="P25">for (int i = 0; i &lt; 3; i++)</text:p>
            <text:p text:style-name="P25">{</text:p>
            <text:p text:style-name="P25"><text:s text:c="4"/>for (int j = 0; j &lt; 3; j++)</text:p>
            <text:p text:style-name="P25"><text:s text:c="4"/>{</text:p>
            <text:p text:style-name="P25"><text:s text:c="8"/>std::cout &lt;&lt; t[i][j];<text:line-break/> <text:s text:c="3"/>}</text:p>
            <text:p text:style-name="P25"><text:s text:c="4"/>std::cout &lt;&lt; std::endl;<text:line-break/>}</text:p>
          </table:table-cell>
        </table:table-row>
      </table:table>
      <text:p text:style-name="P24"/>
      <text:p text:style-name="P6">No surprises. Now try this:</text:p>
      <table:table table:name="Table57" table:style-name="Table57">
        <table:table-column table:style-name="Table57.A"/>
        <table:table-row table:style-name="TableLine2799670371168">
          <table:table-cell table:style-name="Table57.A1" office:value-type="string">
            <text:p text:style-name="P8"><text:span text:style-name="T3">char t[3][3] = </text:span><text:span text:style-name="T5">{'O', 'X', ' ',</text:span></text:p>
            <text:p text:style-name="P28"><text:s text:c="16"/>'X', 'O', ' ',</text:p>
            <text:p text:style-name="P28"><text:s text:c="16"/>' ', 'X', 'O'};</text:p>
            <text:p text:style-name="P26"/>
            <text:p text:style-name="P26">for (int i = 0; i &lt; 3; i++)</text:p>
            <text:p text:style-name="P26">{</text:p>
            <text:p text:style-name="P26"><text:s text:c="4"/>for (int j = 0; j &lt; 3; j++)</text:p>
            <text:p text:style-name="P26"><text:s text:c="4"/>{</text:p>
            <text:p text:style-name="P26"><text:s text:c="8"/>std::cout &lt;&lt; t[i][j];<text:line-break/> <text:s text:c="3"/>}</text:p>
            <text:p text:style-name="P26"><text:s text:c="4"/>std::cout &lt;&lt; std::endl;<text:line-break/>}</text:p>
          </table:table-cell>
        </table:table-row>
      </table:table>
      <text:p text:style-name="P27"/>
      <text:p text:style-name="P6">As you can see, I'm using a 1-dimensional initializer to initialize my 2-dimensional array. You can do that. It's not wrong. However it does make the program a little confusing sometimes. But I leave it to you. This implies that another way to initialize a 2-dimensional array of integers to 0 is this:</text:p>
      <text:p text:style-name="P6"/>
      <text:p text:style-name="P24"><text:tab/>int x[10][10] = {0}; // do not need {{0}}<text:tab/> <text:s text:c="15"/><text:tab/></text:p>
      <text:p text:style-name="P6">And for a 3-dimensional case you can do this:</text:p>
      <text:p text:style-name="P24"/>
      <text:p text:style-name="P24"><text:tab/>int x[10][10][10] = {0};<text:tab/> <text:s text:c="15"/></text:p>
      <text:p text:style-name="P51">Exercises</text:p>
      <text:p text:style-name="P6"/>
      <text:p text:style-name="P6"/>
      <text:p text:style-name="P6"><text:span text:style-name="T14">Exercise.</text:span> <text:span text:style-name="T7">Declare an array of 5-by-5 characters and write loops to assignment values to the array so that it looks like this:</text:span></text:p>
      <table:table table:name="Table16" table:style-name="Table16">
        <table:table-column table:style-name="Table16.A" table:number-columns-repeated="4"/>
        <table:table-column table:style-name="Table16.E"/>
        <table:table-row table:style-name="TableLine2799670363824">
          <table:table-cell table:style-name="Table16.A1" office:value-type="string">
            <text:p text:style-name="P34">'X'</text:p>
          </table:table-cell>
          <table:table-cell table:style-name="Table16.A1" office:value-type="string">
            <text:p text:style-name="P34">'X'</text:p>
          </table:table-cell>
          <table:table-cell table:style-name="Table16.A1" office:value-type="string">
            <text:p text:style-name="P34">'X'</text:p>
          </table:table-cell>
          <table:table-cell table:style-name="Table16.A1" office:value-type="string">
            <text:p text:style-name="P34">'X'</text:p>
          </table:table-cell>
          <table:table-cell table:style-name="Table16.E1" office:value-type="string">
            <text:p text:style-name="P34">'X'</text:p>
          </table:table-cell>
        </table:table-row>
        <table:table-row table:style-name="TableLine2799670371712">
          <table:table-cell table:style-name="Table16.A2" office:value-type="string">
            <text:p text:style-name="P34">'X'</text:p>
          </table:table-cell>
          <table:table-cell table:style-name="Table16.A2" office:value-type="string">
            <text:p text:style-name="P34">' '</text:p>
          </table:table-cell>
          <table:table-cell table:style-name="Table16.A2" office:value-type="string">
            <text:p text:style-name="P34">' '</text:p>
          </table:table-cell>
          <table:table-cell table:style-name="Table16.A2" office:value-type="string">
            <text:p text:style-name="P34">' '</text:p>
          </table:table-cell>
          <table:table-cell table:style-name="Table16.E2" office:value-type="string">
            <text:p text:style-name="P34">'X'</text:p>
          </table:table-cell>
        </table:table-row>
        <table:table-row table:style-name="TableLine2799670367360">
          <table:table-cell table:style-name="Table16.A2" office:value-type="string">
            <text:p text:style-name="P34">'X'</text:p>
          </table:table-cell>
          <table:table-cell table:style-name="Table16.A2" office:value-type="string">
            <text:p text:style-name="P34">' '</text:p>
          </table:table-cell>
          <table:table-cell table:style-name="Table16.A2" office:value-type="string">
            <text:p text:style-name="P34">' '</text:p>
          </table:table-cell>
          <table:table-cell table:style-name="Table16.A2" office:value-type="string">
            <text:p text:style-name="P34">' '</text:p>
          </table:table-cell>
          <table:table-cell table:style-name="Table16.E2" office:value-type="string">
            <text:p text:style-name="P34">'X'</text:p>
          </table:table-cell>
        </table:table-row>
        <table:table-row table:style-name="TableLine2799670367632">
          <table:table-cell table:style-name="Table16.A2" office:value-type="string">
            <text:p text:style-name="P34">'X'</text:p>
          </table:table-cell>
          <table:table-cell table:style-name="Table16.A2" office:value-type="string">
            <text:p text:style-name="P34">' '</text:p>
          </table:table-cell>
          <table:table-cell table:style-name="Table16.A2" office:value-type="string">
            <text:p text:style-name="P34">' '</text:p>
          </table:table-cell>
          <table:table-cell table:style-name="Table16.A2" office:value-type="string">
            <text:p text:style-name="P34">' '</text:p>
          </table:table-cell>
          <table:table-cell table:style-name="Table16.E2" office:value-type="string">
            <text:p text:style-name="P34">'X'</text:p>
          </table:table-cell>
        </table:table-row>
        <table:table-row table:style-name="TableLine2799670374432">
          <table:table-cell table:style-name="Table16.A2" office:value-type="string">
            <text:p text:style-name="P34">'X'</text:p>
          </table:table-cell>
          <table:table-cell table:style-name="Table16.A2" office:value-type="string">
            <text:p text:style-name="P34">'X'</text:p>
          </table:table-cell>
          <table:table-cell table:style-name="Table16.A2" office:value-type="string">
            <text:p text:style-name="P34">'X'</text:p>
          </table:table-cell>
          <table:table-cell table:style-name="Table16.A2" office:value-type="string">
            <text:p text:style-name="P34">'X'</text:p>
          </table:table-cell>
          <table:table-cell table:style-name="Table16.E2" office:value-type="string">
            <text:p text:style-name="P34">'X'</text:p>
          </table:table-cell>
        </table:table-row>
      </table:table>
      <text:p text:style-name="P6">(This builds a wall for a 5-by-5 maze.) Rewrite the code so that it works for any size by using a constant for the size.</text:p>
      <text:p text:style-name="P6"/>
      <text:p text:style-name="P6"/>
      <text:p text:style-name="P6"><text:span text:style-name="T14">Exercise.</text:span> Declare an array of 5-by-10 integers. Put random integers 0-9 into the array. Print the array. Write a code segment that swaps the values of row 2 and 3. Print the array again and visually verify that row 2 and 3 are swapped.</text:p>
      <text:p text:style-name="P6"/>
      <text:p text:style-name="P6"/>
      <text:p text:style-name="P6"><text:span text:style-name="T14">Exercise.</text:span> Write a function that accepts a 4-by-4 array of integers and returns true if for each row, the first non-zero value of each row is to the right of the previous one. For instance the following will return true:</text:p>
      <table:table table:name="Table14" table:style-name="Table14">
        <table:table-column table:style-name="Table14.A" table:number-columns-repeated="3"/>
        <table:table-column table:style-name="Table14.D"/>
        <table:table-row table:style-name="TableLine2799670361376">
          <table:table-cell table:style-name="Table14.A1" office:value-type="string">
            <text:p text:style-name="P31">1</text:p>
          </table:table-cell>
          <table:table-cell table:style-name="Table14.A1" office:value-type="string">
            <text:p text:style-name="P31">3</text:p>
          </table:table-cell>
          <table:table-cell table:style-name="Table14.A1" office:value-type="string">
            <text:p text:style-name="P31">3</text:p>
          </table:table-cell>
          <table:table-cell table:style-name="Table14.D1" office:value-type="string">
            <text:p text:style-name="P31">4</text:p>
          </table:table-cell>
        </table:table-row>
        <table:table-row table:style-name="TableLine2799670366272">
          <table:table-cell table:style-name="Table14.A2" office:value-type="string">
            <text:p text:style-name="P31">0</text:p>
          </table:table-cell>
          <table:table-cell table:style-name="Table14.A2" office:value-type="string">
            <text:p text:style-name="P31">0</text:p>
          </table:table-cell>
          <table:table-cell table:style-name="Table14.A2" office:value-type="string">
            <text:p text:style-name="P31">3</text:p>
          </table:table-cell>
          <table:table-cell table:style-name="Table14.D2" office:value-type="string">
            <text:p text:style-name="P31">4</text:p>
          </table:table-cell>
        </table:table-row>
        <table:table-row table:style-name="TableLine2799670368448">
          <table:table-cell table:style-name="Table14.A2" office:value-type="string">
            <text:p text:style-name="P31">0</text:p>
          </table:table-cell>
          <table:table-cell table:style-name="Table14.A2" office:value-type="string">
            <text:p text:style-name="P31">0</text:p>
          </table:table-cell>
          <table:table-cell table:style-name="Table14.A2" office:value-type="string">
            <text:p text:style-name="P31">0</text:p>
          </table:table-cell>
          <table:table-cell table:style-name="Table14.D2" office:value-type="string">
            <text:p text:style-name="P31">2</text:p>
          </table:table-cell>
        </table:table-row>
        <table:table-row table:style-name="TableLine2799670370896">
          <table:table-cell table:style-name="Table14.A2" office:value-type="string">
            <text:p text:style-name="P31">0</text:p>
          </table:table-cell>
          <table:table-cell table:style-name="Table14.A2" office:value-type="string">
            <text:p text:style-name="P31">0</text:p>
          </table:table-cell>
          <table:table-cell table:style-name="Table14.A2" office:value-type="string">
            <text:p text:style-name="P31">0</text:p>
          </table:table-cell>
          <table:table-cell table:style-name="Table14.D2" office:value-type="string">
            <text:p text:style-name="P31">0</text:p>
          </table:table-cell>
        </table:table-row>
      </table:table>
      <text:p text:style-name="P6"/>
      <text:p text:style-name="P6"/>
      <text:p text:style-name="P6"><text:span text:style-name="T8">Exercise.</text:span><text:span text:style-name="T7"> Write a function that accepts a 4-by-4 array of integers and returns true if and only if array as a matrix is symmetric. For instance, the following is symmetric:</text:span></text:p>
      <table:table table:name="Table17" table:style-name="Table17">
        <table:table-column table:style-name="Table17.A" table:number-columns-repeated="3"/>
        <table:table-column table:style-name="Table17.D"/>
        <table:table-row table:style-name="TableLine2799670368176">
          <table:table-cell table:style-name="Table17.A1" office:value-type="string">
            <text:p text:style-name="P31">1</text:p>
          </table:table-cell>
          <table:table-cell table:style-name="Table17.A1" office:value-type="string">
            <text:p text:style-name="P31">3</text:p>
          </table:table-cell>
          <table:table-cell table:style-name="Table17.A1" office:value-type="string">
            <text:p text:style-name="P31">3</text:p>
          </table:table-cell>
          <table:table-cell table:style-name="Table17.D1" office:value-type="string">
            <text:p text:style-name="P31">4</text:p>
          </table:table-cell>
        </table:table-row>
        <table:table-row table:style-name="TableLine2799670358928">
          <table:table-cell table:style-name="Table17.A2" office:value-type="string">
            <text:p text:style-name="P31">3</text:p>
          </table:table-cell>
          <table:table-cell table:style-name="Table17.A2" office:value-type="string">
            <text:p text:style-name="P31">2</text:p>
          </table:table-cell>
          <table:table-cell table:style-name="Table17.A2" office:value-type="string">
            <text:p text:style-name="P31">1</text:p>
          </table:table-cell>
          <table:table-cell table:style-name="Table17.D2" office:value-type="string">
            <text:p text:style-name="P31">8</text:p>
          </table:table-cell>
        </table:table-row>
        <table:table-row table:style-name="TableLine2799670372800">
          <table:table-cell table:style-name="Table17.A2" office:value-type="string">
            <text:p text:style-name="P31">3</text:p>
          </table:table-cell>
          <table:table-cell table:style-name="Table17.A2" office:value-type="string">
            <text:p text:style-name="P31">1</text:p>
          </table:table-cell>
          <table:table-cell table:style-name="Table17.A2" office:value-type="string">
            <text:p text:style-name="P31">0</text:p>
          </table:table-cell>
          <table:table-cell table:style-name="Table17.D2" office:value-type="string">
            <text:p text:style-name="P31">2</text:p>
          </table:table-cell>
        </table:table-row>
        <table:table-row table:style-name="TableLine2799670373072">
          <table:table-cell table:style-name="Table17.A2" office:value-type="string">
            <text:p text:style-name="P31">4</text:p>
          </table:table-cell>
          <table:table-cell table:style-name="Table17.A2" office:value-type="string">
            <text:p text:style-name="P31">8</text:p>
          </table:table-cell>
          <table:table-cell table:style-name="Table17.A2" office:value-type="string">
            <text:p text:style-name="P31">2</text:p>
          </table:table-cell>
          <table:table-cell table:style-name="Table17.D2" office:value-type="string">
            <text:p text:style-name="P31">7</text:p>
          </table:table-cell>
        </table:table-row>
      </table:table>
      <text:p text:style-name="P6">Think of the diagonal with values 1, 2, 0, 7 as a mirror. So the example is symmetric since for example the entry at row 0, column 3 is the same as the entry at row 3, column 0, i.e. 4.</text:p>
      <text:p text:style-name="P6"/>
      <text:p text:style-name="P6"/>
      <text:p text:style-name="P6"><text:span text:style-name="T8">Exercise.</text:span><text:span text:style-name="T7"> Given an integer array of size m-by-m, write a code segment to compute the sum of the entries on the main diagonal. For instance for the array:</text:span></text:p>
      <table:table table:name="Table20" table:style-name="Table20">
        <table:table-column table:style-name="Table20.A" table:number-columns-repeated="2"/>
        <table:table-column table:style-name="Table20.C"/>
        <table:table-row table:style-name="TableLine2799670364368">
          <table:table-cell table:style-name="Table20.A1" office:value-type="string">
            <text:p text:style-name="P31">1</text:p>
          </table:table-cell>
          <table:table-cell table:style-name="Table20.A1" office:value-type="string">
            <text:p text:style-name="P31">2</text:p>
          </table:table-cell>
          <table:table-cell table:style-name="Table20.C1" office:value-type="string">
            <text:p text:style-name="P31">3</text:p>
          </table:table-cell>
        </table:table-row>
        <table:table-row table:style-name="TableLine2799670364640">
          <table:table-cell table:style-name="Table20.A2" office:value-type="string">
            <text:p text:style-name="P31">4</text:p>
          </table:table-cell>
          <table:table-cell table:style-name="Table20.A2" office:value-type="string">
            <text:p text:style-name="P31">5</text:p>
          </table:table-cell>
          <table:table-cell table:style-name="Table20.C2" office:value-type="string">
            <text:p text:style-name="P31">6</text:p>
          </table:table-cell>
        </table:table-row>
        <text:soft-page-break/>
        <table:table-row table:style-name="TableLine2799670359200">
          <table:table-cell table:style-name="Table20.A2" office:value-type="string">
            <text:p text:style-name="P31">7</text:p>
          </table:table-cell>
          <table:table-cell table:style-name="Table20.A2" office:value-type="string">
            <text:p text:style-name="P31">8</text:p>
          </table:table-cell>
          <table:table-cell table:style-name="Table20.C2" office:value-type="string">
            <text:p text:style-name="P31">9</text:p>
          </table:table-cell>
        </table:table-row>
      </table:table>
      <text:p text:style-name="P6">The sum is 1 + 5 + 9.</text:p>
      <text:p text:style-name="P6"/>
      <text:p text:style-name="P6"/>
      <text:p text:style-name="P6"><text:span text:style-name="T8">Exercise.</text:span><text:span text:style-name="T7"> Given an integer array of size m-by-m, write a code segment to compute the sum of the entries on and above the main diagonal. For instance for the array:</text:span></text:p>
      <table:table table:name="Table21" table:style-name="Table21">
        <table:table-column table:style-name="Table21.A" table:number-columns-repeated="2"/>
        <table:table-column table:style-name="Table21.C"/>
        <table:table-row table:style-name="TableLine2799670375248">
          <table:table-cell table:style-name="Table21.A1" office:value-type="string">
            <text:p text:style-name="P31">1</text:p>
          </table:table-cell>
          <table:table-cell table:style-name="Table21.A1" office:value-type="string">
            <text:p text:style-name="P31">2</text:p>
          </table:table-cell>
          <table:table-cell table:style-name="Table21.C1" office:value-type="string">
            <text:p text:style-name="P31">3</text:p>
          </table:table-cell>
        </table:table-row>
        <table:table-row table:style-name="TableLine2799670361920">
          <table:table-cell table:style-name="Table21.A2" office:value-type="string">
            <text:p text:style-name="P31">4</text:p>
          </table:table-cell>
          <table:table-cell table:style-name="Table21.A2" office:value-type="string">
            <text:p text:style-name="P31">5</text:p>
          </table:table-cell>
          <table:table-cell table:style-name="Table21.C2" office:value-type="string">
            <text:p text:style-name="P31">6</text:p>
          </table:table-cell>
        </table:table-row>
        <table:table-row table:style-name="TableLine2799670386944">
          <table:table-cell table:style-name="Table21.A2" office:value-type="string">
            <text:p text:style-name="P31">7</text:p>
          </table:table-cell>
          <table:table-cell table:style-name="Table21.A2" office:value-type="string">
            <text:p text:style-name="P31">8</text:p>
          </table:table-cell>
          <table:table-cell table:style-name="Table21.C2" office:value-type="string">
            <text:p text:style-name="P31">9</text:p>
          </table:table-cell>
        </table:table-row>
      </table:table>
      <text:p text:style-name="P6">The sum is 1 + 2 + 3 + 5 + 6 + 9.</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Acour" svg:font-family="Acour"/>
    <style:font-face style:name="Arial" svg:font-family="Arial, sans-serif, sans"/>
    <style:font-face style:name="StarSymbol1" svg:font-family="Star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1" fo:font-size="10pt" style:font-size-asian="10pt" style:font-size-complex="10pt"/>
    </style:style>
    <style:style style:name="MP2" style:family="paragraph" style:parent-style-name="Footer">
      <style:paragraph-properties fo:text-align="center" style:justify-single-word="false"/>
      <style:text-properties style:font-name="Arial1" fo:font-size="10pt" style:font-size-asian="10pt" style:font-size-complex="10pt"/>
    </style:style>
    <style:style style:name="MT1" style:family="text">
      <style:text-properties officeooo:rsid="00053adc"/>
    </style:style>
    <style:style style:name="MT2" style:family="text">
      <style:text-properties officeooo:rsid="00050895"/>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 (Y. Liow)<text:tab/><text:tab/><text:span text:style-name="MT1">20b. </text:span>Multi-dim<text:span text:style-name="MT2">ensional</text:span> Arrays</text:p>
      </style:header>
      <style:footer>
        <text:p text:style-name="MP2"><text:page-number text:select-page="current">19</text:page-number><text:s/>of <text:page-count>27</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3-12-02T11:18:51.982000000</dc:date>
    <meta:printed-by>Yihsiang Liow</meta:printed-by>
    <meta:print-date>2006-01-08T16:54:25</meta:print-date>
    <meta:editing-cycles>1052</meta:editing-cycles>
    <meta:editing-duration>P7DT22H4M53S</meta:editing-duration>
    <meta:document-statistic meta:table-count="72" meta:image-count="0" meta:object-count="0" meta:page-count="27" meta:paragraph-count="764" meta:word-count="4924" meta:character-count="25289" meta:non-whitespace-character-count="19792"/>
    <meta:user-defined meta:name="Info 1"/>
    <meta:user-defined meta:name="Info 2"/>
    <meta:user-defined meta:name="Info 3"/>
    <meta:user-defined meta:name="Info 4"/>
  </office:meta>
</office:document-meta>
</file>